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747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2.35in"/>
    </style:style>
    <style:style style:name="co11" style:family="table-column">
      <style:table-column-properties fo:break-before="auto" style:column-width="0.33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0">
      <style:text-properties fo:font-size="12pt" style:font-size-asian="12pt" style:font-size-complex="12pt"/>
    </style:style>
    <style:style style:name="ce70" style:family="table-cell" style:parent-style-name="Default" style:data-style-name="N0">
      <style:text-properties fo:color="#000000" fo:font-size="12pt" style:font-size-asian="12pt" style:font-size-complex="12pt"/>
    </style:style>
    <style:style style:name="ce7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2">
      <style:text-properties fo:color="#000000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89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8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119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none" fo:border-left="0.74pt groove #000000" fo:border-right="0.74pt groove #000000" fo:border-top="none"/>
      <style:text-properties fo:color="#000000" fo:font-size="12pt" style:font-size-asian="12pt" style:font-size-complex="12pt"/>
    </style:style>
    <style:style style:name="ce12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0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0">
      <style:table-cell-properties fo:background-color="#b2b2b2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129">
      <style:table-cell-properties fo:border-bottom="0.74pt groove #000000" fo:background-color="#b2b2b2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151" style:family="table-cell" style:parent-style-name="Default" style:data-style-name="N2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2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normal" style:font-size-asian="12pt" style:font-weight-asian="normal" style:font-size-complex="12pt" style:font-weight-complex="normal"/>
    </style:style>
    <style:style style:name="ce153" style:family="table-cell" style:parent-style-name="Default" style:data-style-name="N2">
      <style:table-cell-properties fo:border-bottom="0.74pt groove #000000" fo:background-color="#b2b2b2" fo:border-left="none" fo:border-right="none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154" style:family="table-cell" style:parent-style-name="Default" style:data-style-name="N2">
      <style:table-cell-properties fo:background-color="#b2b2b2"/>
      <style:text-properties fo:color="#000000" fo:font-size="12pt" fo:font-weight="normal" style:font-size-asian="12pt" style:font-weight-asian="normal" style:font-size-complex="12pt" style:font-weight-complex="normal"/>
    </style:style>
    <style:style style:name="ce155" style:family="table-cell" style:parent-style-name="Default" style:data-style-name="N2">
      <style:table-cell-properties fo:background-color="#b2b2b2" fo:border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157" style:family="table-cell" style:parent-style-name="Default" style:data-style-name="N0">
      <style:table-cell-properties fo:background-color="#b2b2b2"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129">
      <style:table-cell-properties fo:border-bottom="0.74pt groove #000000" fo:background-color="#b2b2b2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61" style:family="table-cell" style:parent-style-name="Default" style:data-style-name="N2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2">
      <style:table-cell-properties fo:background-color="#b2b2b2"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63" style:family="table-cell" style:parent-style-name="Default" style:data-style-name="N2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9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165" style:family="table-cell" style:parent-style-name="Default" style:data-style-name="N2">
      <style:table-cell-properties fo:border-bottom="0.74pt groove #000000" fo:background-color="#b2b2b2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66" style:family="table-cell" style:parent-style-name="Default" style:data-style-name="N2">
      <style:table-cell-properties fo:background-color="#b2b2b2"/>
      <style:text-properties fo:font-size="12pt" fo:font-weight="normal" style:font-size-asian="12pt" style:font-weight-asian="normal" style:font-size-complex="12pt" style:font-weight-complex="normal"/>
    </style:style>
    <style:style style:name="ce167" style:family="table-cell" style:parent-style-name="Default" style:data-style-name="N2">
      <style:table-cell-properties fo:background-color="#b2b2b2" fo:border="none"/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169" style:family="table-cell" style:parent-style-name="Default" style:data-style-name="N0">
      <style:table-cell-properties fo:background-color="#b2b2b2"/>
      <style:text-properties fo:font-size="12pt" style:font-size-asian="12pt" style:font-size-complex="12pt"/>
    </style:style>
    <style:style style:name="ce170" style:family="table-cell" style:parent-style-name="Default" style:data-style-name="N2">
      <style:table-cell-properties fo:border-bottom="none" fo:background-color="#b2b2b2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71" style:family="table-cell" style:parent-style-name="Default" style:data-style-name="N0">
      <style:table-cell-properties fo:border-bottom="0.74pt groove #000000" fo:background-color="#b2b2b2" fo:border-left="none" fo:border-right="none" fo:border-top="none"/>
      <style:text-properties fo:font-size="12pt" style:font-size-asian="12pt" style:font-size-complex="12pt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79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0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84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2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06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ackground-color="#b2b2b2"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0">
      <style:table-cell-properties fo:background-color="#b2b2b2" fo:border="none"/>
      <style:text-properties fo:font-size="12pt" style:font-size-asian="12pt" style:font-size-complex="12pt"/>
    </style:style>
    <style:style style:name="ce212" style:family="table-cell" style:parent-style-name="Default">
      <style:table-cell-properties fo:background-color="#b2b2b2"/>
    </style:style>
    <style:style style:name="ce213" style:family="table-cell" style:parent-style-name="Default">
      <style:table-cell-properties fo:border-bottom="0.74pt groove #000000" fo:background-color="#b2b2b2" fo:border-left="none" fo:border-right="none" fo:border-top="none"/>
    </style:style>
    <style:style style:name="ce214" style:family="table-cell" style:parent-style-name="Default">
      <style:table-cell-properties fo:background-color="#b2b2b2" fo:border="none"/>
    </style:style>
    <style:style style:name="ce215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6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1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19" style:family="table-cell" style:parent-style-name="Default" style:data-style-name="N0">
      <style:text-properties fo:font-size="12pt" style:text-underline-style="none" style:font-size-asian="12pt" style:font-size-complex="12pt"/>
    </style:style>
    <style:style style:name="ce25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1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22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text-underline-style="none" style:font-size-asian="12pt" style:font-size-complex="12pt"/>
    </style:style>
    <style:style style:name="ce225" style:family="table-cell" style:parent-style-name="Default" style:data-style-name="N0">
      <style:table-cell-properties fo:border="none"/>
      <style:text-properties fo:font-size="12pt" style:text-underline-style="none" style:font-size-asian="12pt" style:font-size-complex="12pt"/>
    </style:style>
    <style:style style:name="ce226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27" style:family="table-cell" style:parent-style-name="Default">
      <style:table-cell-properties fo:border-bottom="none" fo:border-left="0.74pt groove #000000" fo:border-right="0.74pt groove #000000" fo:border-top="none"/>
      <style:text-properties fo:font-size="12pt" style:text-underline-style="none" style:font-size-asian="12pt" style:font-size-complex="12pt"/>
    </style:style>
    <style:style style:name="ce22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229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text-underline-style="none" style:font-size-asian="12pt" style:font-size-complex="12pt"/>
    </style:style>
    <style:style style:name="ce230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233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number-columns-repeated="5" table:default-cell-style-name="ce9"/>
        <table:table-column table:style-name="co11" table:default-cell-style-name="ce9"/>
        <table:table-column table:style-name="co10" table:number-columns-repeated="4" table:default-cell-style-name="ce9"/>
        <table:table-column table:style-name="co9" table:number-columns-repeated="1634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64"/>
          <table:table-cell table:style-name="ce30" office:value-type="string" calcext:value-type="string" table:number-columns-spanned="2" table:number-rows-spanned="1">
            <text:p>Type</text:p>
          </table:table-cell>
          <table:covered-table-cell table:style-name="ce30"/>
          <table:table-cell table:style-name="ce35"/>
          <table:table-cell table:style-name="ce133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64"/>
          <table:table-cell table:style-name="ce113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22" table:number-columns-spanned="2" table:number-rows-spanned="1"/>
          <table:covered-table-cell table:style-name="ce122"/>
          <table:table-cell table:style-name="ce169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64" table:number-columns-repeated="2"/>
          <table:table-cell table:style-name="ce120"/>
          <table:table-cell table:style-name="ce48"/>
          <table:table-cell table:style-name="ce35"/>
          <table:table-cell table:style-name="ce64" table:number-columns-repeated="3"/>
          <table:table-cell table:style-name="ce120"/>
          <table:table-cell table:style-name="ce169" table:number-columns-repeated="2"/>
          <table:table-cell table:style-name="ce212"/>
          <table:table-cell table:style-name="ce215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219" table:number-columns-repeated="2"/>
          <table:table-cell table:style-name="ce225"/>
          <table:table-cell table:style-name="ce224"/>
          <table:table-cell table:style-name="ce227"/>
          <table:table-cell table:style-name="ce219" table:number-columns-repeated="3"/>
          <table:table-cell table:style-name="ce229"/>
          <table:table-cell table:number-columns-repeated="16340"/>
        </table:table-row>
        <table:table-row table:style-name="ro1">
          <table:table-cell table:style-name="ce3" office:value-type="string" calcext:value-type="string">
            <text:p>WikiWars</text:p>
          </table:table-cell>
          <table:table-cell table:style-name="ce40" office:value-type="string" calcext:value-type="string" table:number-columns-spanned="2" table:number-rows-spanned="1">
            <text:p>F1</text:p>
          </table:table-cell>
          <table:covered-table-cell table:style-name="ce70"/>
          <table:table-cell table:style-name="ce40" office:value-type="string" calcext:value-type="string" table:number-columns-spanned="2" table:number-rows-spanned="1">
            <text:p>P</text:p>
          </table:table-cell>
          <table:covered-table-cell table:style-name="ce70"/>
          <table:table-cell table:style-name="ce40" office:value-type="string" calcext:value-type="string" table:number-columns-spanned="2" table:number-rows-spanned="1">
            <text:p>R</text:p>
          </table:table-cell>
          <table:covered-table-cell table:style-name="ce70"/>
          <table:table-cell table:style-name="ce27" office:value-type="string" calcext:value-type="string" table:number-columns-spanned="2" table:number-rows-spanned="1">
            <text:p>F1</text:p>
          </table:table-cell>
          <table:covered-table-cell table:style-name="ce27"/>
          <table:table-cell table:style-name="ce124"/>
          <table:table-cell table:style-name="ce40" office:value-type="string" calcext:value-type="string" table:number-columns-spanned="2" table:number-rows-spanned="1">
            <text:p>F1</text:p>
          </table:table-cell>
          <table:covered-table-cell table:style-name="ce70"/>
          <table:table-cell table:style-name="ce134" office:value-type="string" calcext:value-type="string" table:number-columns-spanned="2" table:number-rows-spanned="1">
            <text:p>P</text:p>
          </table:table-cell>
          <table:covered-table-cell table:style-name="ce70"/>
          <table:table-cell table:style-name="ce40" office:value-type="string" calcext:value-type="string" table:number-columns-spanned="2" table:number-rows-spanned="1">
            <text:p>R</text:p>
          </table:table-cell>
          <table:covered-table-cell table:style-name="ce70"/>
          <table:table-cell table:style-name="ce137" office:value-type="string" calcext:value-type="string" table:number-columns-spanned="2" table:number-rows-spanned="1">
            <text:p>F1</text:p>
          </table:table-cell>
          <table:covered-table-cell table:style-name="ce139"/>
          <table:table-cell table:style-name="ce148" table:number-columns-spanned="2" table:number-rows-spanned="1"/>
          <table:covered-table-cell table:style-name="ce122"/>
          <table:table-cell table:style-name="ce169"/>
          <table:table-cell table:style-name="ce44" table:formula="of:=IF([.A2]&lt;&gt;&quot;&quot;; [.A2]; &quot;&quot;)" office:value-type="string" office:string-value="WikiWars" calcext:value-type="string">
            <text:p>WikiWars</text:p>
          </table:table-cell>
          <table:table-cell table:style-name="ce30" office:value-type="string" calcext:value-type="string" table:number-columns-spanned="3" table:number-rows-spanned="1">
            <text:p>Strict Match</text:p>
          </table:table-cell>
          <table:covered-table-cell table:style-name="ce30"/>
          <table:covered-table-cell table:style-name="ce113"/>
          <table:table-cell table:style-name="ce113" office:value-type="string" calcext:value-type="string">
            <text:p>Type</text:p>
          </table:table-cell>
          <table:table-cell table:style-name="ce35"/>
          <table:table-cell table:style-name="ce3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30"/>
          <table:table-cell table:style-name="ce13" office:value-type="string" calcext:value-type="string">
            <text:p>Type</text:p>
          </table:table-cell>
          <table:table-cell table:style-name="ce169" table:number-columns-repeated="2"/>
          <table:table-cell table:style-name="ce212"/>
          <table:table-cell table:style-name="ce215" table:formula="of:=IF([.A2]&lt;&gt;&quot;&quot;; [.A2]; &quot;&quot;)" office:value-type="string" office:string-value="WikiWars" calcext:value-type="string">
            <text:p>WikiWars</text:p>
          </table:table-cell>
          <table:table-cell table:style-name="ce257" office:value-type="string" calcext:value-type="string" table:number-columns-spanned="3" table:number-rows-spanned="1">
            <text:p>Strict Match</text:p>
          </table:table-cell>
          <table:covered-table-cell table:style-name="ce257"/>
          <table:covered-table-cell table:style-name="ce260"/>
          <table:table-cell table:style-name="ce260" office:value-type="string" calcext:value-type="string">
            <text:p>Type</text:p>
          </table:table-cell>
          <table:table-cell table:style-name="ce227"/>
          <table:table-cell table:style-name="ce257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257"/>
          <table:table-cell table:style-name="ce230" office:value-type="string" calcext:value-type="string">
            <text:p>Type</text:p>
          </table:table-cell>
          <table:table-cell table:number-columns-repeated="16340"/>
        </table:table-row>
        <table:table-row table:style-name="ro1">
          <table:table-cell table:style-name="ce4"/>
          <table:table-cell table:style-name="ce42" office:value-type="string" calcext:value-type="string">
            <text:p>μ</text:p>
          </table:table-cell>
          <table:table-cell table:style-name="ce42" office:value-type="string" calcext:value-type="string">
            <text:p>σ</text:p>
          </table:table-cell>
          <table:table-cell table:style-name="ce87" office:value-type="string" calcext:value-type="string">
            <text:p>μ</text:p>
          </table:table-cell>
          <table:table-cell table:style-name="ce42" office:value-type="string" calcext:value-type="string">
            <text:p>σ</text:p>
          </table:table-cell>
          <table:table-cell table:style-name="ce87" office:value-type="string" calcext:value-type="string">
            <text:p>μ</text:p>
          </table:table-cell>
          <table:table-cell table:style-name="ce111" office:value-type="string" calcext:value-type="string">
            <text:p>σ</text:p>
          </table:table-cell>
          <table:table-cell table:style-name="ce87" office:value-type="string" calcext:value-type="string">
            <text:p>μ</text:p>
          </table:table-cell>
          <table:table-cell table:style-name="ce111" office:value-type="string" calcext:value-type="string">
            <text:p>σ</text:p>
          </table:table-cell>
          <table:table-cell table:style-name="ce111"/>
          <table:table-cell table:style-name="ce42" office:value-type="string" calcext:value-type="string">
            <text:p>μ</text:p>
          </table:table-cell>
          <table:table-cell table:style-name="ce111" office:value-type="string" calcext:value-type="string">
            <text:p>σ</text:p>
          </table:table-cell>
          <table:table-cell table:style-name="ce42" office:value-type="string" calcext:value-type="string">
            <text:p>μ</text:p>
          </table:table-cell>
          <table:table-cell table:style-name="ce42" office:value-type="string" calcext:value-type="string">
            <text:p>σ</text:p>
          </table:table-cell>
          <table:table-cell table:style-name="ce87" office:value-type="string" calcext:value-type="string">
            <text:p>μ</text:p>
          </table:table-cell>
          <table:table-cell table:style-name="ce111" office:value-type="string" calcext:value-type="string">
            <text:p>σ</text:p>
          </table:table-cell>
          <table:table-cell table:style-name="ce87" office:value-type="string" calcext:value-type="string">
            <text:p>μ</text:p>
          </table:table-cell>
          <table:table-cell table:style-name="ce111" office:value-type="string" calcext:value-type="string">
            <text:p>σ</text:p>
          </table:table-cell>
          <table:table-cell table:style-name="ce149"/>
          <table:table-cell table:style-name="ce157"/>
          <table:table-cell table:style-name="ce169"/>
          <table:table-cell table:style-name="ce44" table:formula="of:=IF([.A3]&lt;&gt;&quot;&quot;; [.A3]; &quot;&quot;)">
            <text:p/>
          </table:table-cell>
          <table:table-cell table:style-name="ce30" office:value-type="string" calcext:value-type="string">
            <text:p>F1</text:p>
          </table:table-cell>
          <table:table-cell table:style-name="ce113" office:value-type="string" calcext:value-type="string">
            <text:p>P</text:p>
          </table:table-cell>
          <table:table-cell table:style-name="ce113" office:value-type="string" calcext:value-type="string">
            <text:p>R</text:p>
          </table:table-cell>
          <table:table-cell table:style-name="ce113" office:value-type="string" calcext:value-type="string">
            <text:p>F1</text:p>
          </table:table-cell>
          <table:table-cell table:style-name="ce35"/>
          <table:table-cell table:style-name="ce113" office:value-type="string" calcext:value-type="string">
            <text:p>F1</text:p>
          </table:table-cell>
          <table:table-cell table:style-name="ce113" office:value-type="string" calcext:value-type="string">
            <text:p>P</text:p>
          </table:table-cell>
          <table:table-cell table:style-name="ce113" office:value-type="string" calcext:value-type="string">
            <text:p>R</text:p>
          </table:table-cell>
          <table:table-cell table:style-name="ce13" office:value-type="string" calcext:value-type="string">
            <text:p>F1</text:p>
          </table:table-cell>
          <table:table-cell table:style-name="ce122" table:number-columns-repeated="2"/>
          <table:table-cell table:style-name="ce212"/>
          <table:table-cell table:style-name="ce215" table:formula="of:=IF([.A3]&lt;&gt;&quot;&quot;; [.A3]; &quot;&quot;)">
            <text:p/>
          </table:table-cell>
          <table:table-cell table:style-name="ce257" office:value-type="string" calcext:value-type="string">
            <text:p>F1</text:p>
          </table:table-cell>
          <table:table-cell table:style-name="ce260" office:value-type="string" calcext:value-type="string">
            <text:p>P</text:p>
          </table:table-cell>
          <table:table-cell table:style-name="ce260" office:value-type="string" calcext:value-type="string">
            <text:p>R</text:p>
          </table:table-cell>
          <table:table-cell table:style-name="ce260" office:value-type="string" calcext:value-type="string">
            <text:p>F1</text:p>
          </table:table-cell>
          <table:table-cell table:style-name="ce227"/>
          <table:table-cell table:style-name="ce260" office:value-type="string" calcext:value-type="string">
            <text:p>F1</text:p>
          </table:table-cell>
          <table:table-cell table:style-name="ce260" office:value-type="string" calcext:value-type="string">
            <text:p>P</text:p>
          </table:table-cell>
          <table:table-cell table:style-name="ce260" office:value-type="string" calcext:value-type="string">
            <text:p>R</text:p>
          </table:table-cell>
          <table:table-cell table:style-name="ce231" office:value-type="string" calcext:value-type="string">
            <text:p>F1</text:p>
          </table:table-cell>
          <table:table-cell table:number-columns-repeated="16340"/>
        </table:table-row>
        <table:table-row table:style-name="ro1">
          <table:table-cell table:style-name="ce6" office:value-type="string" calcext:value-type="string">
            <text:p>Model</text:p>
          </table:table-cell>
          <table:table-cell table:style-name="ce47" table:number-columns-repeated="2"/>
          <table:table-cell table:style-name="ce88"/>
          <table:table-cell table:style-name="ce47"/>
          <table:table-cell table:style-name="ce88"/>
          <table:table-cell table:style-name="ce118"/>
          <table:table-cell table:style-name="ce47"/>
          <table:table-cell table:style-name="ce118" table:number-columns-repeated="2"/>
          <table:table-cell table:style-name="ce47"/>
          <table:table-cell table:style-name="ce118"/>
          <table:table-cell table:style-name="ce47" table:number-columns-repeated="2"/>
          <table:table-cell table:style-name="ce88"/>
          <table:table-cell table:style-name="ce118"/>
          <table:table-cell table:style-name="ce88"/>
          <table:table-cell table:style-name="ce118"/>
          <table:table-cell table:style-name="ce150"/>
          <table:table-cell table:style-name="ce158" table:number-columns-repeated="2"/>
          <table:table-cell table:style-name="ce156" table:formula="of:=IF([.A4]&lt;&gt;&quot;&quot;; [.A4]; &quot;&quot;)" office:value-type="string" office:string-value="Model" calcext:value-type="string">
            <text:p>Model</text:p>
          </table:table-cell>
          <table:table-cell table:style-name="ce64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45"/>
          <table:table-cell table:style-name="ce169" table:number-columns-repeated="2"/>
          <table:table-cell table:style-name="ce212"/>
          <table:table-cell table:style-name="ce216" table:formula="of:=IF([.A4]&lt;&gt;&quot;&quot;; [.A4]; &quot;&quot;)" office:value-type="string" office:string-value="Model" calcext:value-type="string">
            <text:p>Model</text:p>
          </table:table-cell>
          <table:table-cell table:style-name="ce221"/>
          <table:table-cell table:style-name="ce224" table:number-columns-repeated="3"/>
          <table:table-cell table:style-name="ce228"/>
          <table:table-cell table:style-name="ce224" table:number-columns-repeated="3"/>
          <table:table-cell table:style-name="ce232"/>
          <table:table-cell table:number-columns-repeated="16340"/>
        </table:table-row>
        <table:table-row table:style-name="ro1">
          <table:table-cell table:style-name="ce4"/>
          <table:table-cell table:style-name="ce51"/>
          <table:table-cell table:style-name="ce71"/>
          <table:table-cell table:style-name="ce51"/>
          <table:table-cell table:style-name="ce71"/>
          <table:table-cell table:style-name="ce51"/>
          <table:table-cell table:style-name="ce119"/>
          <table:table-cell table:style-name="ce51"/>
          <table:table-cell table:style-name="ce119" table:number-columns-repeated="2"/>
          <table:table-cell table:style-name="ce71"/>
          <table:table-cell table:style-name="ce119"/>
          <table:table-cell table:style-name="ce71"/>
          <table:table-cell table:style-name="ce119"/>
          <table:table-cell table:style-name="ce51"/>
          <table:table-cell table:style-name="ce119"/>
          <table:table-cell table:style-name="ce51"/>
          <table:table-cell table:style-name="ce119"/>
          <table:table-cell table:style-name="ce151"/>
          <table:table-cell table:style-name="ce161"/>
          <table:table-cell table:style-name="ce170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239"/>
          <table:table-cell table:style-name="ce49" table:number-columns-repeated="3"/>
          <table:table-cell table:style-name="ce115"/>
          <table:table-cell table:style-name="ce210" table:number-columns-repeated="2"/>
          <table:table-cell table:style-name="ce212"/>
          <table:table-cell table:style-name="ce215" table:formula="of:=IF([.A5]&lt;&gt;&quot;&quot;; [.A5]; &quot;&quot;)">
            <text:p/>
          </table:table-cell>
          <table:table-cell table:style-name="ce222" table:number-columns-repeated="3"/>
          <table:table-cell table:style-name="ce226"/>
          <table:table-cell table:style-name="ce227"/>
          <table:table-cell table:style-name="ce222" table:number-columns-repeated="3"/>
          <table:table-cell table:style-name="ce233"/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Bert-base</text:p>
          </table:table-cell>
          <table:table-cell table:style-name="ce85" office:value-type="float" office:value="93.668878515315" calcext:value-type="float">
            <text:p>93.67</text:p>
          </table:table-cell>
          <table:table-cell table:style-name="ce72" office:value-type="float" office:value="1.31462019224049" calcext:value-type="float">
            <text:p>1.31</text:p>
          </table:table-cell>
          <table:table-cell table:style-name="ce89" office:value-type="float" office:value="93.2789752770665" calcext:value-type="float">
            <text:p>93.28</text:p>
          </table:table-cell>
          <table:table-cell table:style-name="ce108" office:value-type="float" office:value="1.35206458605717" calcext:value-type="float">
            <text:p>1.35</text:p>
          </table:table-cell>
          <table:table-cell table:style-name="ce85" office:value-type="float" office:value="94.068062232937" calcext:value-type="float">
            <text:p>94.07</text:p>
          </table:table-cell>
          <table:table-cell table:style-name="ce72" office:value-type="float" office:value="1.48179475333916" calcext:value-type="float">
            <text:p>1.48</text:p>
          </table:table-cell>
          <table:table-cell table:style-name="ce89" office:value-type="float" office:value="92.2900448278747" calcext:value-type="float">
            <text:p>92.29</text:p>
          </table:table-cell>
          <table:table-cell table:style-name="ce89" office:value-type="float" office:value="1.07549621815338" calcext:value-type="float">
            <text:p>1.08</text:p>
          </table:table-cell>
          <table:table-cell table:style-name="ce128"/>
          <table:table-cell table:style-name="ce108" office:value-type="float" office:value="97.4582294760092" calcext:value-type="float">
            <text:p>97.46</text:p>
          </table:table-cell>
          <table:table-cell table:style-name="ce89" office:value-type="float" office:value="0.857976238059638" calcext:value-type="float">
            <text:p>0.86</text:p>
          </table:table-cell>
          <table:table-cell table:style-name="ce85" office:value-type="float" office:value="97.0530703001774" calcext:value-type="float">
            <text:p>97.05</text:p>
          </table:table-cell>
          <table:table-cell table:style-name="ce72" office:value-type="float" office:value="0.978564358754827" calcext:value-type="float">
            <text:p>0.98</text:p>
          </table:table-cell>
          <table:table-cell table:style-name="ce89" office:value-type="float" office:value="97.8730266057877" calcext:value-type="float">
            <text:p>97.87</text:p>
          </table:table-cell>
          <table:table-cell table:style-name="ce89" office:value-type="float" office:value="1.05946555063264" calcext:value-type="float">
            <text:p>1.06</text:p>
          </table:table-cell>
          <table:table-cell table:style-name="ce85" office:value-type="float" office:value="95.6199366738482" calcext:value-type="float">
            <text:p>95.62</text:p>
          </table:table-cell>
          <table:table-cell table:style-name="ce72" office:value-type="float" office:value="1.1184146068948" calcext:value-type="float">
            <text:p>1.12</text:p>
          </table:table-cell>
          <table:table-cell table:style-name="ce152"/>
          <table:table-cell table:style-name="ce162"/>
          <table:table-cell table:style-name="ce169"/>
          <table:table-cell table:style-name="ce97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89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67_{\pm 1.31}$ " calcext:value-type="string">
            <text:p><text:s/>$93.67_{\pm 1.31}$ </text:p>
          </table:table-cell>
          <table:table-cell table:style-name="ce99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3.28_{\pm 1.35}$ " calcext:value-type="string">
            <text:p><text:s/>$93.28_{\pm 1.35}$ </text:p>
          </table:table-cell>
          <table:table-cell table:style-name="ce11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4.07_{\pm 1.48}$ " calcext:value-type="string">
            <text:p><text:s/>$94.07_{\pm 1.48}$ </text:p>
          </table:table-cell>
          <table:table-cell table:style-name="ce99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92.29_{\pm 1.08}$ " calcext:value-type="string">
            <text:p><text:s/>$92.29_{\pm 1.08}$ </text:p>
          </table:table-cell>
          <table:table-cell table:style-name="ce181"/>
          <table:table-cell table:style-name="ce99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7.46_{\pm 0.86}$ " calcext:value-type="string">
            <text:p><text:s/>$97.46_{\pm 0.86}$ </text:p>
          </table:table-cell>
          <table:table-cell table:style-name="ce11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05_{\pm 0.98}$ " calcext:value-type="string">
            <text:p><text:s/>$97.05_{\pm 0.98}$ </text:p>
          </table:table-cell>
          <table:table-cell table:style-name="ce99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87_{\pm 1.06}$ " calcext:value-type="string">
            <text:p><text:s/>$97.87_{\pm 1.06}$ </text:p>
          </table:table-cell>
          <table:table-cell table:style-name="ce11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5.62_{\pm 1.12}$ " calcext:value-type="string">
            <text:p><text:s/>$95.62_{\pm 1.12}$ </text:p>
          </table:table-cell>
          <table:table-cell table:style-name="ce210" table:number-columns-repeated="2"/>
          <table:table-cell table:style-name="ce212"/>
          <table:table-cell table:style-name="ce217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89" table:formula="of:=IF(AND([.B6]&lt;&gt;&quot;n/a&quot;;[.C6]&lt;&gt;&quot;n/a&quot;); IF(AND([.B6]&lt;&gt;&quot;,C6&lt;&gt;&quot;); &quot;$\bm{&quot; &amp; TEXT([.B6]; &quot;0.00&quot;) &amp; &quot;}_{\bm{\pm&quot; &amp; TEXT([.C6]; &quot;0.00&quot;) &amp; &quot;}}$&quot;; &quot;&quot;); &quot;n/a&quot;)" office:value-type="string" office:string-value="$\bm{93.67}_{\bm{\pm1.31}}$" calcext:value-type="string">
            <text:p>$\bm{93.67}_{\bm{\pm1.31}}$</text:p>
          </table:table-cell>
          <table:table-cell table:style-name="ce99" table:formula="of:=IF(AND([.D6]&lt;&gt;&quot;n/a&quot;;[.E6]&lt;&gt;&quot;n/a&quot;); IF(AND([.D6]&lt;&gt;&quot;,C6&lt;&gt;&quot;); &quot;$\bm{&quot; &amp; TEXT([.D6]; &quot;0.00&quot;) &amp; &quot;}_{\bm{\pm&quot; &amp; TEXT([.E6]; &quot;0.00&quot;) &amp; &quot;}}$&quot;; &quot;&quot;); &quot;n/a&quot;)" office:value-type="string" office:string-value="$\bm{93.28}_{\bm{\pm1.35}}$" calcext:value-type="string">
            <text:p>$\bm{93.28}_{\bm{\pm1.35}}$</text:p>
          </table:table-cell>
          <table:table-cell table:style-name="ce110" table:formula="of:=IF(AND([.F6]&lt;&gt;&quot;n/a&quot;;[.G6]&lt;&gt;&quot;n/a&quot;); IF(AND([.F6]&lt;&gt;&quot;,C6&lt;&gt;&quot;); &quot;$\bm{&quot; &amp; TEXT([.F6]; &quot;0.00&quot;) &amp; &quot;}_{\bm{\pm&quot; &amp; TEXT([.G6]; &quot;0.00&quot;) &amp; &quot;}}$&quot;; &quot;&quot;); &quot;n/a&quot;)" office:value-type="string" office:string-value="$\bm{94.07}_{\bm{\pm1.48}}$" calcext:value-type="string">
            <text:p>$\bm{94.07}_{\bm{\pm1.48}}$</text:p>
          </table:table-cell>
          <table:table-cell table:style-name="ce99" table:formula="of:=IF(AND([.H6]&lt;&gt;&quot;n/a&quot;;[.I6]&lt;&gt;&quot;n/a&quot;); IF(AND([.H6]&lt;&gt;&quot;,C6&lt;&gt;&quot;); &quot;$\bm{&quot; &amp; TEXT([.H6]; &quot;0.00&quot;) &amp; &quot;}_{\bm{\pm&quot; &amp; TEXT([.I6]; &quot;0.00&quot;) &amp; &quot;}}$&quot;; &quot;&quot;); &quot;n/a&quot;)" office:value-type="string" office:string-value="$\bm{92.29}_{\bm{\pm1.08}}$" calcext:value-type="string">
            <text:p>$\bm{92.29}_{\bm{\pm1.08}}$</text:p>
          </table:table-cell>
          <table:table-cell table:style-name="ce181"/>
          <table:table-cell table:style-name="ce99" table:formula="of:=IF(AND([.K6]&lt;&gt;&quot;n/a&quot;;[.L6]&lt;&gt;&quot;n/a&quot;); IF(AND([.K6]&lt;&gt;&quot;,C6&lt;&gt;&quot;); &quot;$\bm{&quot; &amp; TEXT([.K6]; &quot;0.00&quot;) &amp; &quot;}_{\bm{\pm&quot; &amp; TEXT([.L6]; &quot;0.00&quot;) &amp; &quot;}}$&quot;; &quot;&quot;); &quot;n/a&quot;)" office:value-type="string" office:string-value="$\bm{97.46}_{\bm{\pm0.86}}$" calcext:value-type="string">
            <text:p>$\bm{97.46}_{\bm{\pm0.86}}$</text:p>
          </table:table-cell>
          <table:table-cell table:style-name="ce110" table:formula="of:=IF(AND([.M6]&lt;&gt;&quot;n/a&quot;;[.N6]&lt;&gt;&quot;n/a&quot;); IF(AND([.M6]&lt;&gt;&quot;,C6&lt;&gt;&quot;); &quot;$\bm{&quot; &amp; TEXT([.M6]; &quot;0.00&quot;) &amp; &quot;}_{\bm{\pm&quot; &amp; TEXT([.N6]; &quot;0.00&quot;) &amp; &quot;}}$&quot;; &quot;&quot;); &quot;n/a&quot;)" office:value-type="string" office:string-value="$\bm{97.05}_{\bm{\pm0.98}}$" calcext:value-type="string">
            <text:p>$\bm{97.05}_{\bm{\pm0.98}}$</text:p>
          </table:table-cell>
          <table:table-cell table:style-name="ce99" table:formula="of:=IF(AND([.O6]&lt;&gt;&quot;n/a&quot;;[.P6]&lt;&gt;&quot;n/a&quot;); IF(AND([.O6]&lt;&gt;&quot;,C6&lt;&gt;&quot;); &quot;$\bm{&quot; &amp; TEXT([.O6]; &quot;0.00&quot;) &amp; &quot;}_{\bm{\pm&quot; &amp; TEXT([.P6]; &quot;0.00&quot;) &amp; &quot;}}$&quot;; &quot;&quot;); &quot;n/a&quot;)" office:value-type="string" office:string-value="$\bm{97.87}_{\bm{\pm1.06}}$" calcext:value-type="string">
            <text:p>$\bm{97.87}_{\bm{\pm1.06}}$</text:p>
          </table:table-cell>
          <table:table-cell table:style-name="ce110" table:formula="of:=IF(AND([.Q6]&lt;&gt;&quot;n/a&quot;;[.R6]&lt;&gt;&quot;n/a&quot;); IF(AND([.Q6]&lt;&gt;&quot;,C6&lt;&gt;&quot;); &quot;$\bm{&quot; &amp; TEXT([.Q6]; &quot;0.00&quot;) &amp; &quot;}_{\bm{\pm&quot; &amp; TEXT([.R6]; &quot;0.00&quot;) &amp; &quot;}}$&quot;; &quot;&quot;); &quot;n/a&quot;)" office:value-type="string" office:string-value="$\bm{95.62}_{\bm{\pm1.12}}$" calcext:value-type="string">
            <text:p>$\bm{95.62}_{\bm{\pm1.12}}$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Bert-large</text:p>
          </table:table-cell>
          <table:table-cell table:style-name="ce85" office:value-type="float" office:value="93.4860006218099" calcext:value-type="float">
            <text:p>93.49</text:p>
          </table:table-cell>
          <table:table-cell table:style-name="ce72" office:value-type="float" office:value="1.57112866426473" calcext:value-type="float">
            <text:p>1.57</text:p>
          </table:table-cell>
          <table:table-cell table:style-name="ce89" office:value-type="float" office:value="92.8013262644007" calcext:value-type="float">
            <text:p>92.80</text:p>
          </table:table-cell>
          <table:table-cell table:style-name="ce108" office:value-type="float" office:value="1.6141524037202" calcext:value-type="float">
            <text:p>1.61</text:p>
          </table:table-cell>
          <table:table-cell table:style-name="ce85" office:value-type="float" office:value="94.1847538049013" calcext:value-type="float">
            <text:p>94.18</text:p>
          </table:table-cell>
          <table:table-cell table:style-name="ce72" office:value-type="float" office:value="1.64368329669374" calcext:value-type="float">
            <text:p>1.64</text:p>
          </table:table-cell>
          <table:table-cell table:style-name="ce89" office:value-type="float" office:value="92.217628202829" calcext:value-type="float">
            <text:p>92.22</text:p>
          </table:table-cell>
          <table:table-cell table:style-name="ce89" office:value-type="float" office:value="1.29708383720007" calcext:value-type="float">
            <text:p>1.30</text:p>
          </table:table-cell>
          <table:table-cell table:style-name="ce128"/>
          <table:table-cell table:style-name="ce108" office:value-type="float" office:value="97.6074857143193" calcext:value-type="float">
            <text:p>97.61</text:p>
          </table:table-cell>
          <table:table-cell table:style-name="ce89" office:value-type="float" office:value="0.638603329273732" calcext:value-type="float">
            <text:p>0.64</text:p>
          </table:table-cell>
          <table:table-cell table:style-name="ce85" office:value-type="float" office:value="96.894413320679" calcext:value-type="float">
            <text:p>96.89</text:p>
          </table:table-cell>
          <table:table-cell table:style-name="ce72" office:value-type="float" office:value="0.969241900345165" calcext:value-type="float">
            <text:p>0.97</text:p>
          </table:table-cell>
          <table:table-cell table:style-name="ce89" office:value-type="float" office:value="98.3351832386399" calcext:value-type="float">
            <text:p>98.34</text:p>
          </table:table-cell>
          <table:table-cell table:style-name="ce89" office:value-type="float" office:value="0.504937710181863" calcext:value-type="float">
            <text:p>0.50</text:p>
          </table:table-cell>
          <table:table-cell table:style-name="ce85" office:value-type="float" office:value="95.8755403484458" calcext:value-type="float">
            <text:p>95.88</text:p>
          </table:table-cell>
          <table:table-cell table:style-name="ce72" office:value-type="float" office:value="0.835352429642282" calcext:value-type="float">
            <text:p>0.84</text:p>
          </table:table-cell>
          <table:table-cell table:style-name="ce152"/>
          <table:table-cell table:style-name="ce163"/>
          <table:table-cell table:style-name="ce169"/>
          <table:table-cell table:style-name="ce97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89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3.49_{\pm 1.57}$ " calcext:value-type="string">
            <text:p><text:s/>$93.49_{\pm 1.57}$ </text:p>
          </table:table-cell>
          <table:table-cell table:style-name="ce99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2.80_{\pm 1.61}$ " calcext:value-type="string">
            <text:p><text:s/>$92.80_{\pm 1.61}$ </text:p>
          </table:table-cell>
          <table:table-cell table:style-name="ce11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4.18_{\pm 1.64}$ " calcext:value-type="string">
            <text:p><text:s/>$94.18_{\pm 1.64}$ </text:p>
          </table:table-cell>
          <table:table-cell table:style-name="ce99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2.22_{\pm 1.30}$ " calcext:value-type="string">
            <text:p><text:s/>$92.22_{\pm 1.30}$ </text:p>
          </table:table-cell>
          <table:table-cell table:style-name="ce181"/>
          <table:table-cell table:style-name="ce99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7.61_{\pm 0.64}$ " calcext:value-type="string">
            <text:p><text:s/>$97.61_{\pm 0.64}$ </text:p>
          </table:table-cell>
          <table:table-cell table:style-name="ce110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6.89_{\pm 0.97}$ " calcext:value-type="string">
            <text:p><text:s/>$96.89_{\pm 0.97}$ </text:p>
          </table:table-cell>
          <table:table-cell table:style-name="ce99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8.34_{\pm 0.50}$ " calcext:value-type="string">
            <text:p><text:s/>$98.34_{\pm 0.50}$ </text:p>
          </table:table-cell>
          <table:table-cell table:style-name="ce172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5.88_{\pm 0.84}$ " calcext:value-type="string">
            <text:p><text:s/>$95.88_{\pm 0.84}$ </text:p>
          </table:table-cell>
          <table:table-cell table:style-name="ce210" table:number-columns-repeated="2"/>
          <table:table-cell table:style-name="ce212"/>
          <table:table-cell table:style-name="ce217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89" table:formula="of:=IF(AND([.B7]&lt;&gt;&quot;n/a&quot;;[.C7]&lt;&gt;&quot;n/a&quot;); IF(AND([.B7]&lt;&gt;&quot;,C6&lt;&gt;&quot;); &quot;$\bm{&quot; &amp; TEXT([.B7]; &quot;0.00&quot;) &amp; &quot;}_{\bm{\pm&quot; &amp; TEXT([.C7]; &quot;0.00&quot;) &amp; &quot;}}$&quot;; &quot;&quot;); &quot;n/a&quot;)" office:value-type="string" office:string-value="$\bm{93.49}_{\bm{\pm1.57}}$" calcext:value-type="string">
            <text:p>$\bm{93.49}_{\bm{\pm1.57}}$</text:p>
          </table:table-cell>
          <table:table-cell table:style-name="ce99" table:formula="of:=IF(AND([.D7]&lt;&gt;&quot;n/a&quot;;[.E7]&lt;&gt;&quot;n/a&quot;); IF(AND([.D7]&lt;&gt;&quot;,C6&lt;&gt;&quot;); &quot;$\bm{&quot; &amp; TEXT([.D7]; &quot;0.00&quot;) &amp; &quot;}_{\bm{\pm&quot; &amp; TEXT([.E7]; &quot;0.00&quot;) &amp; &quot;}}$&quot;; &quot;&quot;); &quot;n/a&quot;)" office:value-type="string" office:string-value="$\bm{92.80}_{\bm{\pm1.61}}$" calcext:value-type="string">
            <text:p>$\bm{92.80}_{\bm{\pm1.61}}$</text:p>
          </table:table-cell>
          <table:table-cell table:style-name="ce110" table:formula="of:=IF(AND([.F7]&lt;&gt;&quot;n/a&quot;;[.G7]&lt;&gt;&quot;n/a&quot;); IF(AND([.F7]&lt;&gt;&quot;,C6&lt;&gt;&quot;); &quot;$\bm{&quot; &amp; TEXT([.F7]; &quot;0.00&quot;) &amp; &quot;}_{\bm{\pm&quot; &amp; TEXT([.G7]; &quot;0.00&quot;) &amp; &quot;}}$&quot;; &quot;&quot;); &quot;n/a&quot;)" office:value-type="string" office:string-value="$\bm{94.18}_{\bm{\pm1.64}}$" calcext:value-type="string">
            <text:p>$\bm{94.18}_{\bm{\pm1.64}}$</text:p>
          </table:table-cell>
          <table:table-cell table:style-name="ce99" table:formula="of:=IF(AND([.H7]&lt;&gt;&quot;n/a&quot;;[.I7]&lt;&gt;&quot;n/a&quot;); IF(AND([.H7]&lt;&gt;&quot;,C6&lt;&gt;&quot;); &quot;$\bm{&quot; &amp; TEXT([.H7]; &quot;0.00&quot;) &amp; &quot;}_{\bm{\pm&quot; &amp; TEXT([.I7]; &quot;0.00&quot;) &amp; &quot;}}$&quot;; &quot;&quot;); &quot;n/a&quot;)" office:value-type="string" office:string-value="$\bm{92.22}_{\bm{\pm1.30}}$" calcext:value-type="string">
            <text:p>$\bm{92.22}_{\bm{\pm1.30}}$</text:p>
          </table:table-cell>
          <table:table-cell table:style-name="ce181"/>
          <table:table-cell table:style-name="ce99" table:formula="of:=IF(AND([.K7]&lt;&gt;&quot;n/a&quot;;[.L7]&lt;&gt;&quot;n/a&quot;); IF(AND([.K7]&lt;&gt;&quot;,C6&lt;&gt;&quot;); &quot;$\bm{&quot; &amp; TEXT([.K7]; &quot;0.00&quot;) &amp; &quot;}_{\bm{\pm&quot; &amp; TEXT([.L7]; &quot;0.00&quot;) &amp; &quot;}}$&quot;; &quot;&quot;); &quot;n/a&quot;)" office:value-type="string" office:string-value="$\bm{97.61}_{\bm{\pm0.64}}$" calcext:value-type="string">
            <text:p>$\bm{97.61}_{\bm{\pm0.64}}$</text:p>
          </table:table-cell>
          <table:table-cell table:style-name="ce110" table:formula="of:=IF(AND([.M7]&lt;&gt;&quot;n/a&quot;;[.N7]&lt;&gt;&quot;n/a&quot;); IF(AND([.M7]&lt;&gt;&quot;,C6&lt;&gt;&quot;); &quot;$\bm{&quot; &amp; TEXT([.M7]; &quot;0.00&quot;) &amp; &quot;}_{\bm{\pm&quot; &amp; TEXT([.N7]; &quot;0.00&quot;) &amp; &quot;}}$&quot;; &quot;&quot;); &quot;n/a&quot;)" office:value-type="string" office:string-value="$\bm{96.89}_{\bm{\pm0.97}}$" calcext:value-type="string">
            <text:p>$\bm{96.89}_{\bm{\pm0.97}}$</text:p>
          </table:table-cell>
          <table:table-cell table:style-name="ce99" table:formula="of:=IF(AND([.O7]&lt;&gt;&quot;n/a&quot;;[.P7]&lt;&gt;&quot;n/a&quot;); IF(AND([.O7]&lt;&gt;&quot;,C6&lt;&gt;&quot;); &quot;$\bm{&quot; &amp; TEXT([.O7]; &quot;0.00&quot;) &amp; &quot;}_{\bm{\pm&quot; &amp; TEXT([.P7]; &quot;0.00&quot;) &amp; &quot;}}$&quot;; &quot;&quot;); &quot;n/a&quot;)" office:value-type="string" office:string-value="$\bm{98.34}_{\bm{\pm0.50}}$" calcext:value-type="string">
            <text:p>$\bm{98.34}_{\bm{\pm0.50}}$</text:p>
          </table:table-cell>
          <table:table-cell table:style-name="ce110" table:formula="of:=IF(AND([.Q7]&lt;&gt;&quot;n/a&quot;;[.R7]&lt;&gt;&quot;n/a&quot;); IF(AND([.Q7]&lt;&gt;&quot;,C6&lt;&gt;&quot;); &quot;$\bm{&quot; &amp; TEXT([.Q7]; &quot;0.00&quot;) &amp; &quot;}_{\bm{\pm&quot; &amp; TEXT([.R7]; &quot;0.00&quot;) &amp; &quot;}}$&quot;; &quot;&quot;); &quot;n/a&quot;)" office:value-type="string" office:string-value="$\bm{95.88}_{\bm{\pm0.84}}$" calcext:value-type="string">
            <text:p>$\bm{95.88}_{\bm{\pm0.84}}$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mBert</text:p>
          </table:table-cell>
          <table:table-cell table:style-name="ce85" office:value-type="float" office:value="93.299014999238" calcext:value-type="float">
            <text:p>93.30</text:p>
          </table:table-cell>
          <table:table-cell table:style-name="ce72" office:value-type="float" office:value="1.53375202446131" calcext:value-type="float">
            <text:p>1.53</text:p>
          </table:table-cell>
          <table:table-cell table:style-name="ce89" office:value-type="float" office:value="92.3933417523327" calcext:value-type="float">
            <text:p>92.39</text:p>
          </table:table-cell>
          <table:table-cell table:style-name="ce108" office:value-type="float" office:value="1.64278081091357" calcext:value-type="float">
            <text:p>1.64</text:p>
          </table:table-cell>
          <table:table-cell table:style-name="ce85" office:value-type="float" office:value="94.2275533835024" calcext:value-type="float">
            <text:p>94.23</text:p>
          </table:table-cell>
          <table:table-cell table:style-name="ce72" office:value-type="float" office:value="1.56878814543253" calcext:value-type="float">
            <text:p>1.57</text:p>
          </table:table-cell>
          <table:table-cell table:style-name="ce89" office:value-type="float" office:value="91.8395788380743" calcext:value-type="float">
            <text:p>91.84</text:p>
          </table:table-cell>
          <table:table-cell table:style-name="ce89" office:value-type="float" office:value="1.13944170181859" calcext:value-type="float">
            <text:p>1.14</text:p>
          </table:table-cell>
          <table:table-cell table:style-name="ce128"/>
          <table:table-cell table:style-name="ce108" office:value-type="float" office:value="97.4025626863522" calcext:value-type="float">
            <text:p>97.40</text:p>
          </table:table-cell>
          <table:table-cell table:style-name="ce89" office:value-type="float" office:value="0.7451095362047" calcext:value-type="float">
            <text:p>0.75</text:p>
          </table:table-cell>
          <table:table-cell table:style-name="ce85" office:value-type="float" office:value="96.4569622491736" calcext:value-type="float">
            <text:p>96.46</text:p>
          </table:table-cell>
          <table:table-cell table:style-name="ce72" office:value-type="float" office:value="0.975312904113779" calcext:value-type="float">
            <text:p>0.98</text:p>
          </table:table-cell>
          <table:table-cell table:style-name="ce89" office:value-type="float" office:value="98.3720266399767" calcext:value-type="float">
            <text:p>98.37</text:p>
          </table:table-cell>
          <table:table-cell table:style-name="ce89" office:value-type="float" office:value="0.806621977501082" calcext:value-type="float">
            <text:p>0.81</text:p>
          </table:table-cell>
          <table:table-cell table:style-name="ce85" office:value-type="float" office:value="95.5614307312047" calcext:value-type="float">
            <text:p>95.56</text:p>
          </table:table-cell>
          <table:table-cell table:style-name="ce72" office:value-type="float" office:value="0.946413070615062" calcext:value-type="float">
            <text:p>0.95</text:p>
          </table:table-cell>
          <table:table-cell table:style-name="ce152"/>
          <table:table-cell table:style-name="ce164" table:number-columns-repeated="2"/>
          <table:table-cell table:style-name="ce179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89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93.30_{\pm 1.53}$ " calcext:value-type="string">
            <text:p><text:s/>$93.30_{\pm 1.53}$ </text:p>
          </table:table-cell>
          <table:table-cell table:style-name="ce99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92.39_{\pm 1.64}$ " calcext:value-type="string">
            <text:p><text:s/>$92.39_{\pm 1.64}$ </text:p>
          </table:table-cell>
          <table:table-cell table:style-name="ce11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94.23_{\pm 1.57}$ " calcext:value-type="string">
            <text:p><text:s/>$94.23_{\pm 1.57}$ </text:p>
          </table:table-cell>
          <table:table-cell table:style-name="ce99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91.84_{\pm 1.14}$ " calcext:value-type="string">
            <text:p><text:s/>$91.84_{\pm 1.14}$ </text:p>
          </table:table-cell>
          <table:table-cell table:style-name="ce182"/>
          <table:table-cell table:style-name="ce99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7.40_{\pm 0.75}$ " calcext:value-type="string">
            <text:p><text:s/>$97.40_{\pm 0.75}$ </text:p>
          </table:table-cell>
          <table:table-cell table:style-name="ce11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6.46_{\pm 0.98}$ " calcext:value-type="string">
            <text:p><text:s/>$96.46_{\pm 0.98}$ </text:p>
          </table:table-cell>
          <table:table-cell table:style-name="ce99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98.37_{\pm 0.81}$ " calcext:value-type="string">
            <text:p><text:s/>$98.37_{\pm 0.81}$ </text:p>
          </table:table-cell>
          <table:table-cell table:style-name="ce11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95.56_{\pm 0.95}$ " calcext:value-type="string">
            <text:p><text:s/>$95.56_{\pm 0.95}$ </text:p>
          </table:table-cell>
          <table:table-cell table:style-name="ce210" table:number-columns-repeated="2"/>
          <table:table-cell table:style-name="ce212"/>
          <table:table-cell table:style-name="ce217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89" table:formula="of:=IF(AND([.B8]&lt;&gt;&quot;n/a&quot;;[.C8]&lt;&gt;&quot;n/a&quot;); IF(AND([.B8]&lt;&gt;&quot;,C6&lt;&gt;&quot;); &quot;$\bm{&quot; &amp; TEXT([.B8]; &quot;0.00&quot;) &amp; &quot;}_{\bm{\pm&quot; &amp; TEXT([.C8]; &quot;0.00&quot;) &amp; &quot;}}$&quot;; &quot;&quot;); &quot;n/a&quot;)" office:value-type="string" office:string-value="$\bm{93.30}_{\bm{\pm1.53}}$" calcext:value-type="string">
            <text:p>$\bm{93.30}_{\bm{\pm1.53}}$</text:p>
          </table:table-cell>
          <table:table-cell table:style-name="ce99" table:formula="of:=IF(AND([.D8]&lt;&gt;&quot;n/a&quot;;[.E8]&lt;&gt;&quot;n/a&quot;); IF(AND([.D8]&lt;&gt;&quot;,C6&lt;&gt;&quot;); &quot;$\bm{&quot; &amp; TEXT([.D8]; &quot;0.00&quot;) &amp; &quot;}_{\bm{\pm&quot; &amp; TEXT([.E8]; &quot;0.00&quot;) &amp; &quot;}}$&quot;; &quot;&quot;); &quot;n/a&quot;)" office:value-type="string" office:string-value="$\bm{92.39}_{\bm{\pm1.64}}$" calcext:value-type="string">
            <text:p>$\bm{92.39}_{\bm{\pm1.64}}$</text:p>
          </table:table-cell>
          <table:table-cell table:style-name="ce110" table:formula="of:=IF(AND([.F8]&lt;&gt;&quot;n/a&quot;;[.G8]&lt;&gt;&quot;n/a&quot;); IF(AND([.F8]&lt;&gt;&quot;,C6&lt;&gt;&quot;); &quot;$\bm{&quot; &amp; TEXT([.F8]; &quot;0.00&quot;) &amp; &quot;}_{\bm{\pm&quot; &amp; TEXT([.G8]; &quot;0.00&quot;) &amp; &quot;}}$&quot;; &quot;&quot;); &quot;n/a&quot;)" office:value-type="string" office:string-value="$\bm{94.23}_{\bm{\pm1.57}}$" calcext:value-type="string">
            <text:p>$\bm{94.23}_{\bm{\pm1.57}}$</text:p>
          </table:table-cell>
          <table:table-cell table:style-name="ce99" table:formula="of:=IF(AND([.H8]&lt;&gt;&quot;n/a&quot;;[.I8]&lt;&gt;&quot;n/a&quot;); IF(AND([.H8]&lt;&gt;&quot;,C6&lt;&gt;&quot;); &quot;$\bm{&quot; &amp; TEXT([.H8]; &quot;0.00&quot;) &amp; &quot;}_{\bm{\pm&quot; &amp; TEXT([.I8]; &quot;0.00&quot;) &amp; &quot;}}$&quot;; &quot;&quot;); &quot;n/a&quot;)" office:value-type="string" office:string-value="$\bm{91.84}_{\bm{\pm1.14}}$" calcext:value-type="string">
            <text:p>$\bm{91.84}_{\bm{\pm1.14}}$</text:p>
          </table:table-cell>
          <table:table-cell table:style-name="ce182"/>
          <table:table-cell table:style-name="ce99" table:formula="of:=IF(AND([.K8]&lt;&gt;&quot;n/a&quot;;[.L8]&lt;&gt;&quot;n/a&quot;); IF(AND([.K8]&lt;&gt;&quot;,C6&lt;&gt;&quot;); &quot;$\bm{&quot; &amp; TEXT([.K8]; &quot;0.00&quot;) &amp; &quot;}_{\bm{\pm&quot; &amp; TEXT([.L8]; &quot;0.00&quot;) &amp; &quot;}}$&quot;; &quot;&quot;); &quot;n/a&quot;)" office:value-type="string" office:string-value="$\bm{97.40}_{\bm{\pm0.75}}$" calcext:value-type="string">
            <text:p>$\bm{97.40}_{\bm{\pm0.75}}$</text:p>
          </table:table-cell>
          <table:table-cell table:style-name="ce110" table:formula="of:=IF(AND([.M8]&lt;&gt;&quot;n/a&quot;;[.N8]&lt;&gt;&quot;n/a&quot;); IF(AND([.M8]&lt;&gt;&quot;,C6&lt;&gt;&quot;); &quot;$\bm{&quot; &amp; TEXT([.M8]; &quot;0.00&quot;) &amp; &quot;}_{\bm{\pm&quot; &amp; TEXT([.N8]; &quot;0.00&quot;) &amp; &quot;}}$&quot;; &quot;&quot;); &quot;n/a&quot;)" office:value-type="string" office:string-value="$\bm{96.46}_{\bm{\pm0.98}}$" calcext:value-type="string">
            <text:p>$\bm{96.46}_{\bm{\pm0.98}}$</text:p>
          </table:table-cell>
          <table:table-cell table:style-name="ce99" table:formula="of:=IF(AND([.O8]&lt;&gt;&quot;n/a&quot;;[.P8]&lt;&gt;&quot;n/a&quot;); IF(AND([.O8]&lt;&gt;&quot;,C6&lt;&gt;&quot;); &quot;$\bm{&quot; &amp; TEXT([.O8]; &quot;0.00&quot;) &amp; &quot;}_{\bm{\pm&quot; &amp; TEXT([.P8]; &quot;0.00&quot;) &amp; &quot;}}$&quot;; &quot;&quot;); &quot;n/a&quot;)" office:value-type="string" office:string-value="$\bm{98.37}_{\bm{\pm0.81}}$" calcext:value-type="string">
            <text:p>$\bm{98.37}_{\bm{\pm0.81}}$</text:p>
          </table:table-cell>
          <table:table-cell table:style-name="ce110" table:formula="of:=IF(AND([.Q8]&lt;&gt;&quot;n/a&quot;;[.R8]&lt;&gt;&quot;n/a&quot;); IF(AND([.Q8]&lt;&gt;&quot;,C6&lt;&gt;&quot;); &quot;$\bm{&quot; &amp; TEXT([.Q8]; &quot;0.00&quot;) &amp; &quot;}_{\bm{\pm&quot; &amp; TEXT([.R8]; &quot;0.00&quot;) &amp; &quot;}}$&quot;; &quot;&quot;); &quot;n/a&quot;)" office:value-type="string" office:string-value="$\bm{95.56}_{\bm{\pm0.95}}$" calcext:value-type="string">
            <text:p>$\bm{95.56}_{\bm{\pm0.95}}$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Roberta-base</text:p>
          </table:table-cell>
          <table:table-cell table:style-name="ce85" office:value-type="float" office:value="94.046852415929" calcext:value-type="float">
            <text:p>94.05</text:p>
          </table:table-cell>
          <table:table-cell table:style-name="ce72" office:value-type="float" office:value="1.27841089969204" calcext:value-type="float">
            <text:p>1.28</text:p>
          </table:table-cell>
          <table:table-cell table:style-name="ce89" office:value-type="float" office:value="93.8013042715855" calcext:value-type="float">
            <text:p>93.80</text:p>
          </table:table-cell>
          <table:table-cell table:style-name="ce108" office:value-type="float" office:value="1.447476659262" calcext:value-type="float">
            <text:p>1.45</text:p>
          </table:table-cell>
          <table:table-cell table:style-name="ce85" office:value-type="float" office:value="94.301109089864" calcext:value-type="float">
            <text:p>94.30</text:p>
          </table:table-cell>
          <table:table-cell table:style-name="ce72" office:value-type="float" office:value="1.36463385378081" calcext:value-type="float">
            <text:p>1.36</text:p>
          </table:table-cell>
          <table:table-cell table:style-name="ce89" office:value-type="float" office:value="92.5920712142091" calcext:value-type="float">
            <text:p>92.59</text:p>
          </table:table-cell>
          <table:table-cell table:style-name="ce89" office:value-type="float" office:value="1.33268410405769" calcext:value-type="float">
            <text:p>1.33</text:p>
          </table:table-cell>
          <table:table-cell table:style-name="ce128"/>
          <table:table-cell table:style-name="ce108" office:value-type="float" office:value="97.5823375497112" calcext:value-type="float">
            <text:p>97.58</text:p>
          </table:table-cell>
          <table:table-cell table:style-name="ce89" office:value-type="float" office:value="0.759954249190639" calcext:value-type="float">
            <text:p>0.76</text:p>
          </table:table-cell>
          <table:table-cell table:style-name="ce85" office:value-type="float" office:value="97.3286181647927" calcext:value-type="float">
            <text:p>97.33</text:p>
          </table:table-cell>
          <table:table-cell table:style-name="ce72" office:value-type="float" office:value="1.14014365458678" calcext:value-type="float">
            <text:p>1.14</text:p>
          </table:table-cell>
          <table:table-cell table:style-name="ce89" office:value-type="float" office:value="97.8450936673874" calcext:value-type="float">
            <text:p>97.85</text:p>
          </table:table-cell>
          <table:table-cell table:style-name="ce89" office:value-type="float" office:value="0.773081802994277" calcext:value-type="float">
            <text:p>0.77</text:p>
          </table:table-cell>
          <table:table-cell table:style-name="ce85" office:value-type="float" office:value="95.6663238918127" calcext:value-type="float">
            <text:p>95.67</text:p>
          </table:table-cell>
          <table:table-cell table:style-name="ce72" office:value-type="float" office:value="0.938459531854186" calcext:value-type="float">
            <text:p>0.94</text:p>
          </table:table-cell>
          <table:table-cell table:style-name="ce152"/>
          <table:table-cell table:style-name="ce163"/>
          <table:table-cell table:style-name="ce169"/>
          <table:table-cell table:style-name="ce97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9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4.05_{\pm 1.28}$ " calcext:value-type="string">
            <text:p><text:s/>$94.05_{\pm 1.28}$ </text:p>
          </table:table-cell>
          <table:table-cell table:style-name="ce99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3.80_{\pm 1.45}$ " calcext:value-type="string">
            <text:p><text:s/>$93.80_{\pm 1.45}$ </text:p>
          </table:table-cell>
          <table:table-cell table:style-name="ce11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4.30_{\pm 1.36}$ " calcext:value-type="string">
            <text:p><text:s/>$94.30_{\pm 1.36}$ </text:p>
          </table:table-cell>
          <table:table-cell table:style-name="ce159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92.59_{\pm 1.33}$ " calcext:value-type="string">
            <text:p><text:s/>$92.59_{\pm 1.33}$ </text:p>
          </table:table-cell>
          <table:table-cell table:style-name="ce181"/>
          <table:table-cell table:style-name="ce99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7.58_{\pm 0.76}$ " calcext:value-type="string">
            <text:p><text:s/>$97.58_{\pm 0.76}$ </text:p>
          </table:table-cell>
          <table:table-cell table:style-name="ce11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7.33_{\pm 1.14}$ " calcext:value-type="string">
            <text:p><text:s/>$97.33_{\pm 1.14}$ </text:p>
          </table:table-cell>
          <table:table-cell table:style-name="ce99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97.85_{\pm 0.77}$ " calcext:value-type="string">
            <text:p><text:s/>$97.85_{\pm 0.77}$ </text:p>
          </table:table-cell>
          <table:table-cell table:style-name="ce11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95.67_{\pm 0.94}$ " calcext:value-type="string">
            <text:p><text:s/>$95.67_{\pm 0.94}$ </text:p>
          </table:table-cell>
          <table:table-cell table:style-name="ce210" table:number-columns-repeated="2"/>
          <table:table-cell table:style-name="ce212"/>
          <table:table-cell table:style-name="ce217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89" table:formula="of:=IF(AND([.B9]&lt;&gt;&quot;n/a&quot;;[.C9]&lt;&gt;&quot;n/a&quot;); IF(AND([.B9]&lt;&gt;&quot;,C6&lt;&gt;&quot;); &quot;$\bm{&quot; &amp; TEXT([.B9]; &quot;0.00&quot;) &amp; &quot;}_{\bm{\pm&quot; &amp; TEXT([.C9]; &quot;0.00&quot;) &amp; &quot;}}$&quot;; &quot;&quot;); &quot;n/a&quot;)" office:value-type="string" office:string-value="$\bm{94.05}_{\bm{\pm1.28}}$" calcext:value-type="string">
            <text:p>$\bm{94.05}_{\bm{\pm1.28}}$</text:p>
          </table:table-cell>
          <table:table-cell table:style-name="ce99" table:formula="of:=IF(AND([.D9]&lt;&gt;&quot;n/a&quot;;[.E9]&lt;&gt;&quot;n/a&quot;); IF(AND([.D9]&lt;&gt;&quot;,C6&lt;&gt;&quot;); &quot;$\bm{&quot; &amp; TEXT([.D9]; &quot;0.00&quot;) &amp; &quot;}_{\bm{\pm&quot; &amp; TEXT([.E9]; &quot;0.00&quot;) &amp; &quot;}}$&quot;; &quot;&quot;); &quot;n/a&quot;)" office:value-type="string" office:string-value="$\bm{93.80}_{\bm{\pm1.45}}$" calcext:value-type="string">
            <text:p>$\bm{93.80}_{\bm{\pm1.45}}$</text:p>
          </table:table-cell>
          <table:table-cell table:style-name="ce110" table:formula="of:=IF(AND([.F9]&lt;&gt;&quot;n/a&quot;;[.G9]&lt;&gt;&quot;n/a&quot;); IF(AND([.F9]&lt;&gt;&quot;,C6&lt;&gt;&quot;); &quot;$\bm{&quot; &amp; TEXT([.F9]; &quot;0.00&quot;) &amp; &quot;}_{\bm{\pm&quot; &amp; TEXT([.G9]; &quot;0.00&quot;) &amp; &quot;}}$&quot;; &quot;&quot;); &quot;n/a&quot;)" office:value-type="string" office:string-value="$\bm{94.30}_{\bm{\pm1.36}}$" calcext:value-type="string">
            <text:p>$\bm{94.30}_{\bm{\pm1.36}}$</text:p>
          </table:table-cell>
          <table:table-cell table:style-name="ce99" table:formula="of:=IF(AND([.H9]&lt;&gt;&quot;n/a&quot;;[.I9]&lt;&gt;&quot;n/a&quot;); IF(AND([.H9]&lt;&gt;&quot;,C6&lt;&gt;&quot;); &quot;$\bm{&quot; &amp; TEXT([.H9]; &quot;0.00&quot;) &amp; &quot;}_{\bm{\pm&quot; &amp; TEXT([.I9]; &quot;0.00&quot;) &amp; &quot;}}$&quot;; &quot;&quot;); &quot;n/a&quot;)" office:value-type="string" office:string-value="$\bm{92.59}_{\bm{\pm1.33}}$" calcext:value-type="string">
            <text:p>$\bm{92.59}_{\bm{\pm1.33}}$</text:p>
          </table:table-cell>
          <table:table-cell table:style-name="ce181"/>
          <table:table-cell table:style-name="ce99" table:formula="of:=IF(AND([.K9]&lt;&gt;&quot;n/a&quot;;[.L9]&lt;&gt;&quot;n/a&quot;); IF(AND([.K9]&lt;&gt;&quot;,C6&lt;&gt;&quot;); &quot;$\bm{&quot; &amp; TEXT([.K9]; &quot;0.00&quot;) &amp; &quot;}_{\bm{\pm&quot; &amp; TEXT([.L9]; &quot;0.00&quot;) &amp; &quot;}}$&quot;; &quot;&quot;); &quot;n/a&quot;)" office:value-type="string" office:string-value="$\bm{97.58}_{\bm{\pm0.76}}$" calcext:value-type="string">
            <text:p>$\bm{97.58}_{\bm{\pm0.76}}$</text:p>
          </table:table-cell>
          <table:table-cell table:style-name="ce110" table:formula="of:=IF(AND([.M9]&lt;&gt;&quot;n/a&quot;;[.N9]&lt;&gt;&quot;n/a&quot;); IF(AND([.M9]&lt;&gt;&quot;,C6&lt;&gt;&quot;); &quot;$\bm{&quot; &amp; TEXT([.M9]; &quot;0.00&quot;) &amp; &quot;}_{\bm{\pm&quot; &amp; TEXT([.N9]; &quot;0.00&quot;) &amp; &quot;}}$&quot;; &quot;&quot;); &quot;n/a&quot;)" office:value-type="string" office:string-value="$\bm{97.33}_{\bm{\pm1.14}}$" calcext:value-type="string">
            <text:p>$\bm{97.33}_{\bm{\pm1.14}}$</text:p>
          </table:table-cell>
          <table:table-cell table:style-name="ce99" table:formula="of:=IF(AND([.O9]&lt;&gt;&quot;n/a&quot;;[.P9]&lt;&gt;&quot;n/a&quot;); IF(AND([.O9]&lt;&gt;&quot;,C6&lt;&gt;&quot;); &quot;$\bm{&quot; &amp; TEXT([.O9]; &quot;0.00&quot;) &amp; &quot;}_{\bm{\pm&quot; &amp; TEXT([.P9]; &quot;0.00&quot;) &amp; &quot;}}$&quot;; &quot;&quot;); &quot;n/a&quot;)" office:value-type="string" office:string-value="$\bm{97.85}_{\bm{\pm0.77}}$" calcext:value-type="string">
            <text:p>$\bm{97.85}_{\bm{\pm0.77}}$</text:p>
          </table:table-cell>
          <table:table-cell table:style-name="ce110" table:formula="of:=IF(AND([.Q9]&lt;&gt;&quot;n/a&quot;;[.R9]&lt;&gt;&quot;n/a&quot;); IF(AND([.Q9]&lt;&gt;&quot;,C6&lt;&gt;&quot;); &quot;$\bm{&quot; &amp; TEXT([.Q9]; &quot;0.00&quot;) &amp; &quot;}_{\bm{\pm&quot; &amp; TEXT([.R9]; &quot;0.00&quot;) &amp; &quot;}}$&quot;; &quot;&quot;); &quot;n/a&quot;)" office:value-type="string" office:string-value="$\bm{95.67}_{\bm{\pm0.94}}$" calcext:value-type="string">
            <text:p>$\bm{95.67}_{\bm{\pm0.94}}$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Roberta-large</text:p>
          </table:table-cell>
          <table:table-cell table:style-name="ce85" office:value-type="float" office:value="93.949656465166" calcext:value-type="float">
            <text:p>93.95</text:p>
          </table:table-cell>
          <table:table-cell table:style-name="ce72" office:value-type="float" office:value="1.62204604742918" calcext:value-type="float">
            <text:p>1.62</text:p>
          </table:table-cell>
          <table:table-cell table:style-name="ce89" office:value-type="float" office:value="93.4909678928324" calcext:value-type="float">
            <text:p>93.49</text:p>
          </table:table-cell>
          <table:table-cell table:style-name="ce108" office:value-type="float" office:value="1.82031287717666" calcext:value-type="float">
            <text:p>1.82</text:p>
          </table:table-cell>
          <table:table-cell table:style-name="ce85" office:value-type="float" office:value="94.4278958703523" calcext:value-type="float">
            <text:p>94.43</text:p>
          </table:table-cell>
          <table:table-cell table:style-name="ce72" office:value-type="float" office:value="1.82835988969143" calcext:value-type="float">
            <text:p>1.83</text:p>
          </table:table-cell>
          <table:table-cell table:style-name="ce89" office:value-type="float" office:value="92.451715419505" calcext:value-type="float">
            <text:p>92.45</text:p>
          </table:table-cell>
          <table:table-cell table:style-name="ce89" office:value-type="float" office:value="1.51341857442035" calcext:value-type="float">
            <text:p>1.51</text:p>
          </table:table-cell>
          <table:table-cell table:style-name="ce128"/>
          <table:table-cell table:style-name="ce108" office:value-type="float" office:value="97.6948511144875" calcext:value-type="float">
            <text:p>97.69</text:p>
          </table:table-cell>
          <table:table-cell table:style-name="ce89" office:value-type="float" office:value="0.666582285866154" calcext:value-type="float">
            <text:p>0.67</text:p>
          </table:table-cell>
          <table:table-cell table:style-name="ce85" office:value-type="float" office:value="97.2186205659617" calcext:value-type="float">
            <text:p>97.22</text:p>
          </table:table-cell>
          <table:table-cell table:style-name="ce72" office:value-type="float" office:value="1.16307707889514" calcext:value-type="float">
            <text:p>1.16</text:p>
          </table:table-cell>
          <table:table-cell table:style-name="ce89" office:value-type="float" office:value="98.1913653771648" calcext:value-type="float">
            <text:p>98.19</text:p>
          </table:table-cell>
          <table:table-cell table:style-name="ce89" office:value-type="float" office:value="1.01301485612684" calcext:value-type="float">
            <text:p>1.01</text:p>
          </table:table-cell>
          <table:table-cell table:style-name="ce85" office:value-type="float" office:value="95.8124693106914" calcext:value-type="float">
            <text:p>95.81</text:p>
          </table:table-cell>
          <table:table-cell table:style-name="ce72" office:value-type="float" office:value="0.734484729989983" calcext:value-type="float">
            <text:p>0.73</text:p>
          </table:table-cell>
          <table:table-cell table:style-name="ce152"/>
          <table:table-cell table:style-name="ce163"/>
          <table:table-cell table:style-name="ce169"/>
          <table:table-cell table:style-name="ce97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89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3.95_{\pm 1.62}$ " calcext:value-type="string">
            <text:p><text:s/>$93.95_{\pm 1.62}$ </text:p>
          </table:table-cell>
          <table:table-cell table:style-name="ce99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3.49_{\pm 1.82}$ " calcext:value-type="string">
            <text:p><text:s/>$93.49_{\pm 1.82}$ </text:p>
          </table:table-cell>
          <table:table-cell table:style-name="ce172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4.43_{\pm 1.83}$ " calcext:value-type="string">
            <text:p><text:s/>$94.43_{\pm 1.83}$ </text:p>
          </table:table-cell>
          <table:table-cell table:style-name="ce99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92.45_{\pm 1.51}$ " calcext:value-type="string">
            <text:p><text:s/>$92.45_{\pm 1.51}$ </text:p>
          </table:table-cell>
          <table:table-cell table:style-name="ce181"/>
          <table:table-cell table:style-name="ce99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69_{\pm 0.67}$ " calcext:value-type="string">
            <text:p><text:s/>$97.69_{\pm 0.67}$ </text:p>
          </table:table-cell>
          <table:table-cell table:style-name="ce11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7.22_{\pm 1.16}$ " calcext:value-type="string">
            <text:p><text:s/>$97.22_{\pm 1.16}$ </text:p>
          </table:table-cell>
          <table:table-cell table:style-name="ce99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98.19_{\pm 1.01}$ " calcext:value-type="string">
            <text:p><text:s/>$98.19_{\pm 1.01}$ </text:p>
          </table:table-cell>
          <table:table-cell table:style-name="ce11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95.81_{\pm 0.73}$ " calcext:value-type="string">
            <text:p><text:s/>$95.81_{\pm 0.73}$ </text:p>
          </table:table-cell>
          <table:table-cell table:style-name="ce210" table:number-columns-repeated="2"/>
          <table:table-cell table:style-name="ce212"/>
          <table:table-cell table:style-name="ce217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89" table:formula="of:=IF(AND([.B10]&lt;&gt;&quot;n/a&quot;;[.C10]&lt;&gt;&quot;n/a&quot;); IF(AND([.B10]&lt;&gt;&quot;,C6&lt;&gt;&quot;); &quot;$\bm{&quot; &amp; TEXT([.B10]; &quot;0.00&quot;) &amp; &quot;}_{\bm{\pm&quot; &amp; TEXT([.C10]; &quot;0.00&quot;) &amp; &quot;}}$&quot;; &quot;&quot;); &quot;n/a&quot;)" office:value-type="string" office:string-value="$\bm{93.95}_{\bm{\pm1.62}}$" calcext:value-type="string">
            <text:p>$\bm{93.95}_{\bm{\pm1.62}}$</text:p>
          </table:table-cell>
          <table:table-cell table:style-name="ce99" table:formula="of:=IF(AND([.D10]&lt;&gt;&quot;n/a&quot;;[.E10]&lt;&gt;&quot;n/a&quot;); IF(AND([.D10]&lt;&gt;&quot;,C6&lt;&gt;&quot;); &quot;$\bm{&quot; &amp; TEXT([.D10]; &quot;0.00&quot;) &amp; &quot;}_{\bm{\pm&quot; &amp; TEXT([.E10]; &quot;0.00&quot;) &amp; &quot;}}$&quot;; &quot;&quot;); &quot;n/a&quot;)" office:value-type="string" office:string-value="$\bm{93.49}_{\bm{\pm1.82}}$" calcext:value-type="string">
            <text:p>$\bm{93.49}_{\bm{\pm1.82}}$</text:p>
          </table:table-cell>
          <table:table-cell table:style-name="ce110" table:formula="of:=IF(AND([.F10]&lt;&gt;&quot;n/a&quot;;[.G10]&lt;&gt;&quot;n/a&quot;); IF(AND([.F10]&lt;&gt;&quot;,C6&lt;&gt;&quot;); &quot;$\bm{&quot; &amp; TEXT([.F10]; &quot;0.00&quot;) &amp; &quot;}_{\bm{\pm&quot; &amp; TEXT([.G10]; &quot;0.00&quot;) &amp; &quot;}}$&quot;; &quot;&quot;); &quot;n/a&quot;)" office:value-type="string" office:string-value="$\bm{94.43}_{\bm{\pm1.83}}$" calcext:value-type="string">
            <text:p>$\bm{94.43}_{\bm{\pm1.83}}$</text:p>
          </table:table-cell>
          <table:table-cell table:style-name="ce99" table:formula="of:=IF(AND([.H10]&lt;&gt;&quot;n/a&quot;;[.I10]&lt;&gt;&quot;n/a&quot;); IF(AND([.H10]&lt;&gt;&quot;,C6&lt;&gt;&quot;); &quot;$\bm{&quot; &amp; TEXT([.H10]; &quot;0.00&quot;) &amp; &quot;}_{\bm{\pm&quot; &amp; TEXT([.I10]; &quot;0.00&quot;) &amp; &quot;}}$&quot;; &quot;&quot;); &quot;n/a&quot;)" office:value-type="string" office:string-value="$\bm{92.45}_{\bm{\pm1.51}}$" calcext:value-type="string">
            <text:p>$\bm{92.45}_{\bm{\pm1.51}}$</text:p>
          </table:table-cell>
          <table:table-cell table:style-name="ce181"/>
          <table:table-cell table:style-name="ce99" table:formula="of:=IF(AND([.K10]&lt;&gt;&quot;n/a&quot;;[.L10]&lt;&gt;&quot;n/a&quot;); IF(AND([.K10]&lt;&gt;&quot;,C6&lt;&gt;&quot;); &quot;$\bm{&quot; &amp; TEXT([.K10]; &quot;0.00&quot;) &amp; &quot;}_{\bm{\pm&quot; &amp; TEXT([.L10]; &quot;0.00&quot;) &amp; &quot;}}$&quot;; &quot;&quot;); &quot;n/a&quot;)" office:value-type="string" office:string-value="$\bm{97.69}_{\bm{\pm0.67}}$" calcext:value-type="string">
            <text:p>$\bm{97.69}_{\bm{\pm0.67}}$</text:p>
          </table:table-cell>
          <table:table-cell table:style-name="ce110" table:formula="of:=IF(AND([.M10]&lt;&gt;&quot;n/a&quot;;[.N10]&lt;&gt;&quot;n/a&quot;); IF(AND([.M10]&lt;&gt;&quot;,C6&lt;&gt;&quot;); &quot;$\bm{&quot; &amp; TEXT([.M10]; &quot;0.00&quot;) &amp; &quot;}_{\bm{\pm&quot; &amp; TEXT([.N10]; &quot;0.00&quot;) &amp; &quot;}}$&quot;; &quot;&quot;); &quot;n/a&quot;)" office:value-type="string" office:string-value="$\bm{97.22}_{\bm{\pm1.16}}$" calcext:value-type="string">
            <text:p>$\bm{97.22}_{\bm{\pm1.16}}$</text:p>
          </table:table-cell>
          <table:table-cell table:style-name="ce99" table:formula="of:=IF(AND([.O10]&lt;&gt;&quot;n/a&quot;;[.P10]&lt;&gt;&quot;n/a&quot;); IF(AND([.O10]&lt;&gt;&quot;,C6&lt;&gt;&quot;); &quot;$\bm{&quot; &amp; TEXT([.O10]; &quot;0.00&quot;) &amp; &quot;}_{\bm{\pm&quot; &amp; TEXT([.P10]; &quot;0.00&quot;) &amp; &quot;}}$&quot;; &quot;&quot;); &quot;n/a&quot;)" office:value-type="string" office:string-value="$\bm{98.19}_{\bm{\pm1.01}}$" calcext:value-type="string">
            <text:p>$\bm{98.19}_{\bm{\pm1.01}}$</text:p>
          </table:table-cell>
          <table:table-cell table:style-name="ce110" table:formula="of:=IF(AND([.Q10]&lt;&gt;&quot;n/a&quot;;[.R10]&lt;&gt;&quot;n/a&quot;); IF(AND([.Q10]&lt;&gt;&quot;,C6&lt;&gt;&quot;); &quot;$\bm{&quot; &amp; TEXT([.Q10]; &quot;0.00&quot;) &amp; &quot;}_{\bm{\pm&quot; &amp; TEXT([.R10]; &quot;0.00&quot;) &amp; &quot;}}$&quot;; &quot;&quot;); &quot;n/a&quot;)" office:value-type="string" office:string-value="$\bm{95.81}_{\bm{\pm0.73}}$" calcext:value-type="string">
            <text:p>$\bm{95.81}_{\bm{\pm0.73}}$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MaChAmp XLM-Roberta-base</text:p>
          </table:table-cell>
          <table:table-cell table:style-name="ce85" office:value-type="float" office:value="94.1597714839233" calcext:value-type="float">
            <text:p>94.16</text:p>
          </table:table-cell>
          <table:table-cell table:style-name="ce72" office:value-type="float" office:value="1.37597081451041" calcext:value-type="float">
            <text:p>1.38</text:p>
          </table:table-cell>
          <table:table-cell table:style-name="ce89" office:value-type="float" office:value="93.4568174131554" calcext:value-type="float">
            <text:p>93.46</text:p>
          </table:table-cell>
          <table:table-cell table:style-name="ce108" office:value-type="float" office:value="1.33969577759685" calcext:value-type="float">
            <text:p>1.34</text:p>
          </table:table-cell>
          <table:table-cell table:style-name="ce85" office:value-type="float" office:value="94.8841915282698" calcext:value-type="float">
            <text:p>94.88</text:p>
          </table:table-cell>
          <table:table-cell table:style-name="ce72" office:value-type="float" office:value="1.73159377656082" calcext:value-type="float">
            <text:p>1.73</text:p>
          </table:table-cell>
          <table:table-cell table:style-name="ce89" office:value-type="float" office:value="92.6284025321979" calcext:value-type="float">
            <text:p>92.63</text:p>
          </table:table-cell>
          <table:table-cell table:style-name="ce89" office:value-type="float" office:value="1.4204789714207" calcext:value-type="float">
            <text:p>1.42</text:p>
          </table:table-cell>
          <table:table-cell table:style-name="ce128"/>
          <table:table-cell table:style-name="ce108" office:value-type="float" office:value="97.782775798389" calcext:value-type="float">
            <text:p>97.78</text:p>
          </table:table-cell>
          <table:table-cell table:style-name="ce89" office:value-type="float" office:value="0.362658155648069" calcext:value-type="float">
            <text:p>0.36</text:p>
          </table:table-cell>
          <table:table-cell table:style-name="ce85" office:value-type="float" office:value="97.0566095898909" calcext:value-type="float">
            <text:p>97.06</text:p>
          </table:table-cell>
          <table:table-cell table:style-name="ce72" office:value-type="float" office:value="0.886793353552001" calcext:value-type="float">
            <text:p>0.89</text:p>
          </table:table-cell>
          <table:table-cell table:style-name="ce89" office:value-type="float" office:value="98.5311850505988" calcext:value-type="float">
            <text:p>98.53</text:p>
          </table:table-cell>
          <table:table-cell table:style-name="ce89" office:value-type="float" office:value="0.744244903079139" calcext:value-type="float">
            <text:p>0.74</text:p>
          </table:table-cell>
          <table:table-cell table:style-name="ce85" office:value-type="float" office:value="95.8704087508894" calcext:value-type="float">
            <text:p>95.87</text:p>
          </table:table-cell>
          <table:table-cell table:style-name="ce72" office:value-type="float" office:value="0.651730311708532" calcext:value-type="float">
            <text:p>0.65</text:p>
          </table:table-cell>
          <table:table-cell table:style-name="ce152"/>
          <table:table-cell table:style-name="ce163"/>
          <table:table-cell table:style-name="ce169"/>
          <table:table-cell table:style-name="ce97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91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4.16_{\pm 1.38}$ " calcext:value-type="string">
            <text:p><text:s/>$94.16_{\pm 1.38}$ </text:p>
          </table:table-cell>
          <table:table-cell table:style-name="ce99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3.46_{\pm 1.34}$ " calcext:value-type="string">
            <text:p><text:s/>$93.46_{\pm 1.34}$ </text:p>
          </table:table-cell>
          <table:table-cell table:style-name="ce172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4.88_{\pm 1.73}$ " calcext:value-type="string">
            <text:p><text:s/>$94.88_{\pm 1.73}$ </text:p>
          </table:table-cell>
          <table:table-cell table:style-name="ce159" table:formula="of:=IF(AND([.H11]&lt;&gt;&quot;&quot;; [.I11]&lt;&gt;&quot;&quot;); &quot; $&quot; &amp; TEXT([.H11]; &quot;0.00&quot;) &amp; &quot;_{\pm &quot; &amp; TEXT([.I11]; &quot;0.00&quot;) &amp; &quot;}$ &quot;; &quot;&quot;)" office:value-type="string" office:string-value=" $92.63_{\pm 1.42}$ " calcext:value-type="string">
            <text:p><text:s/>$92.63_{\pm 1.42}$ </text:p>
          </table:table-cell>
          <table:table-cell table:style-name="ce181"/>
          <table:table-cell table:style-name="ce159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78_{\pm 0.36}$ " calcext:value-type="string">
            <text:p><text:s/>$97.78_{\pm 0.36}$ </text:p>
          </table:table-cell>
          <table:table-cell table:style-name="ce110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7.06_{\pm 0.89}$ " calcext:value-type="string">
            <text:p><text:s/>$97.06_{\pm 0.89}$ </text:p>
          </table:table-cell>
          <table:table-cell table:style-name="ce159" table:formula="of:=IF(AND([.O11]&lt;&gt;&quot;&quot;; [.P11]&lt;&gt;&quot;&quot;); &quot; $&quot; &amp; TEXT([.O11]; &quot;0.00&quot;) &amp; &quot;_{\pm &quot; &amp; TEXT([.P11]; &quot;0.00&quot;) &amp; &quot;}$ &quot;; &quot;&quot;)" office:value-type="string" office:string-value=" $98.53_{\pm 0.74}$ " calcext:value-type="string">
            <text:p><text:s/>$98.53_{\pm 0.74}$ </text:p>
          </table:table-cell>
          <table:table-cell table:style-name="ce172" table:formula="of:=IF(AND([.Q11]&lt;&gt;&quot;&quot;; [.R11]&lt;&gt;&quot;&quot;); &quot; $&quot; &amp; TEXT([.Q11]; &quot;0.00&quot;) &amp; &quot;_{\pm &quot; &amp; TEXT([.R11]; &quot;0.00&quot;) &amp; &quot;}$ &quot;; &quot;&quot;)" office:value-type="string" office:string-value=" $95.87_{\pm 0.65}$ " calcext:value-type="string">
            <text:p><text:s/>$95.87_{\pm 0.65}$ </text:p>
          </table:table-cell>
          <table:table-cell table:style-name="ce210" table:number-columns-repeated="2"/>
          <table:table-cell table:style-name="ce212"/>
          <table:table-cell table:style-name="ce217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89" table:formula="of:=IF(AND([.B11]&lt;&gt;&quot;n/a&quot;;[.C11]&lt;&gt;&quot;n/a&quot;); IF(AND([.B11]&lt;&gt;&quot;,C6&lt;&gt;&quot;); &quot;$\bm{&quot; &amp; TEXT([.B11]; &quot;0.00&quot;) &amp; &quot;}_{\bm{\pm&quot; &amp; TEXT([.C11]; &quot;0.00&quot;) &amp; &quot;}}$&quot;; &quot;&quot;); &quot;n/a&quot;)" office:value-type="string" office:string-value="$\bm{94.16}_{\bm{\pm1.38}}$" calcext:value-type="string">
            <text:p>$\bm{94.16}_{\bm{\pm1.38}}$</text:p>
          </table:table-cell>
          <table:table-cell table:style-name="ce99" table:formula="of:=IF(AND([.D11]&lt;&gt;&quot;n/a&quot;;[.E11]&lt;&gt;&quot;n/a&quot;); IF(AND([.D11]&lt;&gt;&quot;,C6&lt;&gt;&quot;); &quot;$\bm{&quot; &amp; TEXT([.D11]; &quot;0.00&quot;) &amp; &quot;}_{\bm{\pm&quot; &amp; TEXT([.E11]; &quot;0.00&quot;) &amp; &quot;}}$&quot;; &quot;&quot;); &quot;n/a&quot;)" office:value-type="string" office:string-value="$\bm{93.46}_{\bm{\pm1.34}}$" calcext:value-type="string">
            <text:p>$\bm{93.46}_{\bm{\pm1.34}}$</text:p>
          </table:table-cell>
          <table:table-cell table:style-name="ce110" table:formula="of:=IF(AND([.F11]&lt;&gt;&quot;n/a&quot;;[.G11]&lt;&gt;&quot;n/a&quot;); IF(AND([.F11]&lt;&gt;&quot;,C6&lt;&gt;&quot;); &quot;$\bm{&quot; &amp; TEXT([.F11]; &quot;0.00&quot;) &amp; &quot;}_{\bm{\pm&quot; &amp; TEXT([.G11]; &quot;0.00&quot;) &amp; &quot;}}$&quot;; &quot;&quot;); &quot;n/a&quot;)" office:value-type="string" office:string-value="$\bm{94.88}_{\bm{\pm1.73}}$" calcext:value-type="string">
            <text:p>$\bm{94.88}_{\bm{\pm1.73}}$</text:p>
          </table:table-cell>
          <table:table-cell table:style-name="ce99" table:formula="of:=IF(AND([.H11]&lt;&gt;&quot;n/a&quot;;[.I11]&lt;&gt;&quot;n/a&quot;); IF(AND([.H11]&lt;&gt;&quot;,C6&lt;&gt;&quot;); &quot;$\bm{&quot; &amp; TEXT([.H11]; &quot;0.00&quot;) &amp; &quot;}_{\bm{\pm&quot; &amp; TEXT([.I11]; &quot;0.00&quot;) &amp; &quot;}}$&quot;; &quot;&quot;); &quot;n/a&quot;)" office:value-type="string" office:string-value="$\bm{92.63}_{\bm{\pm1.42}}$" calcext:value-type="string">
            <text:p>$\bm{92.63}_{\bm{\pm1.42}}$</text:p>
          </table:table-cell>
          <table:table-cell table:style-name="ce181"/>
          <table:table-cell table:style-name="ce99" table:formula="of:=IF(AND([.K11]&lt;&gt;&quot;n/a&quot;;[.L11]&lt;&gt;&quot;n/a&quot;); IF(AND([.K11]&lt;&gt;&quot;,C6&lt;&gt;&quot;); &quot;$\bm{&quot; &amp; TEXT([.K11]; &quot;0.00&quot;) &amp; &quot;}_{\bm{\pm&quot; &amp; TEXT([.L11]; &quot;0.00&quot;) &amp; &quot;}}$&quot;; &quot;&quot;); &quot;n/a&quot;)" office:value-type="string" office:string-value="$\bm{97.78}_{\bm{\pm0.36}}$" calcext:value-type="string">
            <text:p>$\bm{97.78}_{\bm{\pm0.36}}$</text:p>
          </table:table-cell>
          <table:table-cell table:style-name="ce110" table:formula="of:=IF(AND([.M11]&lt;&gt;&quot;n/a&quot;;[.N11]&lt;&gt;&quot;n/a&quot;); IF(AND([.M11]&lt;&gt;&quot;,C6&lt;&gt;&quot;); &quot;$\bm{&quot; &amp; TEXT([.M11]; &quot;0.00&quot;) &amp; &quot;}_{\bm{\pm&quot; &amp; TEXT([.N11]; &quot;0.00&quot;) &amp; &quot;}}$&quot;; &quot;&quot;); &quot;n/a&quot;)" office:value-type="string" office:string-value="$\bm{97.06}_{\bm{\pm0.89}}$" calcext:value-type="string">
            <text:p>$\bm{97.06}_{\bm{\pm0.89}}$</text:p>
          </table:table-cell>
          <table:table-cell table:style-name="ce99" table:formula="of:=IF(AND([.O11]&lt;&gt;&quot;n/a&quot;;[.P11]&lt;&gt;&quot;n/a&quot;); IF(AND([.O11]&lt;&gt;&quot;,C6&lt;&gt;&quot;); &quot;$\bm{&quot; &amp; TEXT([.O11]; &quot;0.00&quot;) &amp; &quot;}_{\bm{\pm&quot; &amp; TEXT([.P11]; &quot;0.00&quot;) &amp; &quot;}}$&quot;; &quot;&quot;); &quot;n/a&quot;)" office:value-type="string" office:string-value="$\bm{98.53}_{\bm{\pm0.74}}$" calcext:value-type="string">
            <text:p>$\bm{98.53}_{\bm{\pm0.74}}$</text:p>
          </table:table-cell>
          <table:table-cell table:style-name="ce110" table:formula="of:=IF(AND([.Q11]&lt;&gt;&quot;n/a&quot;;[.R11]&lt;&gt;&quot;n/a&quot;); IF(AND([.Q11]&lt;&gt;&quot;,C6&lt;&gt;&quot;); &quot;$\bm{&quot; &amp; TEXT([.Q11]; &quot;0.00&quot;) &amp; &quot;}_{\bm{\pm&quot; &amp; TEXT([.R11]; &quot;0.00&quot;) &amp; &quot;}}$&quot;; &quot;&quot;); &quot;n/a&quot;)" office:value-type="string" office:string-value="$\bm{95.87}_{\bm{\pm0.65}}$" calcext:value-type="string">
            <text:p>$\bm{95.87}_{\bm{\pm0.65}}$</text:p>
          </table:table-cell>
          <table:table-cell table:number-columns-repeated="16340"/>
        </table:table-row>
        <table:table-row table:style-name="ro1">
          <table:table-cell table:style-name="ce20" office:value-type="string" calcext:value-type="string">
            <text:p>MaChAmp XLM-Roberta-large</text:p>
          </table:table-cell>
          <table:table-cell table:style-name="ce54" office:value-type="float" office:value="93.9930130875338" calcext:value-type="float">
            <text:p>93.99</text:p>
          </table:table-cell>
          <table:table-cell table:style-name="ce73" office:value-type="float" office:value="1.71637484784025" calcext:value-type="float">
            <text:p>1.72</text:p>
          </table:table-cell>
          <table:table-cell table:style-name="ce61" office:value-type="float" office:value="93.436784323159" calcext:value-type="float">
            <text:p>93.44</text:p>
          </table:table-cell>
          <table:table-cell table:style-name="ce61" office:value-type="float" office:value="1.74916709558596" calcext:value-type="float">
            <text:p>1.75</text:p>
          </table:table-cell>
          <table:table-cell table:style-name="ce54" office:value-type="float" office:value="94.5602825418535" calcext:value-type="float">
            <text:p>94.56</text:p>
          </table:table-cell>
          <table:table-cell table:style-name="ce73" office:value-type="float" office:value="1.80091626734499" calcext:value-type="float">
            <text:p>1.80</text:p>
          </table:table-cell>
          <table:table-cell table:style-name="ce61" office:value-type="float" office:value="92.4919303058004" calcext:value-type="float">
            <text:p>92.49</text:p>
          </table:table-cell>
          <table:table-cell table:style-name="ce61" office:value-type="float" office:value="1.60197778529629" calcext:value-type="float">
            <text:p>1.60</text:p>
          </table:table-cell>
          <table:table-cell table:style-name="ce131"/>
          <table:table-cell table:style-name="ce61" office:value-type="float" office:value="97.8821927004195" calcext:value-type="float">
            <text:p>97.88</text:p>
          </table:table-cell>
          <table:table-cell table:style-name="ce61" office:value-type="float" office:value="0.562727171066713" calcext:value-type="float">
            <text:p>0.56</text:p>
          </table:table-cell>
          <table:table-cell table:style-name="ce54" office:value-type="float" office:value="97.3032765527346" calcext:value-type="float">
            <text:p>97.30</text:p>
          </table:table-cell>
          <table:table-cell table:style-name="ce73" office:value-type="float" office:value="0.738884836441688" calcext:value-type="float">
            <text:p>0.74</text:p>
          </table:table-cell>
          <table:table-cell table:style-name="ce61" office:value-type="float" office:value="98.4725946791995" calcext:value-type="float">
            <text:p>98.47</text:p>
          </table:table-cell>
          <table:table-cell table:style-name="ce61" office:value-type="float" office:value="0.726855781187708" calcext:value-type="float">
            <text:p>0.73</text:p>
          </table:table-cell>
          <table:table-cell table:style-name="ce54" office:value-type="float" office:value="96.0715264337724" calcext:value-type="float">
            <text:p>96.07</text:p>
          </table:table-cell>
          <table:table-cell table:style-name="ce73" office:value-type="float" office:value="0.853090971507012" calcext:value-type="float">
            <text:p>0.85</text:p>
          </table:table-cell>
          <table:table-cell table:style-name="ce153"/>
          <table:table-cell table:style-name="ce165"/>
          <table:table-cell table:style-name="ce171"/>
          <table:table-cell table:style-name="ce130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47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3.99_{\pm 1.72}$ " calcext:value-type="string">
            <text:p><text:s/>$93.99_{\pm 1.72}$ </text:p>
          </table:table-cell>
          <table:table-cell table:style-name="ce136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44_{\pm 1.75}$ " calcext:value-type="string">
            <text:p><text:s/>$93.44_{\pm 1.75}$ </text:p>
          </table:table-cell>
          <table:table-cell table:style-name="ce147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4.56_{\pm 1.80}$ " calcext:value-type="string">
            <text:p><text:s/>$94.56_{\pm 1.80}$ </text:p>
          </table:table-cell>
          <table:table-cell table:style-name="ce160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2.49_{\pm 1.60}$ " calcext:value-type="string">
            <text:p><text:s/>$92.49_{\pm 1.60}$ </text:p>
          </table:table-cell>
          <table:table-cell table:style-name="ce183"/>
          <table:table-cell table:style-name="ce160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88_{\pm 0.56}$ " calcext:value-type="string">
            <text:p><text:s/>$97.88_{\pm 0.56}$ </text:p>
          </table:table-cell>
          <table:table-cell table:style-name="ce147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30_{\pm 0.74}$ " calcext:value-type="string">
            <text:p><text:s/>$97.30_{\pm 0.74}$ </text:p>
          </table:table-cell>
          <table:table-cell table:style-name="ce160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8.47_{\pm 0.73}$ " calcext:value-type="string">
            <text:p><text:s/>$98.47_{\pm 0.73}$ </text:p>
          </table:table-cell>
          <table:table-cell table:style-name="ce173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6.07_{\pm 0.85}$ " calcext:value-type="string">
            <text:p><text:s/>$96.07_{\pm 0.85}$ </text:p>
          </table:table-cell>
          <table:table-cell table:style-name="ce171" table:number-columns-repeated="2"/>
          <table:table-cell table:style-name="ce213"/>
          <table:table-cell table:style-name="ce218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47" table:formula="of:=IF(AND([.B12]&lt;&gt;&quot;n/a&quot;;[.C12]&lt;&gt;&quot;n/a&quot;); IF(AND([.B12]&lt;&gt;&quot;,C6&lt;&gt;&quot;); &quot;$\bm{&quot; &amp; TEXT([.B12]; &quot;0.00&quot;) &amp; &quot;}_{\bm{\pm&quot; &amp; TEXT([.C12]; &quot;0.00&quot;) &amp; &quot;}}$&quot;; &quot;&quot;); &quot;n/a&quot;)" office:value-type="string" office:string-value="$\bm{93.99}_{\bm{\pm1.72}}$" calcext:value-type="string">
            <text:p>$\bm{93.99}_{\bm{\pm1.72}}$</text:p>
          </table:table-cell>
          <table:table-cell table:style-name="ce136" table:formula="of:=IF(AND([.D12]&lt;&gt;&quot;n/a&quot;;[.E12]&lt;&gt;&quot;n/a&quot;); IF(AND([.D12]&lt;&gt;&quot;,C6&lt;&gt;&quot;); &quot;$\bm{&quot; &amp; TEXT([.D12]; &quot;0.00&quot;) &amp; &quot;}_{\bm{\pm&quot; &amp; TEXT([.E12]; &quot;0.00&quot;) &amp; &quot;}}$&quot;; &quot;&quot;); &quot;n/a&quot;)" office:value-type="string" office:string-value="$\bm{93.44}_{\bm{\pm1.75}}$" calcext:value-type="string">
            <text:p>$\bm{93.44}_{\bm{\pm1.75}}$</text:p>
          </table:table-cell>
          <table:table-cell table:style-name="ce147" table:formula="of:=IF(AND([.F12]&lt;&gt;&quot;n/a&quot;;[.G12]&lt;&gt;&quot;n/a&quot;); IF(AND([.F12]&lt;&gt;&quot;,C6&lt;&gt;&quot;); &quot;$\bm{&quot; &amp; TEXT([.F12]; &quot;0.00&quot;) &amp; &quot;}_{\bm{\pm&quot; &amp; TEXT([.G12]; &quot;0.00&quot;) &amp; &quot;}}$&quot;; &quot;&quot;); &quot;n/a&quot;)" office:value-type="string" office:string-value="$\bm{94.56}_{\bm{\pm1.80}}$" calcext:value-type="string">
            <text:p>$\bm{94.56}_{\bm{\pm1.80}}$</text:p>
          </table:table-cell>
          <table:table-cell table:style-name="ce136" table:formula="of:=IF(AND([.H12]&lt;&gt;&quot;n/a&quot;;[.I12]&lt;&gt;&quot;n/a&quot;); IF(AND([.H12]&lt;&gt;&quot;,C6&lt;&gt;&quot;); &quot;$\bm{&quot; &amp; TEXT([.H12]; &quot;0.00&quot;) &amp; &quot;}_{\bm{\pm&quot; &amp; TEXT([.I12]; &quot;0.00&quot;) &amp; &quot;}}$&quot;; &quot;&quot;); &quot;n/a&quot;)" office:value-type="string" office:string-value="$\bm{92.49}_{\bm{\pm1.60}}$" calcext:value-type="string">
            <text:p>$\bm{92.49}_{\bm{\pm1.60}}$</text:p>
          </table:table-cell>
          <table:table-cell table:style-name="ce183"/>
          <table:table-cell table:style-name="ce136" table:formula="of:=IF(AND([.K12]&lt;&gt;&quot;n/a&quot;;[.L12]&lt;&gt;&quot;n/a&quot;); IF(AND([.K12]&lt;&gt;&quot;,C6&lt;&gt;&quot;); &quot;$\bm{&quot; &amp; TEXT([.K12]; &quot;0.00&quot;) &amp; &quot;}_{\bm{\pm&quot; &amp; TEXT([.L12]; &quot;0.00&quot;) &amp; &quot;}}$&quot;; &quot;&quot;); &quot;n/a&quot;)" office:value-type="string" office:string-value="$\bm{97.88}_{\bm{\pm0.56}}$" calcext:value-type="string">
            <text:p>$\bm{97.88}_{\bm{\pm0.56}}$</text:p>
          </table:table-cell>
          <table:table-cell table:style-name="ce147" table:formula="of:=IF(AND([.M12]&lt;&gt;&quot;n/a&quot;;[.N12]&lt;&gt;&quot;n/a&quot;); IF(AND([.M12]&lt;&gt;&quot;,C6&lt;&gt;&quot;); &quot;$\bm{&quot; &amp; TEXT([.M12]; &quot;0.00&quot;) &amp; &quot;}_{\bm{\pm&quot; &amp; TEXT([.N12]; &quot;0.00&quot;) &amp; &quot;}}$&quot;; &quot;&quot;); &quot;n/a&quot;)" office:value-type="string" office:string-value="$\bm{97.30}_{\bm{\pm0.74}}$" calcext:value-type="string">
            <text:p>$\bm{97.30}_{\bm{\pm0.74}}$</text:p>
          </table:table-cell>
          <table:table-cell table:style-name="ce136" table:formula="of:=IF(AND([.O12]&lt;&gt;&quot;n/a&quot;;[.P12]&lt;&gt;&quot;n/a&quot;); IF(AND([.O12]&lt;&gt;&quot;,C6&lt;&gt;&quot;); &quot;$\bm{&quot; &amp; TEXT([.O12]; &quot;0.00&quot;) &amp; &quot;}_{\bm{\pm&quot; &amp; TEXT([.P12]; &quot;0.00&quot;) &amp; &quot;}}$&quot;; &quot;&quot;); &quot;n/a&quot;)" office:value-type="string" office:string-value="$\bm{98.47}_{\bm{\pm0.73}}$" calcext:value-type="string">
            <text:p>$\bm{98.47}_{\bm{\pm0.73}}$</text:p>
          </table:table-cell>
          <table:table-cell table:style-name="ce147" table:formula="of:=IF(AND([.Q12]&lt;&gt;&quot;n/a&quot;;[.R12]&lt;&gt;&quot;n/a&quot;); IF(AND([.Q12]&lt;&gt;&quot;,C6&lt;&gt;&quot;); &quot;$\bm{&quot; &amp; TEXT([.Q12]; &quot;0.00&quot;) &amp; &quot;}_{\bm{\pm&quot; &amp; TEXT([.R12]; &quot;0.00&quot;) &amp; &quot;}}$&quot;; &quot;&quot;); &quot;n/a&quot;)" office:value-type="string" office:string-value="$\bm{96.07}_{\bm{\pm0.85}}$" calcext:value-type="string">
            <text:p>$\bm{96.07}_{\bm{\pm0.85}}$</text:p>
          </table:table-cell>
          <table:table-cell table:number-columns-repeated="16340"/>
        </table:table-row>
        <table:table-row table:style-name="ro1">
          <table:table-cell table:style-name="ce16"/>
          <table:table-cell table:style-name="ce55"/>
          <table:table-cell table:style-name="ce75"/>
          <table:table-cell table:style-name="ce103"/>
          <table:table-cell table:style-name="ce109"/>
          <table:table-cell table:style-name="ce55"/>
          <table:table-cell table:style-name="ce75"/>
          <table:table-cell table:style-name="ce103" table:number-columns-repeated="2"/>
          <table:table-cell table:style-name="ce132"/>
          <table:table-cell table:style-name="ce109"/>
          <table:table-cell table:style-name="ce103"/>
          <table:table-cell table:style-name="ce55"/>
          <table:table-cell table:style-name="ce75"/>
          <table:table-cell table:style-name="ce109"/>
          <table:table-cell table:style-name="ce103"/>
          <table:table-cell table:style-name="ce55"/>
          <table:table-cell table:style-name="ce75"/>
          <table:table-cell table:style-name="ce154"/>
          <table:table-cell table:style-name="ce166"/>
          <table:table-cell table:style-name="ce169"/>
          <table:table-cell table:style-name="ce97"/>
          <table:table-cell table:style-name="ce189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99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110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99" table:formula="of:=IF(AND([.H13]&lt;&gt;&quot;&quot;; [.I13]&lt;&gt;&quot;&quot;); &quot; $&quot; &amp; TEXT([.H13]; &quot;0.00&quot;) &amp; &quot;_{\pm &quot; &amp; TEXT([.I13]; &quot;0.00&quot;) &amp; &quot;}$ &quot;; &quot;&quot;)">
            <text:p/>
          </table:table-cell>
          <table:table-cell table:style-name="ce181"/>
          <table:table-cell table:style-name="ce99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110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99" table:formula="of:=IF(AND([.O13]&lt;&gt;&quot;&quot;; [.P13]&lt;&gt;&quot;&quot;); &quot; $&quot; &amp; TEXT([.O13]; &quot;0.00&quot;) &amp; &quot;_{\pm &quot; &amp; TEXT([.P13]; &quot;0.00&quot;) &amp; &quot;}$ &quot;; &quot;&quot;)">
            <text:p/>
          </table:table-cell>
          <table:table-cell table:style-name="ce110" table:formula="of:=IF(AND([.Q13]&lt;&gt;&quot;&quot;; [.R13]&lt;&gt;&quot;&quot;); &quot; $&quot; &amp; TEXT([.Q13]; &quot;0.00&quot;) &amp; &quot;_{\pm &quot; &amp; TEXT([.R13]; &quot;0.00&quot;) &amp; &quot;}$ &quot;; &quot;&quot;)">
            <text:p/>
          </table:table-cell>
          <table:table-cell table:style-name="ce169" table:number-columns-repeated="2"/>
          <table:table-cell table:style-name="ce212"/>
          <table:table-cell table:style-name="ce217"/>
          <table:table-cell table:style-name="ce189"/>
          <table:table-cell table:style-name="ce99"/>
          <table:table-cell table:style-name="ce110"/>
          <table:table-cell table:style-name="ce99"/>
          <table:table-cell table:style-name="ce181"/>
          <table:table-cell table:style-name="ce99"/>
          <table:table-cell table:style-name="ce110"/>
          <table:table-cell table:style-name="ce99"/>
          <table:table-cell table:style-name="ce110"/>
          <table:table-cell table:number-columns-repeated="16340"/>
        </table:table-row>
        <table:table-row table:style-name="ro1">
          <table:table-cell table:style-name="ce16" office:value-type="string" calcext:value-type="string">
            <text:p>UIE-base</text:p>
          </table:table-cell>
          <table:table-cell table:style-name="ce55" office:value-type="float" office:value="89.9886979028858" calcext:value-type="float">
            <text:p>89.99</text:p>
          </table:table-cell>
          <table:table-cell table:style-name="ce75" office:value-type="float" office:value="2.21524450689334" calcext:value-type="float">
            <text:p>2.22</text:p>
          </table:table-cell>
          <table:table-cell table:style-name="ce103" office:value-type="float" office:value="94.0049735439177" calcext:value-type="float">
            <text:p>94.00</text:p>
          </table:table-cell>
          <table:table-cell table:style-name="ce109" office:value-type="float" office:value="2.26618290480965" calcext:value-type="float">
            <text:p>2.27</text:p>
          </table:table-cell>
          <table:table-cell table:style-name="ce55" office:value-type="float" office:value="86.3141424261251" calcext:value-type="float">
            <text:p>86.31</text:p>
          </table:table-cell>
          <table:table-cell table:style-name="ce75" office:value-type="float" office:value="2.41841695569801" calcext:value-type="float">
            <text:p>2.42</text:p>
          </table:table-cell>
          <table:table-cell table:style-name="ce103" office:value-type="float" office:value="88.9542209019103" calcext:value-type="float">
            <text:p>88.95</text:p>
          </table:table-cell>
          <table:table-cell table:style-name="ce103" office:value-type="float" office:value="2.05114649533039" calcext:value-type="float">
            <text:p>2.05</text:p>
          </table:table-cell>
          <table:table-cell table:style-name="ce132"/>
          <table:table-cell table:style-name="ce109" office:value-type="float" office:value="93.7250268721881" calcext:value-type="float">
            <text:p>93.73</text:p>
          </table:table-cell>
          <table:table-cell table:style-name="ce103" office:value-type="float" office:value="0.928263407911479" calcext:value-type="float">
            <text:p>0.93</text:p>
          </table:table-cell>
          <table:table-cell table:style-name="ce55" office:value-type="float" office:value="97.9071313117903" calcext:value-type="float">
            <text:p>97.91</text:p>
          </table:table-cell>
          <table:table-cell table:style-name="ce75" office:value-type="float" office:value="0.713852846157684" calcext:value-type="float">
            <text:p>0.71</text:p>
          </table:table-cell>
          <table:table-cell table:style-name="ce109" office:value-type="float" office:value="89.898452273387" calcext:value-type="float">
            <text:p>89.90</text:p>
          </table:table-cell>
          <table:table-cell table:style-name="ce103" office:value-type="float" office:value="1.51807850531368" calcext:value-type="float">
            <text:p>1.52</text:p>
          </table:table-cell>
          <table:table-cell table:style-name="ce55" office:value-type="float" office:value="92.3676891509137" calcext:value-type="float">
            <text:p>92.37</text:p>
          </table:table-cell>
          <table:table-cell table:style-name="ce75" office:value-type="float" office:value="0.978825675548941" calcext:value-type="float">
            <text:p>0.98</text:p>
          </table:table-cell>
          <table:table-cell table:style-name="ce154"/>
          <table:table-cell table:style-name="ce164" table:number-columns-repeated="2"/>
          <table:table-cell table:style-name="ce179" table:formula="of:=IF([.A14]&lt;&gt;&quot;&quot;; [.A14]; &quot;&quot;)" office:value-type="string" office:string-value="UIE-base" calcext:value-type="string">
            <text:p>UIE-base</text:p>
          </table:table-cell>
          <table:table-cell table:style-name="ce189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9.99_{\pm 2.22}$ " calcext:value-type="string">
            <text:p><text:s/>$89.99_{\pm 2.22}$ </text:p>
          </table:table-cell>
          <table:table-cell table:style-name="ce159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4.00_{\pm 2.27}$ " calcext:value-type="string">
            <text:p><text:s/>$94.00_{\pm 2.27}$ </text:p>
          </table:table-cell>
          <table:table-cell table:style-name="ce11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6.31_{\pm 2.42}$ " calcext:value-type="string">
            <text:p><text:s/>$86.31_{\pm 2.42}$ </text:p>
          </table:table-cell>
          <table:table-cell table:style-name="ce99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88.95_{\pm 2.05}$ " calcext:value-type="string">
            <text:p><text:s/>$88.95_{\pm 2.05}$ </text:p>
          </table:table-cell>
          <table:table-cell table:style-name="ce182"/>
          <table:table-cell table:style-name="ce99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3.73_{\pm 0.93}$ " calcext:value-type="string">
            <text:p><text:s/>$93.73_{\pm 0.93}$ </text:p>
          </table:table-cell>
          <table:table-cell table:style-name="ce172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7.91_{\pm 0.71}$ " calcext:value-type="string">
            <text:p><text:s/>$97.91_{\pm 0.71}$ </text:p>
          </table:table-cell>
          <table:table-cell table:style-name="ce99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89.90_{\pm 1.52}$ " calcext:value-type="string">
            <text:p><text:s/>$89.90_{\pm 1.52}$ </text:p>
          </table:table-cell>
          <table:table-cell table:style-name="ce11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92.37_{\pm 0.98}$ " calcext:value-type="string">
            <text:p><text:s/>$92.37_{\pm 0.98}$ </text:p>
          </table:table-cell>
          <table:table-cell table:style-name="ce169" table:number-columns-repeated="2"/>
          <table:table-cell table:style-name="ce212"/>
          <table:table-cell table:style-name="ce217" table:formula="of:=IF([.A14]&lt;&gt;&quot;&quot;; [.A14]; &quot;&quot;)" office:value-type="string" office:string-value="UIE-base" calcext:value-type="string">
            <text:p>UIE-base</text:p>
          </table:table-cell>
          <table:table-cell table:style-name="ce189" table:formula="of:=IF(AND([.B14]&lt;&gt;&quot;n/a&quot;;[.C14]&lt;&gt;&quot;n/a&quot;); IF(AND([.B14]&lt;&gt;&quot;,C6&lt;&gt;&quot;); &quot;$\bm{&quot; &amp; TEXT([.B14]; &quot;0.00&quot;) &amp; &quot;}_{\bm{\pm&quot; &amp; TEXT([.C14]; &quot;0.00&quot;) &amp; &quot;}}$&quot;; &quot;&quot;); &quot;n/a&quot;)" office:value-type="string" office:string-value="$\bm{89.99}_{\bm{\pm2.22}}$" calcext:value-type="string">
            <text:p>$\bm{89.99}_{\bm{\pm2.22}}$</text:p>
          </table:table-cell>
          <table:table-cell table:style-name="ce99" table:formula="of:=IF(AND([.D14]&lt;&gt;&quot;n/a&quot;;[.E14]&lt;&gt;&quot;n/a&quot;); IF(AND([.D14]&lt;&gt;&quot;,C6&lt;&gt;&quot;); &quot;$\bm{&quot; &amp; TEXT([.D14]; &quot;0.00&quot;) &amp; &quot;}_{\bm{\pm&quot; &amp; TEXT([.E14]; &quot;0.00&quot;) &amp; &quot;}}$&quot;; &quot;&quot;); &quot;n/a&quot;)" office:value-type="string" office:string-value="$\bm{94.00}_{\bm{\pm2.27}}$" calcext:value-type="string">
            <text:p>$\bm{94.00}_{\bm{\pm2.27}}$</text:p>
          </table:table-cell>
          <table:table-cell table:style-name="ce110" table:formula="of:=IF(AND([.F14]&lt;&gt;&quot;n/a&quot;;[.G14]&lt;&gt;&quot;n/a&quot;); IF(AND([.F14]&lt;&gt;&quot;,C6&lt;&gt;&quot;); &quot;$\bm{&quot; &amp; TEXT([.F14]; &quot;0.00&quot;) &amp; &quot;}_{\bm{\pm&quot; &amp; TEXT([.G14]; &quot;0.00&quot;) &amp; &quot;}}$&quot;; &quot;&quot;); &quot;n/a&quot;)" office:value-type="string" office:string-value="$\bm{86.31}_{\bm{\pm2.42}}$" calcext:value-type="string">
            <text:p>$\bm{86.31}_{\bm{\pm2.42}}$</text:p>
          </table:table-cell>
          <table:table-cell table:style-name="ce99" table:formula="of:=IF(AND([.H14]&lt;&gt;&quot;n/a&quot;;[.I14]&lt;&gt;&quot;n/a&quot;); IF(AND([.H14]&lt;&gt;&quot;,C6&lt;&gt;&quot;); &quot;$\bm{&quot; &amp; TEXT([.H14]; &quot;0.00&quot;) &amp; &quot;}_{\bm{\pm&quot; &amp; TEXT([.I14]; &quot;0.00&quot;) &amp; &quot;}}$&quot;; &quot;&quot;); &quot;n/a&quot;)" office:value-type="string" office:string-value="$\bm{88.95}_{\bm{\pm2.05}}$" calcext:value-type="string">
            <text:p>$\bm{88.95}_{\bm{\pm2.05}}$</text:p>
          </table:table-cell>
          <table:table-cell table:style-name="ce182"/>
          <table:table-cell table:style-name="ce99" table:formula="of:=IF(AND([.K14]&lt;&gt;&quot;n/a&quot;;[.L14]&lt;&gt;&quot;n/a&quot;); IF(AND([.K14]&lt;&gt;&quot;,C6&lt;&gt;&quot;); &quot;$\bm{&quot; &amp; TEXT([.K14]; &quot;0.00&quot;) &amp; &quot;}_{\bm{\pm&quot; &amp; TEXT([.L14]; &quot;0.00&quot;) &amp; &quot;}}$&quot;; &quot;&quot;); &quot;n/a&quot;)" office:value-type="string" office:string-value="$\bm{93.73}_{\bm{\pm0.93}}$" calcext:value-type="string">
            <text:p>$\bm{93.73}_{\bm{\pm0.93}}$</text:p>
          </table:table-cell>
          <table:table-cell table:style-name="ce110" table:formula="of:=IF(AND([.M14]&lt;&gt;&quot;n/a&quot;;[.N14]&lt;&gt;&quot;n/a&quot;); IF(AND([.M14]&lt;&gt;&quot;,C6&lt;&gt;&quot;); &quot;$\bm{&quot; &amp; TEXT([.M14]; &quot;0.00&quot;) &amp; &quot;}_{\bm{\pm&quot; &amp; TEXT([.N14]; &quot;0.00&quot;) &amp; &quot;}}$&quot;; &quot;&quot;); &quot;n/a&quot;)" office:value-type="string" office:string-value="$\bm{97.91}_{\bm{\pm0.71}}$" calcext:value-type="string">
            <text:p>$\bm{97.91}_{\bm{\pm0.71}}$</text:p>
          </table:table-cell>
          <table:table-cell table:style-name="ce99" table:formula="of:=IF(AND([.O14]&lt;&gt;&quot;n/a&quot;;[.P14]&lt;&gt;&quot;n/a&quot;); IF(AND([.O14]&lt;&gt;&quot;,C6&lt;&gt;&quot;); &quot;$\bm{&quot; &amp; TEXT([.O14]; &quot;0.00&quot;) &amp; &quot;}_{\bm{\pm&quot; &amp; TEXT([.P14]; &quot;0.00&quot;) &amp; &quot;}}$&quot;; &quot;&quot;); &quot;n/a&quot;)" office:value-type="string" office:string-value="$\bm{89.90}_{\bm{\pm1.52}}$" calcext:value-type="string">
            <text:p>$\bm{89.90}_{\bm{\pm1.52}}$</text:p>
          </table:table-cell>
          <table:table-cell table:style-name="ce110" table:formula="of:=IF(AND([.Q14]&lt;&gt;&quot;n/a&quot;;[.R14]&lt;&gt;&quot;n/a&quot;); IF(AND([.Q14]&lt;&gt;&quot;,C6&lt;&gt;&quot;); &quot;$\bm{&quot; &amp; TEXT([.Q14]; &quot;0.00&quot;) &amp; &quot;}_{\bm{\pm&quot; &amp; TEXT([.R14]; &quot;0.00&quot;) &amp; &quot;}}$&quot;; &quot;&quot;); &quot;n/a&quot;)" office:value-type="string" office:string-value="$\bm{92.37}_{\bm{\pm0.98}}$" calcext:value-type="string">
            <text:p>$\bm{92.37}_{\bm{\pm0.98}}$</text:p>
          </table:table-cell>
          <table:table-cell table:number-columns-repeated="16340"/>
        </table:table-row>
        <table:table-row table:style-name="ro1">
          <table:table-cell table:style-name="ce21" office:value-type="string" calcext:value-type="string">
            <text:p>UIE-large</text:p>
          </table:table-cell>
          <table:table-cell table:style-name="ce54" office:value-type="float" office:value="90.4472284474997" calcext:value-type="float">
            <text:p>90.45</text:p>
          </table:table-cell>
          <table:table-cell table:style-name="ce73" office:value-type="float" office:value="1.56609006204546" calcext:value-type="float">
            <text:p>1.57</text:p>
          </table:table-cell>
          <table:table-cell table:style-name="ce61" office:value-type="float" office:value="94.3308926053454" calcext:value-type="float">
            <text:p>94.33</text:p>
          </table:table-cell>
          <table:table-cell table:style-name="ce61" office:value-type="float" office:value="1.8521123525047" calcext:value-type="float">
            <text:p>1.85</text:p>
          </table:table-cell>
          <table:table-cell table:style-name="ce54" office:value-type="float" office:value="86.8955065951444" calcext:value-type="float">
            <text:p>86.90</text:p>
          </table:table-cell>
          <table:table-cell table:style-name="ce73" office:value-type="float" office:value="1.96997442040861" calcext:value-type="float">
            <text:p>1.97</text:p>
          </table:table-cell>
          <table:table-cell table:style-name="ce61" office:value-type="float" office:value="89.1268171280987" calcext:value-type="float">
            <text:p>89.13</text:p>
          </table:table-cell>
          <table:table-cell table:style-name="ce61" office:value-type="float" office:value="1.37816072358881" calcext:value-type="float">
            <text:p>1.38</text:p>
          </table:table-cell>
          <table:table-cell table:style-name="ce131"/>
          <table:table-cell table:style-name="ce61" office:value-type="float" office:value="93.8849463439877" calcext:value-type="float">
            <text:p>93.88</text:p>
          </table:table-cell>
          <table:table-cell table:style-name="ce61" office:value-type="float" office:value="0.957823453738769" calcext:value-type="float">
            <text:p>0.96</text:p>
          </table:table-cell>
          <table:table-cell table:style-name="ce54" office:value-type="float" office:value="97.9113600234636" calcext:value-type="float">
            <text:p>97.91</text:p>
          </table:table-cell>
          <table:table-cell table:style-name="ce73" office:value-type="float" office:value="0.939687450473699" calcext:value-type="float">
            <text:p>0.94</text:p>
          </table:table-cell>
          <table:table-cell table:style-name="ce61" office:value-type="float" office:value="90.2021477853105" calcext:value-type="float">
            <text:p>90.20</text:p>
          </table:table-cell>
          <table:table-cell table:style-name="ce61" office:value-type="float" office:value="1.80186229676319" calcext:value-type="float">
            <text:p>1.80</text:p>
          </table:table-cell>
          <table:table-cell table:style-name="ce54" office:value-type="float" office:value="92.2441595148218" calcext:value-type="float">
            <text:p>92.24</text:p>
          </table:table-cell>
          <table:table-cell table:style-name="ce73" office:value-type="float" office:value="0.865424543293615" calcext:value-type="float">
            <text:p>0.87</text:p>
          </table:table-cell>
          <table:table-cell table:style-name="ce153"/>
          <table:table-cell table:style-name="ce165"/>
          <table:table-cell table:style-name="ce171"/>
          <table:table-cell table:style-name="ce130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47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0.45_{\pm 1.57}$ " calcext:value-type="string">
            <text:p><text:s/>$90.45_{\pm 1.57}$ </text:p>
          </table:table-cell>
          <table:table-cell table:style-name="ce16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4.33_{\pm 1.85}$ " calcext:value-type="string">
            <text:p><text:s/>$94.33_{\pm 1.85}$ </text:p>
          </table:table-cell>
          <table:table-cell table:style-name="ce147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6.90_{\pm 1.97}$ " calcext:value-type="string">
            <text:p><text:s/>$86.90_{\pm 1.97}$ </text:p>
          </table:table-cell>
          <table:table-cell table:style-name="ce136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89.13_{\pm 1.38}$ " calcext:value-type="string">
            <text:p><text:s/>$89.13_{\pm 1.38}$ </text:p>
          </table:table-cell>
          <table:table-cell table:style-name="ce183"/>
          <table:table-cell table:style-name="ce136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3.88_{\pm 0.96}$ " calcext:value-type="string">
            <text:p><text:s/>$93.88_{\pm 0.96}$ </text:p>
          </table:table-cell>
          <table:table-cell table:style-name="ce173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7.91_{\pm 0.94}$ " calcext:value-type="string">
            <text:p><text:s/>$97.91_{\pm 0.94}$ </text:p>
          </table:table-cell>
          <table:table-cell table:style-name="ce136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0.20_{\pm 1.80}$ " calcext:value-type="string">
            <text:p><text:s/>$90.20_{\pm 1.80}$ </text:p>
          </table:table-cell>
          <table:table-cell table:style-name="ce147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2.24_{\pm 0.87}$ " calcext:value-type="string">
            <text:p><text:s/>$92.24_{\pm 0.87}$ </text:p>
          </table:table-cell>
          <table:table-cell table:style-name="ce171" table:number-columns-repeated="2"/>
          <table:table-cell table:style-name="ce213"/>
          <table:table-cell table:style-name="ce218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47" table:formula="of:=IF(AND([.B15]&lt;&gt;&quot;n/a&quot;;[.C15]&lt;&gt;&quot;n/a&quot;); IF(AND([.B15]&lt;&gt;&quot;,C6&lt;&gt;&quot;); &quot;$\bm{&quot; &amp; TEXT([.B15]; &quot;0.00&quot;) &amp; &quot;}_{\bm{\pm&quot; &amp; TEXT([.C15]; &quot;0.00&quot;) &amp; &quot;}}$&quot;; &quot;&quot;); &quot;n/a&quot;)" office:value-type="string" office:string-value="$\bm{90.45}_{\bm{\pm1.57}}$" calcext:value-type="string">
            <text:p>$\bm{90.45}_{\bm{\pm1.57}}$</text:p>
          </table:table-cell>
          <table:table-cell table:style-name="ce136" table:formula="of:=IF(AND([.D15]&lt;&gt;&quot;n/a&quot;;[.E15]&lt;&gt;&quot;n/a&quot;); IF(AND([.D15]&lt;&gt;&quot;,C6&lt;&gt;&quot;); &quot;$\bm{&quot; &amp; TEXT([.D15]; &quot;0.00&quot;) &amp; &quot;}_{\bm{\pm&quot; &amp; TEXT([.E15]; &quot;0.00&quot;) &amp; &quot;}}$&quot;; &quot;&quot;); &quot;n/a&quot;)" office:value-type="string" office:string-value="$\bm{94.33}_{\bm{\pm1.85}}$" calcext:value-type="string">
            <text:p>$\bm{94.33}_{\bm{\pm1.85}}$</text:p>
          </table:table-cell>
          <table:table-cell table:style-name="ce147" table:formula="of:=IF(AND([.F15]&lt;&gt;&quot;n/a&quot;;[.G15]&lt;&gt;&quot;n/a&quot;); IF(AND([.F15]&lt;&gt;&quot;,C6&lt;&gt;&quot;); &quot;$\bm{&quot; &amp; TEXT([.F15]; &quot;0.00&quot;) &amp; &quot;}_{\bm{\pm&quot; &amp; TEXT([.G15]; &quot;0.00&quot;) &amp; &quot;}}$&quot;; &quot;&quot;); &quot;n/a&quot;)" office:value-type="string" office:string-value="$\bm{86.90}_{\bm{\pm1.97}}$" calcext:value-type="string">
            <text:p>$\bm{86.90}_{\bm{\pm1.97}}$</text:p>
          </table:table-cell>
          <table:table-cell table:style-name="ce136" table:formula="of:=IF(AND([.H15]&lt;&gt;&quot;n/a&quot;;[.I15]&lt;&gt;&quot;n/a&quot;); IF(AND([.H15]&lt;&gt;&quot;,C6&lt;&gt;&quot;); &quot;$\bm{&quot; &amp; TEXT([.H15]; &quot;0.00&quot;) &amp; &quot;}_{\bm{\pm&quot; &amp; TEXT([.I15]; &quot;0.00&quot;) &amp; &quot;}}$&quot;; &quot;&quot;); &quot;n/a&quot;)" office:value-type="string" office:string-value="$\bm{89.13}_{\bm{\pm1.38}}$" calcext:value-type="string">
            <text:p>$\bm{89.13}_{\bm{\pm1.38}}$</text:p>
          </table:table-cell>
          <table:table-cell table:style-name="ce183"/>
          <table:table-cell table:style-name="ce136" table:formula="of:=IF(AND([.K15]&lt;&gt;&quot;n/a&quot;;[.L15]&lt;&gt;&quot;n/a&quot;); IF(AND([.K15]&lt;&gt;&quot;,C6&lt;&gt;&quot;); &quot;$\bm{&quot; &amp; TEXT([.K15]; &quot;0.00&quot;) &amp; &quot;}_{\bm{\pm&quot; &amp; TEXT([.L15]; &quot;0.00&quot;) &amp; &quot;}}$&quot;; &quot;&quot;); &quot;n/a&quot;)" office:value-type="string" office:string-value="$\bm{93.88}_{\bm{\pm0.96}}$" calcext:value-type="string">
            <text:p>$\bm{93.88}_{\bm{\pm0.96}}$</text:p>
          </table:table-cell>
          <table:table-cell table:style-name="ce147" table:formula="of:=IF(AND([.M15]&lt;&gt;&quot;n/a&quot;;[.N15]&lt;&gt;&quot;n/a&quot;); IF(AND([.M15]&lt;&gt;&quot;,C6&lt;&gt;&quot;); &quot;$\bm{&quot; &amp; TEXT([.M15]; &quot;0.00&quot;) &amp; &quot;}_{\bm{\pm&quot; &amp; TEXT([.N15]; &quot;0.00&quot;) &amp; &quot;}}$&quot;; &quot;&quot;); &quot;n/a&quot;)" office:value-type="string" office:string-value="$\bm{97.91}_{\bm{\pm0.94}}$" calcext:value-type="string">
            <text:p>$\bm{97.91}_{\bm{\pm0.94}}$</text:p>
          </table:table-cell>
          <table:table-cell table:style-name="ce136" table:formula="of:=IF(AND([.O15]&lt;&gt;&quot;n/a&quot;;[.P15]&lt;&gt;&quot;n/a&quot;); IF(AND([.O15]&lt;&gt;&quot;,C6&lt;&gt;&quot;); &quot;$\bm{&quot; &amp; TEXT([.O15]; &quot;0.00&quot;) &amp; &quot;}_{\bm{\pm&quot; &amp; TEXT([.P15]; &quot;0.00&quot;) &amp; &quot;}}$&quot;; &quot;&quot;); &quot;n/a&quot;)" office:value-type="string" office:string-value="$\bm{90.20}_{\bm{\pm1.80}}$" calcext:value-type="string">
            <text:p>$\bm{90.20}_{\bm{\pm1.80}}$</text:p>
          </table:table-cell>
          <table:table-cell table:style-name="ce147" table:formula="of:=IF(AND([.Q15]&lt;&gt;&quot;n/a&quot;;[.R15]&lt;&gt;&quot;n/a&quot;); IF(AND([.Q15]&lt;&gt;&quot;,C6&lt;&gt;&quot;); &quot;$\bm{&quot; &amp; TEXT([.Q15]; &quot;0.00&quot;) &amp; &quot;}_{\bm{\pm&quot; &amp; TEXT([.R15]; &quot;0.00&quot;) &amp; &quot;}}$&quot;; &quot;&quot;); &quot;n/a&quot;)" office:value-type="string" office:string-value="$\bm{92.24}_{\bm{\pm0.87}}$" calcext:value-type="string">
            <text:p>$\bm{92.24}_{\bm{\pm0.87}}$</text:p>
          </table:table-cell>
          <table:table-cell table:number-columns-repeated="16340"/>
        </table:table-row>
        <table:table-row table:style-name="ro1">
          <table:table-cell table:style-name="ce16"/>
          <table:table-cell table:style-name="ce55"/>
          <table:table-cell table:style-name="ce75"/>
          <table:table-cell table:style-name="ce103"/>
          <table:table-cell table:style-name="ce109"/>
          <table:table-cell table:style-name="ce55"/>
          <table:table-cell table:style-name="ce75"/>
          <table:table-cell table:style-name="ce103" table:number-columns-repeated="2"/>
          <table:table-cell table:style-name="ce132"/>
          <table:table-cell table:style-name="ce109"/>
          <table:table-cell table:style-name="ce103"/>
          <table:table-cell table:style-name="ce55"/>
          <table:table-cell table:style-name="ce75"/>
          <table:table-cell table:style-name="ce109"/>
          <table:table-cell table:style-name="ce103"/>
          <table:table-cell table:style-name="ce55"/>
          <table:table-cell table:style-name="ce75"/>
          <table:table-cell table:style-name="ce154"/>
          <table:table-cell table:style-name="ce166"/>
          <table:table-cell table:style-name="ce169"/>
          <table:table-cell table:style-name="ce97" table:formula="of:=IF([.A16]&lt;&gt;&quot;&quot;; [.A16]; &quot;&quot;)">
            <text:p/>
          </table:table-cell>
          <table:table-cell table:style-name="ce110" table:formula="of:=IF([.B16]&lt;&gt;&quot;n/a&quot;; IF([.B16]&lt;&gt;&quot;&quot;; TEXT([.B16]; &quot;0.00&quot;);  &quot;&quot;); &quot;n/a&quot;)">
            <text:p/>
          </table:table-cell>
          <table:table-cell table:style-name="ce99" table:formula="of:=IF([.D16]&lt;&gt;&quot;n/a&quot;; IF([.D16]&lt;&gt;&quot;&quot;; TEXT([.D16]; &quot;0.00&quot;);  &quot;&quot;); &quot;n/a&quot;)">
            <text:p/>
          </table:table-cell>
          <table:table-cell table:style-name="ce110" table:formula="of:=IF([.F16]&lt;&gt;&quot;n/a&quot;; IF([.F16]&lt;&gt;&quot;&quot;; TEXT([.F16]; &quot;0.00&quot;);  &quot;&quot;); &quot;n/a&quot;)">
            <text:p/>
          </table:table-cell>
          <table:table-cell table:style-name="ce99" table:formula="of:=IF([.H16]&lt;&gt;&quot;n/a&quot;; IF([.H16]&lt;&gt;&quot;&quot;; TEXT([.H16]; &quot;0.00&quot;);  &quot;&quot;); &quot;n/a&quot;)">
            <text:p/>
          </table:table-cell>
          <table:table-cell table:style-name="ce181"/>
          <table:table-cell table:style-name="ce99" table:formula="of:=IF([.K16]&lt;&gt;&quot;n/a&quot;; IF([.K16]&lt;&gt;&quot;&quot;; TEXT([.K16]; &quot;0.00&quot;);  &quot;&quot;); &quot;n/a&quot;)">
            <text:p/>
          </table:table-cell>
          <table:table-cell table:style-name="ce110" table:formula="of:=IF([.M16]&lt;&gt;&quot;n/a&quot;; IF([.M16]&lt;&gt;&quot;&quot;; TEXT([.M16]; &quot;0.00&quot;);  &quot;&quot;); &quot;n/a&quot;)">
            <text:p/>
          </table:table-cell>
          <table:table-cell table:style-name="ce99" table:formula="of:=IF([.O16]&lt;&gt;&quot;n/a&quot;; IF([.O16]&lt;&gt;&quot;&quot;; TEXT([.O16]; &quot;0.00&quot;);  &quot;&quot;); &quot;n/a&quot;)">
            <text:p/>
          </table:table-cell>
          <table:table-cell table:style-name="ce110" table:formula="of:=IF([.Q16]&lt;&gt;&quot;n/a&quot;; IF([.Q16]&lt;&gt;&quot;&quot;; TEXT([.Q16]; &quot;0.00&quot;);  &quot;&quot;); &quot;n/a&quot;)">
            <text:p/>
          </table:table-cell>
          <table:table-cell table:style-name="ce169" table:number-columns-repeated="2"/>
          <table:table-cell table:style-name="ce212"/>
          <table:table-cell table:style-name="ce217" table:formula="of:=IF([.A16]&lt;&gt;&quot;&quot;; [.A16]; &quot;&quot;)">
            <text:p/>
          </table:table-cell>
          <table:table-cell table:style-name="ce189" table:formula="of:=IF(AND([.B16]&lt;&gt;&quot;&quot;; [.C16]&lt;&gt;&quot;&quot;); &quot; $\bm{&quot; &amp; TEXT([.B16]; &quot;0.00&quot;) &amp; &quot;}_{\bm{\pm &quot; &amp; TEXT([.C16]; &quot;0.00&quot;) &amp; &quot;}}$ &quot;; &quot;&quot;)">
            <text:p/>
          </table:table-cell>
          <table:table-cell table:style-name="ce99" table:formula="of:=IF([.Q16]&lt;&gt;&quot;n/a&quot;; IF([.Q16]&lt;&gt;&quot;&quot;; TEXT([.Q16]; &quot;0.00&quot;);  &quot;&quot;); &quot;n/a&quot;)">
            <text:p/>
          </table:table-cell>
          <table:table-cell table:style-name="ce110" table:formula="of:=IF([.S16]&lt;&gt;&quot;n/a&quot;; IF([.S16]&lt;&gt;&quot;&quot;; TEXT([.S16]; &quot;0.00&quot;);  &quot;&quot;); &quot;n/a&quot;)">
            <text:p/>
          </table:table-cell>
          <table:table-cell table:style-name="ce99" table:formula="of:=IF([.U16]&lt;&gt;&quot;n/a&quot;; IF([.U16]&lt;&gt;&quot;&quot;; TEXT([.U16]; &quot;0.00&quot;);  &quot;&quot;); &quot;n/a&quot;)">
            <text:p/>
          </table:table-cell>
          <table:table-cell table:style-name="ce181"/>
          <table:table-cell table:style-name="ce99" table:formula="of:=IF([.X16]&lt;&gt;&quot;n/a&quot;; IF([.X16]&lt;&gt;&quot;&quot;; TEXT([.X16]; &quot;0.00&quot;);  &quot;&quot;); &quot;n/a&quot;)">
            <text:p/>
          </table:table-cell>
          <table:table-cell table:style-name="ce110" table:formula="of:=IF([.Z16]&lt;&gt;&quot;n/a&quot;; IF([.Z16]&lt;&gt;&quot;&quot;; TEXT([.Z16]; &quot;0.00&quot;);  &quot;&quot;); &quot;n/a&quot;)">
            <text:p/>
          </table:table-cell>
          <table:table-cell table:style-name="ce99" table:formula="of:=IF([.AB16]&lt;&gt;&quot;n/a&quot;; IF([.AB16]&lt;&gt;&quot;&quot;; TEXT([.AB16]; &quot;0.00&quot;);  &quot;&quot;); &quot;n/a&quot;)">
            <text:p/>
          </table:table-cell>
          <table:table-cell table:style-name="ce110" table:formula="of:=IF([.AD16]&lt;&gt;&quot;n/a&quot;; IF([.AD16]&lt;&gt;&quot;&quot;; TEXT([.AD16]; &quot;0.00&quot;);  &quot;&quot;); &quot;n/a&quot;)">
            <text:p/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BGAD-B2B</text:p>
          </table:table-cell>
          <table:table-cell table:style-name="ce55" office:value-type="float" office:value="89.08" calcext:value-type="float">
            <text:p>89.08</text:p>
          </table:table-cell>
          <table:table-cell table:style-name="ce75"/>
          <table:table-cell table:style-name="ce103" office:value-type="float" office:value="93.67" calcext:value-type="float">
            <text:p>93.67</text:p>
          </table:table-cell>
          <table:table-cell table:style-name="ce109"/>
          <table:table-cell table:style-name="ce55" office:value-type="float" office:value="84.93" calcext:value-type="float">
            <text:p>84.93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5.05" calcext:value-type="float">
            <text:p>95.05</text:p>
          </table:table-cell>
          <table:table-cell table:style-name="ce103"/>
          <table:table-cell table:style-name="ce55" office:value-type="float" office:value="99.94" calcext:value-type="float">
            <text:p>99.94</text:p>
          </table:table-cell>
          <table:table-cell table:style-name="ce75"/>
          <table:table-cell table:style-name="ce109" office:value-type="float" office:value="90.61" calcext:value-type="float">
            <text:p>90.61</text:p>
          </table:table-cell>
          <table:table-cell table:style-name="ce103"/>
          <table:table-cell table:style-name="ce55" office:value-type="float" office:value="92.06" calcext:value-type="float">
            <text:p>92.06</text:p>
          </table:table-cell>
          <table:table-cell table:style-name="ce75" office:value-type="string" calcext:value-type="string">
            <text:p>n/a</text:p>
          </table:table-cell>
          <table:table-cell table:style-name="ce154"/>
          <table:table-cell table:style-name="ce166"/>
          <table:table-cell table:style-name="ce169"/>
          <table:table-cell table:style-name="ce97" table:formula="of:=IF([.A17]&lt;&gt;&quot;&quot;; [.A17]; &quot;&quot;)" office:value-type="string" office:string-value="BGAD-B2B" calcext:value-type="string">
            <text:p>BGAD-B2B</text:p>
          </table:table-cell>
          <table:table-cell table:style-name="ce110" table:formula="of:=IF([.B17]&lt;&gt;&quot;n/a&quot;; IF([.B17]&lt;&gt;&quot;&quot;; TEXT([.B17]; &quot;0.00&quot;);  &quot;&quot;); &quot;n/a&quot;)" office:value-type="string" office:string-value="89.08" calcext:value-type="string">
            <text:p>89.08</text:p>
          </table:table-cell>
          <table:table-cell table:style-name="ce99" table:formula="of:=IF([.D17]&lt;&gt;&quot;n/a&quot;; IF([.D17]&lt;&gt;&quot;&quot;; TEXT([.D17]; &quot;0.00&quot;);  &quot;&quot;); &quot;n/a&quot;)" office:value-type="string" office:string-value="93.67" calcext:value-type="string">
            <text:p>93.67</text:p>
          </table:table-cell>
          <table:table-cell table:style-name="ce110" table:formula="of:=IF([.F17]&lt;&gt;&quot;n/a&quot;; IF([.F17]&lt;&gt;&quot;&quot;; TEXT([.F17]; &quot;0.00&quot;);  &quot;&quot;); &quot;n/a&quot;)" office:value-type="string" office:string-value="84.93" calcext:value-type="string">
            <text:p>84.93</text:p>
          </table:table-cell>
          <table:table-cell table:style-name="ce99" table:formula="of:=IF([.H17]&lt;&gt;&quot;n/a&quot;; IF([.H17]&lt;&gt;&quot;&quot;; TEXT([.H17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17]&lt;&gt;&quot;n/a&quot;; IF([.K17]&lt;&gt;&quot;&quot;; TEXT([.K17]; &quot;0.00&quot;);  &quot;&quot;); &quot;n/a&quot;)" office:value-type="string" office:string-value="95.05" calcext:value-type="string">
            <text:p>95.05</text:p>
          </table:table-cell>
          <table:table-cell table:style-name="ce172" table:formula="of:=IF([.M17]&lt;&gt;&quot;n/a&quot;; IF([.M17]&lt;&gt;&quot;&quot;; TEXT([.M17]; &quot;0.00&quot;);  &quot;&quot;); &quot;n/a&quot;)" office:value-type="string" office:string-value="99.94" calcext:value-type="string">
            <text:p>99.94</text:p>
          </table:table-cell>
          <table:table-cell table:style-name="ce99" table:formula="of:=IF([.O17]&lt;&gt;&quot;n/a&quot;; IF([.O17]&lt;&gt;&quot;&quot;; TEXT([.O17]; &quot;0.00&quot;);  &quot;&quot;); &quot;n/a&quot;)" office:value-type="string" office:string-value="90.61" calcext:value-type="string">
            <text:p>90.61</text:p>
          </table:table-cell>
          <table:table-cell table:style-name="ce110" table:formula="of:=IF([.Q17]&lt;&gt;&quot;n/a&quot;; IF([.Q17]&lt;&gt;&quot;&quot;; TEXT([.Q17]; &quot;0.00&quot;);  &quot;&quot;); &quot;n/a&quot;)" office:value-type="string" office:string-value="92.06" calcext:value-type="string">
            <text:p>92.06</text:p>
          </table:table-cell>
          <table:table-cell table:style-name="ce169" table:number-columns-repeated="2"/>
          <table:table-cell table:style-name="ce212"/>
          <table:table-cell table:style-name="ce217" table:formula="of:=IF([.A17]&lt;&gt;&quot;&quot;; [.A17]; &quot;&quot;)" office:value-type="string" office:string-value="BGAD-B2B" calcext:value-type="string">
            <text:p>BGAD-B2B</text:p>
          </table:table-cell>
          <table:table-cell table:style-name="ce110" table:formula="of:=IF([.B17]&lt;&gt;&quot;n/a&quot;; IF([.B17]&lt;&gt;&quot;&quot;; TEXT([.B17]; &quot;0.00&quot;);  &quot;&quot;); &quot;n/a&quot;)" office:value-type="string" office:string-value="89.08" calcext:value-type="string">
            <text:p>89.08</text:p>
          </table:table-cell>
          <table:table-cell table:style-name="ce99" table:formula="of:=IF([.D17]&lt;&gt;&quot;n/a&quot;; IF([.D17]&lt;&gt;&quot;&quot;; TEXT([.D17]; &quot;0.00&quot;);  &quot;&quot;); &quot;n/a&quot;)" office:value-type="string" office:string-value="93.67" calcext:value-type="string">
            <text:p>93.67</text:p>
          </table:table-cell>
          <table:table-cell table:style-name="ce110" table:formula="of:=IF([.F17]&lt;&gt;&quot;n/a&quot;; IF([.F17]&lt;&gt;&quot;&quot;; TEXT([.F17]; &quot;0.00&quot;);  &quot;&quot;); &quot;n/a&quot;)" office:value-type="string" office:string-value="84.93" calcext:value-type="string">
            <text:p>84.93</text:p>
          </table:table-cell>
          <table:table-cell table:style-name="ce99" table:formula="of:=IF([.H17]&lt;&gt;&quot;n/a&quot;; IF([.H17]&lt;&gt;&quot;&quot;; TEXT([.H17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17]&lt;&gt;&quot;n/a&quot;; IF([.K17]&lt;&gt;&quot;&quot;; TEXT([.K17]; &quot;0.00&quot;);  &quot;&quot;); &quot;n/a&quot;)" office:value-type="string" office:string-value="95.05" calcext:value-type="string">
            <text:p>95.05</text:p>
          </table:table-cell>
          <table:table-cell table:style-name="ce110" table:formula="of:=IF([.M17]&lt;&gt;&quot;n/a&quot;; IF([.M17]&lt;&gt;&quot;&quot;; TEXT([.M17]; &quot;0.00&quot;);  &quot;&quot;); &quot;n/a&quot;)" office:value-type="string" office:string-value="99.94" calcext:value-type="string">
            <text:p>99.94</text:p>
          </table:table-cell>
          <table:table-cell table:style-name="ce99" table:formula="of:=IF([.O17]&lt;&gt;&quot;n/a&quot;; IF([.O17]&lt;&gt;&quot;&quot;; TEXT([.O17]; &quot;0.00&quot;);  &quot;&quot;); &quot;n/a&quot;)" office:value-type="string" office:string-value="90.61" calcext:value-type="string">
            <text:p>90.61</text:p>
          </table:table-cell>
          <table:table-cell table:style-name="ce110" table:formula="of:=IF([.Q17]&lt;&gt;&quot;n/a&quot;; IF([.Q17]&lt;&gt;&quot;&quot;; TEXT([.Q17]; &quot;0.00&quot;);  &quot;&quot;); &quot;n/a&quot;)" office:value-type="string" office:string-value="92.06" calcext:value-type="string">
            <text:p>92.06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<text:span text:style-name="T1">BGAD-</text:span>DateBERT</text:p>
          </table:table-cell>
          <table:table-cell table:style-name="ce55" office:value-type="float" office:value="90.49" calcext:value-type="float">
            <text:p>90.49</text:p>
          </table:table-cell>
          <table:table-cell table:style-name="ce75"/>
          <table:table-cell table:style-name="ce103" office:value-type="float" office:value="89.9" calcext:value-type="float">
            <text:p>89.90</text:p>
          </table:table-cell>
          <table:table-cell table:style-name="ce109"/>
          <table:table-cell table:style-name="ce55" office:value-type="float" office:value="91.1" calcext:value-type="float">
            <text:p>91.10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6.35" calcext:value-type="float">
            <text:p>96.35</text:p>
          </table:table-cell>
          <table:table-cell table:style-name="ce103"/>
          <table:table-cell table:style-name="ce55" office:value-type="float" office:value="95.72" calcext:value-type="float">
            <text:p>95.72</text:p>
          </table:table-cell>
          <table:table-cell table:style-name="ce75"/>
          <table:table-cell table:style-name="ce109" office:value-type="float" office:value="96.99" calcext:value-type="float">
            <text:p>96.99</text:p>
          </table:table-cell>
          <table:table-cell table:style-name="ce103"/>
          <table:table-cell table:style-name="ce55" office:value-type="float" office:value="94.91" calcext:value-type="float">
            <text:p>94.91</text:p>
          </table:table-cell>
          <table:table-cell table:style-name="ce75" office:value-type="string" calcext:value-type="string">
            <text:p>n/a</text:p>
          </table:table-cell>
          <table:table-cell table:style-name="ce154"/>
          <table:table-cell table:style-name="ce164" table:number-columns-repeated="2"/>
          <table:table-cell table:style-name="ce179" table:formula="of:=IF([.A18]&lt;&gt;&quot;&quot;; [.A18]; &quot;&quot;)" office:value-type="string" office:string-value="BGAD-DateBERT" calcext:value-type="string">
            <text:p>BGAD-DateBERT</text:p>
          </table:table-cell>
          <table:table-cell table:style-name="ce110" table:formula="of:=IF([.B18]&lt;&gt;&quot;n/a&quot;; IF([.B18]&lt;&gt;&quot;&quot;; TEXT([.B18]; &quot;0.00&quot;);  &quot;&quot;); &quot;n/a&quot;)" office:value-type="string" office:string-value="90.49" calcext:value-type="string">
            <text:p>90.49</text:p>
          </table:table-cell>
          <table:table-cell table:style-name="ce99" table:formula="of:=IF([.D18]&lt;&gt;&quot;n/a&quot;; IF([.D18]&lt;&gt;&quot;&quot;; TEXT([.D18]; &quot;0.00&quot;);  &quot;&quot;); &quot;n/a&quot;)" office:value-type="string" office:string-value="89.90" calcext:value-type="string">
            <text:p>89.90</text:p>
          </table:table-cell>
          <table:table-cell table:style-name="ce110" table:formula="of:=IF([.F18]&lt;&gt;&quot;n/a&quot;; IF([.F18]&lt;&gt;&quot;&quot;; TEXT([.F18]; &quot;0.00&quot;);  &quot;&quot;); &quot;n/a&quot;)" office:value-type="string" office:string-value="91.10" calcext:value-type="string">
            <text:p>91.10</text:p>
          </table:table-cell>
          <table:table-cell table:style-name="ce99" table:formula="of:=IF([.H18]&lt;&gt;&quot;n/a&quot;; IF([.H18]&lt;&gt;&quot;&quot;; TEXT([.H18]; &quot;0.00&quot;);  &quot;&quot;); &quot;n/a&quot;)" office:value-type="string" office:string-value="n/a" calcext:value-type="string">
            <text:p>n/a</text:p>
          </table:table-cell>
          <table:table-cell table:style-name="ce182"/>
          <table:table-cell table:style-name="ce99" table:formula="of:=IF([.K18]&lt;&gt;&quot;n/a&quot;; IF([.K18]&lt;&gt;&quot;&quot;; TEXT([.K18]; &quot;0.00&quot;);  &quot;&quot;); &quot;n/a&quot;)" office:value-type="string" office:string-value="96.35" calcext:value-type="string">
            <text:p>96.35</text:p>
          </table:table-cell>
          <table:table-cell table:style-name="ce110" table:formula="of:=IF([.M18]&lt;&gt;&quot;n/a&quot;; IF([.M18]&lt;&gt;&quot;&quot;; TEXT([.M18]; &quot;0.00&quot;);  &quot;&quot;); &quot;n/a&quot;)" office:value-type="string" office:string-value="95.72" calcext:value-type="string">
            <text:p>95.72</text:p>
          </table:table-cell>
          <table:table-cell table:style-name="ce99" table:formula="of:=IF([.O18]&lt;&gt;&quot;n/a&quot;; IF([.O18]&lt;&gt;&quot;&quot;; TEXT([.O18]; &quot;0.00&quot;);  &quot;&quot;); &quot;n/a&quot;)" office:value-type="string" office:string-value="96.99" calcext:value-type="string">
            <text:p>96.99</text:p>
          </table:table-cell>
          <table:table-cell table:style-name="ce110" table:formula="of:=IF([.Q18]&lt;&gt;&quot;n/a&quot;; IF([.Q18]&lt;&gt;&quot;&quot;; TEXT([.Q18]; &quot;0.00&quot;);  &quot;&quot;); &quot;n/a&quot;)" office:value-type="string" office:string-value="94.91" calcext:value-type="string">
            <text:p>94.91</text:p>
          </table:table-cell>
          <table:table-cell table:style-name="ce169" table:number-columns-repeated="2"/>
          <table:table-cell table:style-name="ce212"/>
          <table:table-cell table:style-name="ce217" table:formula="of:=IF([.A18]&lt;&gt;&quot;&quot;; [.A18]; &quot;&quot;)" office:value-type="string" office:string-value="BGAD-DateBERT" calcext:value-type="string">
            <text:p>BGAD-DateBERT</text:p>
          </table:table-cell>
          <table:table-cell table:style-name="ce110" table:formula="of:=IF([.B18]&lt;&gt;&quot;n/a&quot;; IF([.B18]&lt;&gt;&quot;&quot;; TEXT([.B18]; &quot;0.00&quot;);  &quot;&quot;); &quot;n/a&quot;)" office:value-type="string" office:string-value="90.49" calcext:value-type="string">
            <text:p>90.49</text:p>
          </table:table-cell>
          <table:table-cell table:style-name="ce99" table:formula="of:=IF([.D18]&lt;&gt;&quot;n/a&quot;; IF([.D18]&lt;&gt;&quot;&quot;; TEXT([.D18]; &quot;0.00&quot;);  &quot;&quot;); &quot;n/a&quot;)" office:value-type="string" office:string-value="89.90" calcext:value-type="string">
            <text:p>89.90</text:p>
          </table:table-cell>
          <table:table-cell table:style-name="ce110" table:formula="of:=IF([.F18]&lt;&gt;&quot;n/a&quot;; IF([.F18]&lt;&gt;&quot;&quot;; TEXT([.F18]; &quot;0.00&quot;);  &quot;&quot;); &quot;n/a&quot;)" office:value-type="string" office:string-value="91.10" calcext:value-type="string">
            <text:p>91.10</text:p>
          </table:table-cell>
          <table:table-cell table:style-name="ce99" table:formula="of:=IF([.H18]&lt;&gt;&quot;n/a&quot;; IF([.H18]&lt;&gt;&quot;&quot;; TEXT([.H18]; &quot;0.00&quot;);  &quot;&quot;); &quot;n/a&quot;)" office:value-type="string" office:string-value="n/a" calcext:value-type="string">
            <text:p>n/a</text:p>
          </table:table-cell>
          <table:table-cell table:style-name="ce182"/>
          <table:table-cell table:style-name="ce99" table:formula="of:=IF([.K18]&lt;&gt;&quot;n/a&quot;; IF([.K18]&lt;&gt;&quot;&quot;; TEXT([.K18]; &quot;0.00&quot;);  &quot;&quot;); &quot;n/a&quot;)" office:value-type="string" office:string-value="96.35" calcext:value-type="string">
            <text:p>96.35</text:p>
          </table:table-cell>
          <table:table-cell table:style-name="ce110" table:formula="of:=IF([.M18]&lt;&gt;&quot;n/a&quot;; IF([.M18]&lt;&gt;&quot;&quot;; TEXT([.M18]; &quot;0.00&quot;);  &quot;&quot;); &quot;n/a&quot;)" office:value-type="string" office:string-value="95.72" calcext:value-type="string">
            <text:p>95.72</text:p>
          </table:table-cell>
          <table:table-cell table:style-name="ce99" table:formula="of:=IF([.O18]&lt;&gt;&quot;n/a&quot;; IF([.O18]&lt;&gt;&quot;&quot;; TEXT([.O18]; &quot;0.00&quot;);  &quot;&quot;); &quot;n/a&quot;)" office:value-type="string" office:string-value="96.99" calcext:value-type="string">
            <text:p>96.99</text:p>
          </table:table-cell>
          <table:table-cell table:style-name="ce110" table:formula="of:=IF([.Q18]&lt;&gt;&quot;n/a&quot;; IF([.Q18]&lt;&gt;&quot;&quot;; TEXT([.Q18]; &quot;0.00&quot;);  &quot;&quot;); &quot;n/a&quot;)" office:value-type="string" office:string-value="94.91" calcext:value-type="string">
            <text:p>94.91</text:p>
          </table:table-cell>
          <table:table-cell table:number-columns-repeated="16340"/>
        </table:table-row>
        <table:table-row table:style-name="ro1">
          <table:table-cell table:style-name="ce22" office:value-type="string" calcext:value-type="string">
            <text:p>HeidelTime</text:p>
          </table:table-cell>
          <table:table-cell table:style-name="ce55" office:value-type="float" office:value="83.1" calcext:value-type="float">
            <text:p>83.10</text:p>
          </table:table-cell>
          <table:table-cell table:style-name="ce75"/>
          <table:table-cell table:style-name="ce103" office:value-type="float" office:value="88.2" calcext:value-type="float">
            <text:p>88.20</text:p>
          </table:table-cell>
          <table:table-cell table:style-name="ce103"/>
          <table:table-cell table:style-name="ce55" office:value-type="float" office:value="78.5" calcext:value-type="float">
            <text:p>78.50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3" office:value-type="float" office:value="90.3" calcext:value-type="float">
            <text:p>90.30</text:p>
          </table:table-cell>
          <table:table-cell table:style-name="ce103"/>
          <table:table-cell table:style-name="ce55" office:value-type="float" office:value="95.8" calcext:value-type="float">
            <text:p>95.80</text:p>
          </table:table-cell>
          <table:table-cell table:style-name="ce75"/>
          <table:table-cell table:style-name="ce103" office:value-type="float" office:value="85.4" calcext:value-type="float">
            <text:p>85.40</text:p>
          </table:table-cell>
          <table:table-cell table:style-name="ce103"/>
          <table:table-cell table:style-name="ce55" office:value-type="float" office:value="89.2" calcext:value-type="float">
            <text:p>89.20</text:p>
          </table:table-cell>
          <table:table-cell table:style-name="ce75" office:value-type="string" calcext:value-type="string">
            <text:p>n/a</text:p>
          </table:table-cell>
          <table:table-cell table:style-name="ce155"/>
          <table:table-cell table:style-name="ce167"/>
          <table:table-cell table:style-name="ce163"/>
          <table:table-cell table:style-name="ce97" table:formula="of:=IF([.A19]&lt;&gt;&quot;&quot;; [.A19]; &quot;&quot;)" office:value-type="string" office:string-value="HeidelTime" calcext:value-type="string">
            <text:p>HeidelTime</text:p>
          </table:table-cell>
          <table:table-cell table:style-name="ce110" table:formula="of:=IF([.B19]&lt;&gt;&quot;n/a&quot;; IF([.B19]&lt;&gt;&quot;&quot;; TEXT([.B19]; &quot;0.00&quot;);  &quot;&quot;); &quot;n/a&quot;)" office:value-type="string" office:string-value="83.10" calcext:value-type="string">
            <text:p>83.10</text:p>
          </table:table-cell>
          <table:table-cell table:style-name="ce99" table:formula="of:=IF([.D19]&lt;&gt;&quot;n/a&quot;; IF([.D19]&lt;&gt;&quot;&quot;; TEXT([.D19]; &quot;0.00&quot;);  &quot;&quot;); &quot;n/a&quot;)" office:value-type="string" office:string-value="88.20" calcext:value-type="string">
            <text:p>88.20</text:p>
          </table:table-cell>
          <table:table-cell table:style-name="ce110" table:formula="of:=IF([.F19]&lt;&gt;&quot;n/a&quot;; IF([.F19]&lt;&gt;&quot;&quot;; TEXT([.F19]; &quot;0.00&quot;);  &quot;&quot;); &quot;n/a&quot;)" office:value-type="string" office:string-value="78.50" calcext:value-type="string">
            <text:p>78.50</text:p>
          </table:table-cell>
          <table:table-cell table:style-name="ce99" table:formula="of:=IF([.H19]&lt;&gt;&quot;n/a&quot;; IF([.H19]&lt;&gt;&quot;&quot;; TEXT([.H19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19]&lt;&gt;&quot;n/a&quot;; IF([.K19]&lt;&gt;&quot;&quot;; TEXT([.K19]; &quot;0.00&quot;);  &quot;&quot;); &quot;n/a&quot;)" office:value-type="string" office:string-value="90.30" calcext:value-type="string">
            <text:p>90.30</text:p>
          </table:table-cell>
          <table:table-cell table:style-name="ce110" table:formula="of:=IF([.M19]&lt;&gt;&quot;n/a&quot;; IF([.M19]&lt;&gt;&quot;&quot;; TEXT([.M19]; &quot;0.00&quot;);  &quot;&quot;); &quot;n/a&quot;)" office:value-type="string" office:string-value="95.80" calcext:value-type="string">
            <text:p>95.80</text:p>
          </table:table-cell>
          <table:table-cell table:style-name="ce99" table:formula="of:=IF([.O19]&lt;&gt;&quot;n/a&quot;; IF([.O19]&lt;&gt;&quot;&quot;; TEXT([.O19]; &quot;0.00&quot;);  &quot;&quot;); &quot;n/a&quot;)" office:value-type="string" office:string-value="85.40" calcext:value-type="string">
            <text:p>85.40</text:p>
          </table:table-cell>
          <table:table-cell table:style-name="ce110" table:formula="of:=IF([.Q19]&lt;&gt;&quot;n/a&quot;; IF([.Q19]&lt;&gt;&quot;&quot;; TEXT([.Q19]; &quot;0.00&quot;);  &quot;&quot;); &quot;n/a&quot;)" office:value-type="string" office:string-value="89.20" calcext:value-type="string">
            <text:p>89.20</text:p>
          </table:table-cell>
          <table:table-cell table:style-name="ce169" table:number-columns-repeated="2"/>
          <table:table-cell table:style-name="ce212"/>
          <table:table-cell table:style-name="ce217" table:formula="of:=IF([.A19]&lt;&gt;&quot;&quot;; [.A19]; &quot;&quot;)" office:value-type="string" office:string-value="HeidelTime" calcext:value-type="string">
            <text:p>HeidelTime</text:p>
          </table:table-cell>
          <table:table-cell table:style-name="ce110" table:formula="of:=IF([.B19]&lt;&gt;&quot;n/a&quot;; IF([.B19]&lt;&gt;&quot;&quot;; TEXT([.B19]; &quot;0.00&quot;);  &quot;&quot;); &quot;n/a&quot;)" office:value-type="string" office:string-value="83.10" calcext:value-type="string">
            <text:p>83.10</text:p>
          </table:table-cell>
          <table:table-cell table:style-name="ce99" table:formula="of:=IF([.D19]&lt;&gt;&quot;n/a&quot;; IF([.D19]&lt;&gt;&quot;&quot;; TEXT([.D19]; &quot;0.00&quot;);  &quot;&quot;); &quot;n/a&quot;)" office:value-type="string" office:string-value="88.20" calcext:value-type="string">
            <text:p>88.20</text:p>
          </table:table-cell>
          <table:table-cell table:style-name="ce110" table:formula="of:=IF([.F19]&lt;&gt;&quot;n/a&quot;; IF([.F19]&lt;&gt;&quot;&quot;; TEXT([.F19]; &quot;0.00&quot;);  &quot;&quot;); &quot;n/a&quot;)" office:value-type="string" office:string-value="78.50" calcext:value-type="string">
            <text:p>78.50</text:p>
          </table:table-cell>
          <table:table-cell table:style-name="ce99" table:formula="of:=IF([.H19]&lt;&gt;&quot;n/a&quot;; IF([.H19]&lt;&gt;&quot;&quot;; TEXT([.H19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19]&lt;&gt;&quot;n/a&quot;; IF([.K19]&lt;&gt;&quot;&quot;; TEXT([.K19]; &quot;0.00&quot;);  &quot;&quot;); &quot;n/a&quot;)" office:value-type="string" office:string-value="90.30" calcext:value-type="string">
            <text:p>90.30</text:p>
          </table:table-cell>
          <table:table-cell table:style-name="ce110" table:formula="of:=IF([.M19]&lt;&gt;&quot;n/a&quot;; IF([.M19]&lt;&gt;&quot;&quot;; TEXT([.M19]; &quot;0.00&quot;);  &quot;&quot;); &quot;n/a&quot;)" office:value-type="string" office:string-value="95.80" calcext:value-type="string">
            <text:p>95.80</text:p>
          </table:table-cell>
          <table:table-cell table:style-name="ce99" table:formula="of:=IF([.O19]&lt;&gt;&quot;n/a&quot;; IF([.O19]&lt;&gt;&quot;&quot;; TEXT([.O19]; &quot;0.00&quot;);  &quot;&quot;); &quot;n/a&quot;)" office:value-type="string" office:string-value="85.40" calcext:value-type="string">
            <text:p>85.40</text:p>
          </table:table-cell>
          <table:table-cell table:style-name="ce110" table:formula="of:=IF([.Q19]&lt;&gt;&quot;n/a&quot;; IF([.Q19]&lt;&gt;&quot;&quot;; TEXT([.Q19]; &quot;0.00&quot;);  &quot;&quot;); &quot;n/a&quot;)" office:value-type="string" office:string-value="89.20" calcext:value-type="string">
            <text:p>89.20</text:p>
          </table:table-cell>
          <table:table-cell table:number-columns-repeated="16340"/>
        </table:table-row>
        <table:table-row table:style-name="ro1">
          <table:table-cell table:style-name="ce23" office:value-type="string" calcext:value-type="string">
            <text:p>UWTime</text:p>
          </table:table-cell>
          <table:table-cell table:style-name="ce55" office:value-type="float" office:value="83" calcext:value-type="float">
            <text:p>83.00</text:p>
          </table:table-cell>
          <table:table-cell table:style-name="ce75"/>
          <table:table-cell table:style-name="ce103" office:value-type="float" office:value="87.7" calcext:value-type="float">
            <text:p>87.70</text:p>
          </table:table-cell>
          <table:table-cell table:style-name="ce109"/>
          <table:table-cell table:style-name="ce55" office:value-type="float" office:value="78.8" calcext:value-type="float">
            <text:p>78.80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2.3" calcext:value-type="float">
            <text:p>92.30</text:p>
          </table:table-cell>
          <table:table-cell table:style-name="ce103"/>
          <table:table-cell table:style-name="ce55" office:value-type="float" office:value="97.6" calcext:value-type="float">
            <text:p>97.60</text:p>
          </table:table-cell>
          <table:table-cell table:style-name="ce75"/>
          <table:table-cell table:style-name="ce109" office:value-type="float" office:value="87.6" calcext:value-type="float">
            <text:p>87.60</text:p>
          </table:table-cell>
          <table:table-cell table:style-name="ce103"/>
          <table:table-cell table:style-name="ce55" office:value-type="float" office:value="89.84" calcext:value-type="float">
            <text:p>89.84</text:p>
          </table:table-cell>
          <table:table-cell table:style-name="ce75" office:value-type="string" calcext:value-type="string">
            <text:p>n/a</text:p>
          </table:table-cell>
          <table:table-cell table:style-name="ce154"/>
          <table:table-cell table:style-name="ce166"/>
          <table:table-cell table:style-name="ce169"/>
          <table:table-cell table:style-name="ce97" table:formula="of:=IF([.A20]&lt;&gt;&quot;&quot;; [.A20]; &quot;&quot;)" office:value-type="string" office:string-value="UWTime" calcext:value-type="string">
            <text:p>UWTime</text:p>
          </table:table-cell>
          <table:table-cell table:style-name="ce110" table:formula="of:=IF([.B20]&lt;&gt;&quot;n/a&quot;; IF([.B20]&lt;&gt;&quot;&quot;; TEXT([.B20]; &quot;0.00&quot;);  &quot;&quot;); &quot;n/a&quot;)" office:value-type="string" office:string-value="83.00" calcext:value-type="string">
            <text:p>83.00</text:p>
          </table:table-cell>
          <table:table-cell table:style-name="ce99" table:formula="of:=IF([.D20]&lt;&gt;&quot;n/a&quot;; IF([.D20]&lt;&gt;&quot;&quot;; TEXT([.D20]; &quot;0.00&quot;);  &quot;&quot;); &quot;n/a&quot;)" office:value-type="string" office:string-value="87.70" calcext:value-type="string">
            <text:p>87.70</text:p>
          </table:table-cell>
          <table:table-cell table:style-name="ce110" table:formula="of:=IF([.F20]&lt;&gt;&quot;n/a&quot;; IF([.F20]&lt;&gt;&quot;&quot;; TEXT([.F20]; &quot;0.00&quot;);  &quot;&quot;); &quot;n/a&quot;)" office:value-type="string" office:string-value="78.80" calcext:value-type="string">
            <text:p>78.80</text:p>
          </table:table-cell>
          <table:table-cell table:style-name="ce99" table:formula="of:=IF([.H20]&lt;&gt;&quot;n/a&quot;; IF([.H20]&lt;&gt;&quot;&quot;; TEXT([.H20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0]&lt;&gt;&quot;n/a&quot;; IF([.K20]&lt;&gt;&quot;&quot;; TEXT([.K20]; &quot;0.00&quot;);  &quot;&quot;); &quot;n/a&quot;)" office:value-type="string" office:string-value="92.30" calcext:value-type="string">
            <text:p>92.30</text:p>
          </table:table-cell>
          <table:table-cell table:style-name="ce110" table:formula="of:=IF([.M20]&lt;&gt;&quot;n/a&quot;; IF([.M20]&lt;&gt;&quot;&quot;; TEXT([.M20]; &quot;0.00&quot;);  &quot;&quot;); &quot;n/a&quot;)" office:value-type="string" office:string-value="97.60" calcext:value-type="string">
            <text:p>97.60</text:p>
          </table:table-cell>
          <table:table-cell table:style-name="ce99" table:formula="of:=IF([.O20]&lt;&gt;&quot;n/a&quot;; IF([.O20]&lt;&gt;&quot;&quot;; TEXT([.O20]; &quot;0.00&quot;);  &quot;&quot;); &quot;n/a&quot;)" office:value-type="string" office:string-value="87.60" calcext:value-type="string">
            <text:p>87.60</text:p>
          </table:table-cell>
          <table:table-cell table:style-name="ce110" table:formula="of:=IF([.Q20]&lt;&gt;&quot;n/a&quot;; IF([.Q20]&lt;&gt;&quot;&quot;; TEXT([.Q20]; &quot;0.00&quot;);  &quot;&quot;); &quot;n/a&quot;)" office:value-type="string" office:string-value="89.84" calcext:value-type="string">
            <text:p>89.84</text:p>
          </table:table-cell>
          <table:table-cell table:style-name="ce169" table:number-columns-repeated="2"/>
          <table:table-cell table:style-name="ce212"/>
          <table:table-cell table:style-name="ce217" table:formula="of:=IF([.A20]&lt;&gt;&quot;&quot;; [.A20]; &quot;&quot;)" office:value-type="string" office:string-value="UWTime" calcext:value-type="string">
            <text:p>UWTime</text:p>
          </table:table-cell>
          <table:table-cell table:style-name="ce110" table:formula="of:=IF([.B20]&lt;&gt;&quot;n/a&quot;; IF([.B20]&lt;&gt;&quot;&quot;; TEXT([.B20]; &quot;0.00&quot;);  &quot;&quot;); &quot;n/a&quot;)" office:value-type="string" office:string-value="83.00" calcext:value-type="string">
            <text:p>83.00</text:p>
          </table:table-cell>
          <table:table-cell table:style-name="ce99" table:formula="of:=IF([.D20]&lt;&gt;&quot;n/a&quot;; IF([.D20]&lt;&gt;&quot;&quot;; TEXT([.D20]; &quot;0.00&quot;);  &quot;&quot;); &quot;n/a&quot;)" office:value-type="string" office:string-value="87.70" calcext:value-type="string">
            <text:p>87.70</text:p>
          </table:table-cell>
          <table:table-cell table:style-name="ce110" table:formula="of:=IF([.F20]&lt;&gt;&quot;n/a&quot;; IF([.F20]&lt;&gt;&quot;&quot;; TEXT([.F20]; &quot;0.00&quot;);  &quot;&quot;); &quot;n/a&quot;)" office:value-type="string" office:string-value="78.80" calcext:value-type="string">
            <text:p>78.80</text:p>
          </table:table-cell>
          <table:table-cell table:style-name="ce99" table:formula="of:=IF([.H20]&lt;&gt;&quot;n/a&quot;; IF([.H20]&lt;&gt;&quot;&quot;; TEXT([.H20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0]&lt;&gt;&quot;n/a&quot;; IF([.K20]&lt;&gt;&quot;&quot;; TEXT([.K20]; &quot;0.00&quot;);  &quot;&quot;); &quot;n/a&quot;)" office:value-type="string" office:string-value="92.30" calcext:value-type="string">
            <text:p>92.30</text:p>
          </table:table-cell>
          <table:table-cell table:style-name="ce110" table:formula="of:=IF([.M20]&lt;&gt;&quot;n/a&quot;; IF([.M20]&lt;&gt;&quot;&quot;; TEXT([.M20]; &quot;0.00&quot;);  &quot;&quot;); &quot;n/a&quot;)" office:value-type="string" office:string-value="97.60" calcext:value-type="string">
            <text:p>97.60</text:p>
          </table:table-cell>
          <table:table-cell table:style-name="ce99" table:formula="of:=IF([.O20]&lt;&gt;&quot;n/a&quot;; IF([.O20]&lt;&gt;&quot;&quot;; TEXT([.O20]; &quot;0.00&quot;);  &quot;&quot;); &quot;n/a&quot;)" office:value-type="string" office:string-value="87.60" calcext:value-type="string">
            <text:p>87.60</text:p>
          </table:table-cell>
          <table:table-cell table:style-name="ce110" table:formula="of:=IF([.Q20]&lt;&gt;&quot;n/a&quot;; IF([.Q20]&lt;&gt;&quot;&quot;; TEXT([.Q20]; &quot;0.00&quot;);  &quot;&quot;); &quot;n/a&quot;)" office:value-type="string" office:string-value="89.84" calcext:value-type="string">
            <text:p>89.84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Syntime</text:p>
          </table:table-cell>
          <table:table-cell table:style-name="ce55" office:value-type="float" office:value="81.27" calcext:value-type="float">
            <text:p>81.27</text:p>
          </table:table-cell>
          <table:table-cell table:style-name="ce75"/>
          <table:table-cell table:style-name="ce103" office:value-type="float" office:value="79.18" calcext:value-type="float">
            <text:p>79.18</text:p>
          </table:table-cell>
          <table:table-cell table:style-name="ce109"/>
          <table:table-cell table:style-name="ce55" office:value-type="float" office:value="83.47" calcext:value-type="float">
            <text:p>83.47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2.88" calcext:value-type="float">
            <text:p>92.88</text:p>
          </table:table-cell>
          <table:table-cell table:style-name="ce103"/>
          <table:table-cell table:style-name="ce55" office:value-type="float" office:value="90.49" calcext:value-type="float">
            <text:p>90.49</text:p>
          </table:table-cell>
          <table:table-cell table:style-name="ce75"/>
          <table:table-cell table:style-name="ce109" office:value-type="float" office:value="95.39" calcext:value-type="float">
            <text:p>95.39</text:p>
          </table:table-cell>
          <table:table-cell table:style-name="ce103"/>
          <table:table-cell table:style-name="ce55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154"/>
          <table:table-cell table:style-name="ce166"/>
          <table:table-cell table:style-name="ce169"/>
          <table:table-cell table:style-name="ce97" table:formula="of:=IF([.A21]&lt;&gt;&quot;&quot;; [.A21]; &quot;&quot;)" office:value-type="string" office:string-value="Syntime" calcext:value-type="string">
            <text:p>Syntime</text:p>
          </table:table-cell>
          <table:table-cell table:style-name="ce110" table:formula="of:=IF([.B21]&lt;&gt;&quot;n/a&quot;; IF([.B21]&lt;&gt;&quot;&quot;; TEXT([.B21]; &quot;0.00&quot;);  &quot;&quot;); &quot;n/a&quot;)" office:value-type="string" office:string-value="81.27" calcext:value-type="string">
            <text:p>81.27</text:p>
          </table:table-cell>
          <table:table-cell table:style-name="ce99" table:formula="of:=IF([.D21]&lt;&gt;&quot;n/a&quot;; IF([.D21]&lt;&gt;&quot;&quot;; TEXT([.D21]; &quot;0.00&quot;);  &quot;&quot;); &quot;n/a&quot;)" office:value-type="string" office:string-value="79.18" calcext:value-type="string">
            <text:p>79.18</text:p>
          </table:table-cell>
          <table:table-cell table:style-name="ce110" table:formula="of:=IF([.F21]&lt;&gt;&quot;n/a&quot;; IF([.F21]&lt;&gt;&quot;&quot;; TEXT([.F21]; &quot;0.00&quot;);  &quot;&quot;); &quot;n/a&quot;)" office:value-type="string" office:string-value="83.47" calcext:value-type="string">
            <text:p>83.47</text:p>
          </table:table-cell>
          <table:table-cell table:style-name="ce99" table:formula="of:=IF([.H21]&lt;&gt;&quot;n/a&quot;; IF([.H21]&lt;&gt;&quot;&quot;; TEXT([.H21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1]&lt;&gt;&quot;n/a&quot;; IF([.K21]&lt;&gt;&quot;&quot;; TEXT([.K21]; &quot;0.00&quot;);  &quot;&quot;); &quot;n/a&quot;)" office:value-type="string" office:string-value="92.88" calcext:value-type="string">
            <text:p>92.88</text:p>
          </table:table-cell>
          <table:table-cell table:style-name="ce110" table:formula="of:=IF([.M21]&lt;&gt;&quot;n/a&quot;; IF([.M21]&lt;&gt;&quot;&quot;; TEXT([.M21]; &quot;0.00&quot;);  &quot;&quot;); &quot;n/a&quot;)" office:value-type="string" office:string-value="90.49" calcext:value-type="string">
            <text:p>90.49</text:p>
          </table:table-cell>
          <table:table-cell table:style-name="ce99" table:formula="of:=IF([.O21]&lt;&gt;&quot;n/a&quot;; IF([.O21]&lt;&gt;&quot;&quot;; TEXT([.O21]; &quot;0.00&quot;);  &quot;&quot;); &quot;n/a&quot;)" office:value-type="string" office:string-value="95.39" calcext:value-type="string">
            <text:p>95.39</text:p>
          </table:table-cell>
          <table:table-cell table:style-name="ce110" table:formula="of:=IF([.Q21]&lt;&gt;&quot;n/a&quot;; IF([.Q21]&lt;&gt;&quot;&quot;; TEXT([.Q21]; &quot;0.00&quot;);  &quot;&quot;); &quot;n/a&quot;)" office:value-type="string" office:string-value="n/a" calcext:value-type="string">
            <text:p>n/a</text:p>
          </table:table-cell>
          <table:table-cell table:style-name="ce169" table:number-columns-repeated="2"/>
          <table:table-cell table:style-name="ce212"/>
          <table:table-cell table:style-name="ce217" table:formula="of:=IF([.A21]&lt;&gt;&quot;&quot;; [.A21]; &quot;&quot;)" office:value-type="string" office:string-value="Syntime" calcext:value-type="string">
            <text:p>Syntime</text:p>
          </table:table-cell>
          <table:table-cell table:style-name="ce110" table:formula="of:=IF([.B21]&lt;&gt;&quot;n/a&quot;; IF([.B21]&lt;&gt;&quot;&quot;; TEXT([.B21]; &quot;0.00&quot;);  &quot;&quot;); &quot;n/a&quot;)" office:value-type="string" office:string-value="81.27" calcext:value-type="string">
            <text:p>81.27</text:p>
          </table:table-cell>
          <table:table-cell table:style-name="ce99" table:formula="of:=IF([.D21]&lt;&gt;&quot;n/a&quot;; IF([.D21]&lt;&gt;&quot;&quot;; TEXT([.D21]; &quot;0.00&quot;);  &quot;&quot;); &quot;n/a&quot;)" office:value-type="string" office:string-value="79.18" calcext:value-type="string">
            <text:p>79.18</text:p>
          </table:table-cell>
          <table:table-cell table:style-name="ce110" table:formula="of:=IF([.F21]&lt;&gt;&quot;n/a&quot;; IF([.F21]&lt;&gt;&quot;&quot;; TEXT([.F21]; &quot;0.00&quot;);  &quot;&quot;); &quot;n/a&quot;)" office:value-type="string" office:string-value="83.47" calcext:value-type="string">
            <text:p>83.47</text:p>
          </table:table-cell>
          <table:table-cell table:style-name="ce99" table:formula="of:=IF([.H21]&lt;&gt;&quot;n/a&quot;; IF([.H21]&lt;&gt;&quot;&quot;; TEXT([.H21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1]&lt;&gt;&quot;n/a&quot;; IF([.K21]&lt;&gt;&quot;&quot;; TEXT([.K21]; &quot;0.00&quot;);  &quot;&quot;); &quot;n/a&quot;)" office:value-type="string" office:string-value="92.88" calcext:value-type="string">
            <text:p>92.88</text:p>
          </table:table-cell>
          <table:table-cell table:style-name="ce110" table:formula="of:=IF([.M21]&lt;&gt;&quot;n/a&quot;; IF([.M21]&lt;&gt;&quot;&quot;; TEXT([.M21]; &quot;0.00&quot;);  &quot;&quot;); &quot;n/a&quot;)" office:value-type="string" office:string-value="90.49" calcext:value-type="string">
            <text:p>90.49</text:p>
          </table:table-cell>
          <table:table-cell table:style-name="ce99" table:formula="of:=IF([.O21]&lt;&gt;&quot;n/a&quot;; IF([.O21]&lt;&gt;&quot;&quot;; TEXT([.O21]; &quot;0.00&quot;);  &quot;&quot;); &quot;n/a&quot;)" office:value-type="string" office:string-value="95.39" calcext:value-type="string">
            <text:p>95.39</text:p>
          </table:table-cell>
          <table:table-cell table:style-name="ce110" table:formula="of:=IF([.Q21]&lt;&gt;&quot;n/a&quot;; IF([.Q21]&lt;&gt;&quot;&quot;; TEXT([.Q21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TOMN</text:p>
          </table:table-cell>
          <table:table-cell table:style-name="ce55" office:value-type="float" office:value="82.47" calcext:value-type="float">
            <text:p>82.47</text:p>
          </table:table-cell>
          <table:table-cell table:style-name="ce75"/>
          <table:table-cell table:style-name="ce103" office:value-type="float" office:value="84.57" calcext:value-type="float">
            <text:p>84.57</text:p>
          </table:table-cell>
          <table:table-cell table:style-name="ce109"/>
          <table:table-cell table:style-name="ce55" office:value-type="float" office:value="80.48" calcext:value-type="float">
            <text:p>80.48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4.25" calcext:value-type="float">
            <text:p>94.25</text:p>
          </table:table-cell>
          <table:table-cell table:style-name="ce103"/>
          <table:table-cell table:style-name="ce55" office:value-type="float" office:value="96.23" calcext:value-type="float">
            <text:p>96.23</text:p>
          </table:table-cell>
          <table:table-cell table:style-name="ce75"/>
          <table:table-cell table:style-name="ce109" office:value-type="float" office:value="92.35" calcext:value-type="float">
            <text:p>92.35</text:p>
          </table:table-cell>
          <table:table-cell table:style-name="ce103"/>
          <table:table-cell table:style-name="ce55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154"/>
          <table:table-cell table:style-name="ce166"/>
          <table:table-cell table:style-name="ce169"/>
          <table:table-cell table:style-name="ce97" table:formula="of:=IF([.A22]&lt;&gt;&quot;&quot;; [.A22]; &quot;&quot;)" office:value-type="string" office:string-value="TOMN" calcext:value-type="string">
            <text:p>TOMN</text:p>
          </table:table-cell>
          <table:table-cell table:style-name="ce110" table:formula="of:=IF([.B22]&lt;&gt;&quot;n/a&quot;; IF([.B22]&lt;&gt;&quot;&quot;; TEXT([.B22]; &quot;0.00&quot;);  &quot;&quot;); &quot;n/a&quot;)" office:value-type="string" office:string-value="82.47" calcext:value-type="string">
            <text:p>82.47</text:p>
          </table:table-cell>
          <table:table-cell table:style-name="ce99" table:formula="of:=IF([.D22]&lt;&gt;&quot;n/a&quot;; IF([.D22]&lt;&gt;&quot;&quot;; TEXT([.D22]; &quot;0.00&quot;);  &quot;&quot;); &quot;n/a&quot;)" office:value-type="string" office:string-value="84.57" calcext:value-type="string">
            <text:p>84.57</text:p>
          </table:table-cell>
          <table:table-cell table:style-name="ce110" table:formula="of:=IF([.F22]&lt;&gt;&quot;n/a&quot;; IF([.F22]&lt;&gt;&quot;&quot;; TEXT([.F22]; &quot;0.00&quot;);  &quot;&quot;); &quot;n/a&quot;)" office:value-type="string" office:string-value="80.48" calcext:value-type="string">
            <text:p>80.48</text:p>
          </table:table-cell>
          <table:table-cell table:style-name="ce99" table:formula="of:=IF([.H22]&lt;&gt;&quot;n/a&quot;; IF([.H22]&lt;&gt;&quot;&quot;; TEXT([.H22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2]&lt;&gt;&quot;n/a&quot;; IF([.K22]&lt;&gt;&quot;&quot;; TEXT([.K22]; &quot;0.00&quot;);  &quot;&quot;); &quot;n/a&quot;)" office:value-type="string" office:string-value="94.25" calcext:value-type="string">
            <text:p>94.25</text:p>
          </table:table-cell>
          <table:table-cell table:style-name="ce110" table:formula="of:=IF([.M22]&lt;&gt;&quot;n/a&quot;; IF([.M22]&lt;&gt;&quot;&quot;; TEXT([.M22]; &quot;0.00&quot;);  &quot;&quot;); &quot;n/a&quot;)" office:value-type="string" office:string-value="96.23" calcext:value-type="string">
            <text:p>96.23</text:p>
          </table:table-cell>
          <table:table-cell table:style-name="ce99" table:formula="of:=IF([.O22]&lt;&gt;&quot;n/a&quot;; IF([.O22]&lt;&gt;&quot;&quot;; TEXT([.O22]; &quot;0.00&quot;);  &quot;&quot;); &quot;n/a&quot;)" office:value-type="string" office:string-value="92.35" calcext:value-type="string">
            <text:p>92.35</text:p>
          </table:table-cell>
          <table:table-cell table:style-name="ce110" table:formula="of:=IF([.Q22]&lt;&gt;&quot;n/a&quot;; IF([.Q22]&lt;&gt;&quot;&quot;; TEXT([.Q22]; &quot;0.00&quot;);  &quot;&quot;); &quot;n/a&quot;)" office:value-type="string" office:string-value="n/a" calcext:value-type="string">
            <text:p>n/a</text:p>
          </table:table-cell>
          <table:table-cell table:style-name="ce169" table:number-columns-repeated="2"/>
          <table:table-cell table:style-name="ce212"/>
          <table:table-cell table:style-name="ce217" table:formula="of:=IF([.A22]&lt;&gt;&quot;&quot;; [.A22]; &quot;&quot;)" office:value-type="string" office:string-value="TOMN" calcext:value-type="string">
            <text:p>TOMN</text:p>
          </table:table-cell>
          <table:table-cell table:style-name="ce110" table:formula="of:=IF([.B22]&lt;&gt;&quot;n/a&quot;; IF([.B22]&lt;&gt;&quot;&quot;; TEXT([.B22]; &quot;0.00&quot;);  &quot;&quot;); &quot;n/a&quot;)" office:value-type="string" office:string-value="82.47" calcext:value-type="string">
            <text:p>82.47</text:p>
          </table:table-cell>
          <table:table-cell table:style-name="ce99" table:formula="of:=IF([.D22]&lt;&gt;&quot;n/a&quot;; IF([.D22]&lt;&gt;&quot;&quot;; TEXT([.D22]; &quot;0.00&quot;);  &quot;&quot;); &quot;n/a&quot;)" office:value-type="string" office:string-value="84.57" calcext:value-type="string">
            <text:p>84.57</text:p>
          </table:table-cell>
          <table:table-cell table:style-name="ce110" table:formula="of:=IF([.F22]&lt;&gt;&quot;n/a&quot;; IF([.F22]&lt;&gt;&quot;&quot;; TEXT([.F22]; &quot;0.00&quot;);  &quot;&quot;); &quot;n/a&quot;)" office:value-type="string" office:string-value="80.48" calcext:value-type="string">
            <text:p>80.48</text:p>
          </table:table-cell>
          <table:table-cell table:style-name="ce99" table:formula="of:=IF([.H22]&lt;&gt;&quot;n/a&quot;; IF([.H22]&lt;&gt;&quot;&quot;; TEXT([.H22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2]&lt;&gt;&quot;n/a&quot;; IF([.K22]&lt;&gt;&quot;&quot;; TEXT([.K22]; &quot;0.00&quot;);  &quot;&quot;); &quot;n/a&quot;)" office:value-type="string" office:string-value="94.25" calcext:value-type="string">
            <text:p>94.25</text:p>
          </table:table-cell>
          <table:table-cell table:style-name="ce110" table:formula="of:=IF([.M22]&lt;&gt;&quot;n/a&quot;; IF([.M22]&lt;&gt;&quot;&quot;; TEXT([.M22]; &quot;0.00&quot;);  &quot;&quot;); &quot;n/a&quot;)" office:value-type="string" office:string-value="96.23" calcext:value-type="string">
            <text:p>96.23</text:p>
          </table:table-cell>
          <table:table-cell table:style-name="ce99" table:formula="of:=IF([.O22]&lt;&gt;&quot;n/a&quot;; IF([.O22]&lt;&gt;&quot;&quot;; TEXT([.O22]; &quot;0.00&quot;);  &quot;&quot;); &quot;n/a&quot;)" office:value-type="string" office:string-value="92.35" calcext:value-type="string">
            <text:p>92.35</text:p>
          </table:table-cell>
          <table:table-cell table:style-name="ce110" table:formula="of:=IF([.Q22]&lt;&gt;&quot;n/a&quot;; IF([.Q22]&lt;&gt;&quot;&quot;; TEXT([.Q22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PTime</text:p>
          </table:table-cell>
          <table:table-cell table:style-name="ce55" office:value-type="float" office:value="87.21" calcext:value-type="float">
            <text:p>87.21</text:p>
          </table:table-cell>
          <table:table-cell table:style-name="ce75"/>
          <table:table-cell table:style-name="ce103" office:value-type="float" office:value="86.86" calcext:value-type="float">
            <text:p>86.86</text:p>
          </table:table-cell>
          <table:table-cell table:style-name="ce109"/>
          <table:table-cell table:style-name="ce55" office:value-type="float" office:value="87.57" calcext:value-type="float">
            <text:p>87.57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6.37" calcext:value-type="float">
            <text:p>96.37</text:p>
          </table:table-cell>
          <table:table-cell table:style-name="ce103"/>
          <table:table-cell table:style-name="ce55" office:value-type="float" office:value="95.98" calcext:value-type="float">
            <text:p>95.98</text:p>
          </table:table-cell>
          <table:table-cell table:style-name="ce75"/>
          <table:table-cell table:style-name="ce109" office:value-type="float" office:value="96.76" calcext:value-type="float">
            <text:p>96.76</text:p>
          </table:table-cell>
          <table:table-cell table:style-name="ce103"/>
          <table:table-cell table:style-name="ce55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154"/>
          <table:table-cell table:style-name="ce166"/>
          <table:table-cell table:style-name="ce169"/>
          <table:table-cell table:style-name="ce97" table:formula="of:=IF([.A23]&lt;&gt;&quot;&quot;; [.A23]; &quot;&quot;)" office:value-type="string" office:string-value="PTime" calcext:value-type="string">
            <text:p>PTime</text:p>
          </table:table-cell>
          <table:table-cell table:style-name="ce110" table:formula="of:=IF([.B23]&lt;&gt;&quot;n/a&quot;; IF([.B23]&lt;&gt;&quot;&quot;; TEXT([.B23]; &quot;0.00&quot;);  &quot;&quot;); &quot;n/a&quot;)" office:value-type="string" office:string-value="87.21" calcext:value-type="string">
            <text:p>87.21</text:p>
          </table:table-cell>
          <table:table-cell table:style-name="ce99" table:formula="of:=IF([.D23]&lt;&gt;&quot;n/a&quot;; IF([.D23]&lt;&gt;&quot;&quot;; TEXT([.D23]; &quot;0.00&quot;);  &quot;&quot;); &quot;n/a&quot;)" office:value-type="string" office:string-value="86.86" calcext:value-type="string">
            <text:p>86.86</text:p>
          </table:table-cell>
          <table:table-cell table:style-name="ce110" table:formula="of:=IF([.F23]&lt;&gt;&quot;n/a&quot;; IF([.F23]&lt;&gt;&quot;&quot;; TEXT([.F23]; &quot;0.00&quot;);  &quot;&quot;); &quot;n/a&quot;)" office:value-type="string" office:string-value="87.57" calcext:value-type="string">
            <text:p>87.57</text:p>
          </table:table-cell>
          <table:table-cell table:style-name="ce99" table:formula="of:=IF([.H23]&lt;&gt;&quot;n/a&quot;; IF([.H23]&lt;&gt;&quot;&quot;; TEXT([.H23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3]&lt;&gt;&quot;n/a&quot;; IF([.K23]&lt;&gt;&quot;&quot;; TEXT([.K23]; &quot;0.00&quot;);  &quot;&quot;); &quot;n/a&quot;)" office:value-type="string" office:string-value="96.37" calcext:value-type="string">
            <text:p>96.37</text:p>
          </table:table-cell>
          <table:table-cell table:style-name="ce110" table:formula="of:=IF([.M23]&lt;&gt;&quot;n/a&quot;; IF([.M23]&lt;&gt;&quot;&quot;; TEXT([.M23]; &quot;0.00&quot;);  &quot;&quot;); &quot;n/a&quot;)" office:value-type="string" office:string-value="95.98" calcext:value-type="string">
            <text:p>95.98</text:p>
          </table:table-cell>
          <table:table-cell table:style-name="ce99" table:formula="of:=IF([.O23]&lt;&gt;&quot;n/a&quot;; IF([.O23]&lt;&gt;&quot;&quot;; TEXT([.O23]; &quot;0.00&quot;);  &quot;&quot;); &quot;n/a&quot;)" office:value-type="string" office:string-value="96.76" calcext:value-type="string">
            <text:p>96.76</text:p>
          </table:table-cell>
          <table:table-cell table:style-name="ce110" table:formula="of:=IF([.Q23]&lt;&gt;&quot;n/a&quot;; IF([.Q23]&lt;&gt;&quot;&quot;; TEXT([.Q23]; &quot;0.00&quot;);  &quot;&quot;); &quot;n/a&quot;)" office:value-type="string" office:string-value="n/a" calcext:value-type="string">
            <text:p>n/a</text:p>
          </table:table-cell>
          <table:table-cell table:style-name="ce169" table:number-columns-repeated="2"/>
          <table:table-cell table:style-name="ce212"/>
          <table:table-cell table:style-name="ce217" table:formula="of:=IF([.A23]&lt;&gt;&quot;&quot;; [.A23]; &quot;&quot;)" office:value-type="string" office:string-value="PTime" calcext:value-type="string">
            <text:p>PTime</text:p>
          </table:table-cell>
          <table:table-cell table:style-name="ce110" table:formula="of:=IF([.B23]&lt;&gt;&quot;n/a&quot;; IF([.B23]&lt;&gt;&quot;&quot;; TEXT([.B23]; &quot;0.00&quot;);  &quot;&quot;); &quot;n/a&quot;)" office:value-type="string" office:string-value="87.21" calcext:value-type="string">
            <text:p>87.21</text:p>
          </table:table-cell>
          <table:table-cell table:style-name="ce99" table:formula="of:=IF([.D23]&lt;&gt;&quot;n/a&quot;; IF([.D23]&lt;&gt;&quot;&quot;; TEXT([.D23]; &quot;0.00&quot;);  &quot;&quot;); &quot;n/a&quot;)" office:value-type="string" office:string-value="86.86" calcext:value-type="string">
            <text:p>86.86</text:p>
          </table:table-cell>
          <table:table-cell table:style-name="ce110" table:formula="of:=IF([.F23]&lt;&gt;&quot;n/a&quot;; IF([.F23]&lt;&gt;&quot;&quot;; TEXT([.F23]; &quot;0.00&quot;);  &quot;&quot;); &quot;n/a&quot;)" office:value-type="string" office:string-value="87.57" calcext:value-type="string">
            <text:p>87.57</text:p>
          </table:table-cell>
          <table:table-cell table:style-name="ce99" table:formula="of:=IF([.H23]&lt;&gt;&quot;n/a&quot;; IF([.H23]&lt;&gt;&quot;&quot;; TEXT([.H23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3]&lt;&gt;&quot;n/a&quot;; IF([.K23]&lt;&gt;&quot;&quot;; TEXT([.K23]; &quot;0.00&quot;);  &quot;&quot;); &quot;n/a&quot;)" office:value-type="string" office:string-value="96.37" calcext:value-type="string">
            <text:p>96.37</text:p>
          </table:table-cell>
          <table:table-cell table:style-name="ce110" table:formula="of:=IF([.M23]&lt;&gt;&quot;n/a&quot;; IF([.M23]&lt;&gt;&quot;&quot;; TEXT([.M23]; &quot;0.00&quot;);  &quot;&quot;); &quot;n/a&quot;)" office:value-type="string" office:string-value="95.98" calcext:value-type="string">
            <text:p>95.98</text:p>
          </table:table-cell>
          <table:table-cell table:style-name="ce99" table:formula="of:=IF([.O23]&lt;&gt;&quot;n/a&quot;; IF([.O23]&lt;&gt;&quot;&quot;; TEXT([.O23]; &quot;0.00&quot;);  &quot;&quot;); &quot;n/a&quot;)" office:value-type="string" office:string-value="96.76" calcext:value-type="string">
            <text:p>96.76</text:p>
          </table:table-cell>
          <table:table-cell table:style-name="ce110" table:formula="of:=IF([.Q23]&lt;&gt;&quot;n/a&quot;; IF([.Q23]&lt;&gt;&quot;&quot;; TEXT([.Q23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16" office:value-type="string" calcext:value-type="string">
            <text:p>BERT-time</text:p>
          </table:table-cell>
          <table:table-cell table:style-name="ce55" office:value-type="float" office:value="96.03" calcext:value-type="float">
            <text:p>96.03</text:p>
          </table:table-cell>
          <table:table-cell table:style-name="ce75"/>
          <table:table-cell table:style-name="ce103" office:value-type="float" office:value="95.46" calcext:value-type="float">
            <text:p>95.46</text:p>
          </table:table-cell>
          <table:table-cell table:style-name="ce109"/>
          <table:table-cell table:style-name="ce55" office:value-type="float" office:value="96.6" calcext:value-type="float">
            <text:p>96.60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8.82" calcext:value-type="float">
            <text:p>98.82</text:p>
          </table:table-cell>
          <table:table-cell table:style-name="ce103"/>
          <table:table-cell table:style-name="ce55" office:value-type="float" office:value="98.24" calcext:value-type="float">
            <text:p>98.24</text:p>
          </table:table-cell>
          <table:table-cell table:style-name="ce75"/>
          <table:table-cell table:style-name="ce109" office:value-type="float" office:value="99.41" calcext:value-type="float">
            <text:p>99.41</text:p>
          </table:table-cell>
          <table:table-cell table:style-name="ce103"/>
          <table:table-cell table:style-name="ce55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154"/>
          <table:table-cell table:style-name="ce164" table:number-columns-repeated="2"/>
          <table:table-cell table:style-name="ce184" table:formula="of:=IF([.A24]&lt;&gt;&quot;&quot;; [.A24]; &quot;&quot;)" office:value-type="string" office:string-value="BERT-time" calcext:value-type="string">
            <text:p>BERT-time</text:p>
          </table:table-cell>
          <table:table-cell table:style-name="ce159" table:formula="of:=IF([.B24]&lt;&gt;&quot;n/a&quot;; IF([.B24]&lt;&gt;&quot;&quot;; TEXT([.B24]; &quot;0.00&quot;);  &quot;&quot;); &quot;n/a&quot;)" office:value-type="string" office:string-value="96.03" calcext:value-type="string">
            <text:p>96.03</text:p>
          </table:table-cell>
          <table:table-cell table:style-name="ce172" table:formula="of:=IF([.D24]&lt;&gt;&quot;n/a&quot;; IF([.D24]&lt;&gt;&quot;&quot;; TEXT([.D24]; &quot;0.00&quot;);  &quot;&quot;); &quot;n/a&quot;)" office:value-type="string" office:string-value="95.46" calcext:value-type="string">
            <text:p>95.46</text:p>
          </table:table-cell>
          <table:table-cell table:style-name="ce159" table:formula="of:=IF([.F24]&lt;&gt;&quot;n/a&quot;; IF([.F24]&lt;&gt;&quot;&quot;; TEXT([.F24]; &quot;0.00&quot;);  &quot;&quot;); &quot;n/a&quot;)" office:value-type="string" office:string-value="96.60" calcext:value-type="string">
            <text:p>96.60</text:p>
          </table:table-cell>
          <table:table-cell table:style-name="ce110" table:formula="of:=IF([.H24]&lt;&gt;&quot;n/a&quot;; IF([.H24]&lt;&gt;&quot;&quot;; TEXT([.H24]; &quot;0.00&quot;);  &quot;&quot;); &quot;n/a&quot;)" office:value-type="string" office:string-value="n/a" calcext:value-type="string">
            <text:p>n/a</text:p>
          </table:table-cell>
          <table:table-cell table:style-name="ce206"/>
          <table:table-cell table:style-name="ce172" table:formula="of:=IF([.K24]&lt;&gt;&quot;n/a&quot;; IF([.K24]&lt;&gt;&quot;&quot;; TEXT([.K24]; &quot;0.00&quot;);  &quot;&quot;); &quot;n/a&quot;)" office:value-type="string" office:string-value="98.82" calcext:value-type="string">
            <text:p>98.82</text:p>
          </table:table-cell>
          <table:table-cell table:style-name="ce159" table:formula="of:=IF([.M24]&lt;&gt;&quot;n/a&quot;; IF([.M24]&lt;&gt;&quot;&quot;; TEXT([.M24]; &quot;0.00&quot;);  &quot;&quot;); &quot;n/a&quot;)" office:value-type="string" office:string-value="98.24" calcext:value-type="string">
            <text:p>98.24</text:p>
          </table:table-cell>
          <table:table-cell table:style-name="ce172" table:formula="of:=IF([.O24]&lt;&gt;&quot;n/a&quot;; IF([.O24]&lt;&gt;&quot;&quot;; TEXT([.O24]; &quot;0.00&quot;);  &quot;&quot;); &quot;n/a&quot;)" office:value-type="string" office:string-value="99.41" calcext:value-type="string">
            <text:p>99.41</text:p>
          </table:table-cell>
          <table:table-cell table:style-name="ce99" table:formula="of:=IF([.Q24]&lt;&gt;&quot;n/a&quot;; IF([.Q24]&lt;&gt;&quot;&quot;; TEXT([.Q24]; &quot;0.00&quot;);  &quot;&quot;); &quot;n/a&quot;)" office:value-type="string" office:string-value="n/a" calcext:value-type="string">
            <text:p>n/a</text:p>
          </table:table-cell>
          <table:table-cell table:style-name="ce211" table:number-columns-repeated="2"/>
          <table:table-cell table:style-name="ce214"/>
          <table:table-cell table:style-name="ce217" table:formula="of:=IF([.A24]&lt;&gt;&quot;&quot;; [.A24]; &quot;&quot;)" office:value-type="string" office:string-value="BERT-time" calcext:value-type="string">
            <text:p>BERT-time</text:p>
          </table:table-cell>
          <table:table-cell table:style-name="ce110" table:formula="of:=IF([.B24]&lt;&gt;&quot;n/a&quot;; IF([.B24]&lt;&gt;&quot;&quot;; TEXT([.B24]; &quot;0.00&quot;);  &quot;&quot;); &quot;n/a&quot;)" office:value-type="string" office:string-value="96.03" calcext:value-type="string">
            <text:p>96.03</text:p>
          </table:table-cell>
          <table:table-cell table:style-name="ce99" table:formula="of:=IF([.D24]&lt;&gt;&quot;n/a&quot;; IF([.D24]&lt;&gt;&quot;&quot;; TEXT([.D24]; &quot;0.00&quot;);  &quot;&quot;); &quot;n/a&quot;)" office:value-type="string" office:string-value="95.46" calcext:value-type="string">
            <text:p>95.46</text:p>
          </table:table-cell>
          <table:table-cell table:style-name="ce110" table:formula="of:=IF([.F24]&lt;&gt;&quot;n/a&quot;; IF([.F24]&lt;&gt;&quot;&quot;; TEXT([.F24]; &quot;0.00&quot;);  &quot;&quot;); &quot;n/a&quot;)" office:value-type="string" office:string-value="96.60" calcext:value-type="string">
            <text:p>96.60</text:p>
          </table:table-cell>
          <table:table-cell table:style-name="ce99" table:formula="of:=IF([.H24]&lt;&gt;&quot;n/a&quot;; IF([.H24]&lt;&gt;&quot;&quot;; TEXT([.H24]; &quot;0.00&quot;);  &quot;&quot;); &quot;n/a&quot;)" office:value-type="string" office:string-value="n/a" calcext:value-type="string">
            <text:p>n/a</text:p>
          </table:table-cell>
          <table:table-cell table:style-name="ce182"/>
          <table:table-cell table:style-name="ce99" table:formula="of:=IF([.K24]&lt;&gt;&quot;n/a&quot;; IF([.K24]&lt;&gt;&quot;&quot;; TEXT([.K24]; &quot;0.00&quot;);  &quot;&quot;); &quot;n/a&quot;)" office:value-type="string" office:string-value="98.82" calcext:value-type="string">
            <text:p>98.82</text:p>
          </table:table-cell>
          <table:table-cell table:style-name="ce110" table:formula="of:=IF([.M24]&lt;&gt;&quot;n/a&quot;; IF([.M24]&lt;&gt;&quot;&quot;; TEXT([.M24]; &quot;0.00&quot;);  &quot;&quot;); &quot;n/a&quot;)" office:value-type="string" office:string-value="98.24" calcext:value-type="string">
            <text:p>98.24</text:p>
          </table:table-cell>
          <table:table-cell table:style-name="ce99" table:formula="of:=IF([.O24]&lt;&gt;&quot;n/a&quot;; IF([.O24]&lt;&gt;&quot;&quot;; TEXT([.O24]; &quot;0.00&quot;);  &quot;&quot;); &quot;n/a&quot;)" office:value-type="string" office:string-value="99.41" calcext:value-type="string">
            <text:p>99.41</text:p>
          </table:table-cell>
          <table:table-cell table:style-name="ce110" table:formula="of:=IF([.Q24]&lt;&gt;&quot;n/a&quot;; IF([.Q24]&lt;&gt;&quot;&quot;; TEXT([.Q24]; &quot;0.00&quot;);  &quot;&quot;); &quot;n/a&quot;)" office:value-type="string" office:string-value="n/a" calcext:value-type="string">
            <text:p>n/a</text:p>
          </table:table-cell>
          <table:table-cell table:number-columns-repeated="16340"/>
        </table:table-row>
        <table:table-row table:style-name="ro1">
          <table:table-cell table:style-name="ce19"/>
          <table:table-cell table:style-name="ce56" table:number-columns-repeated="18"/>
          <table:table-cell table:style-name="ce36"/>
          <table:table-cell table:style-name="ce115"/>
          <table:table-cell table:style-name="ce96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115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127"/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15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15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27"/>
          <table:table-cell table:style-name="ce56"/>
          <table:table-cell table:style-name="ce78"/>
          <table:table-cell table:style-name="ce56"/>
          <table:table-cell table:style-name="ce78"/>
          <table:table-cell table:style-name="ce56"/>
          <table:table-cell table:style-name="ce78"/>
          <table:table-cell table:style-name="ce56" table:number-columns-repeated="3"/>
          <table:table-cell table:style-name="ce78"/>
          <table:table-cell table:style-name="ce56"/>
          <table:table-cell table:style-name="ce78"/>
          <table:table-cell table:style-name="ce56"/>
          <table:table-cell table:style-name="ce78"/>
          <table:table-cell table:style-name="ce56" table:number-columns-repeated="3"/>
          <table:table-cell table:style-name="ce78"/>
          <table:table-cell table:style-name="ce25"/>
          <table:table-cell table:style-name="ce64"/>
          <table:table-cell table:style-name="ce98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123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123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>
            <text:p/>
          </table:table-cell>
          <table:table-cell table:style-name="ce127"/>
          <table:table-cell table:style-name="ce123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123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23" table:formula="of:=IF(AND([.O26]&lt;&gt;&quot;&quot;; [.P26]&lt;&gt;&quot;&quot;); &quot; $&quot; &amp; TEXT([.O26]; &quot;0.00&quot;) &amp; &quot;_{\pm &quot; &amp; TEXT([.P26]; &quot;0.00&quot;) &amp; &quot;}$ &quot;; &quot;&quot;)">
            <text:p/>
          </table:table-cell>
          <table:table-cell table:style-name="ce123" table:formula="of:=IF(AND([.Q26]&lt;&gt;&quot;&quot;; [.R26]&lt;&gt;&quot;&quot;); &quot; $&quot; &amp; TEXT([.Q26]; &quot;0.00&quot;) &amp; &quot;_{\pm &quot; &amp; TEXT([.R26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27]&lt;&gt;&quot;&quot;; [.A27]; &quot;&quot;)">
            <text:p/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23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23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27"/>
          <table:table-cell table:style-name="ce123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23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23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23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28]&lt;&gt;&quot;&quot;; [.A28]; &quot;&quot;)">
            <text:p/>
          </table:table-cell>
          <table:table-cell table:style-name="ce12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23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23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27"/>
          <table:table-cell table:style-name="ce123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23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23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23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29]&lt;&gt;&quot;&quot;; [.A29]; &quot;&quot;)">
            <text:p/>
          </table:table-cell>
          <table:table-cell table:style-name="ce121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23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23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2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127"/>
          <table:table-cell table:style-name="ce123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23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23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23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30]&lt;&gt;&quot;&quot;; [.A30]; &quot;&quot;)">
            <text:p/>
          </table:table-cell>
          <table:table-cell table:style-name="ce64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23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23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81"/>
          <table:table-cell table:style-name="ce123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23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23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23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7" table:number-columns-repeated="7"/>
          <table:table-cell table:style-name="ce36" table:number-columns-repeated="12"/>
          <table:table-cell table:style-name="ce115"/>
          <table:table-cell table:style-name="ce96" table:formula="of:=IF([.A31]&lt;&gt;&quot;&quot;; [.A31]; &quot;&quot;)">
            <text:p/>
          </table:table-cell>
          <table:table-cell table:style-name="ce115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5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15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15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27"/>
          <table:table-cell table:style-name="ce115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15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15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15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23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23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27"/>
          <table:table-cell table:style-name="ce123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23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23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23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23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23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27"/>
          <table:table-cell table:style-name="ce123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23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23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23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23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23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27"/>
          <table:table-cell table:style-name="ce123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23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23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23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35]&lt;&gt;&quot;&quot;; [.A35]; &quot;&quot;)">
            <text:p/>
          </table:table-cell>
          <table:table-cell table:style-name="ce12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23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23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27"/>
          <table:table-cell table:style-name="ce123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23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23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23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36]&lt;&gt;&quot;&quot;; [.A36]; &quot;&quot;)">
            <text:p/>
          </table:table-cell>
          <table:table-cell table:style-name="ce64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23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23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81"/>
          <table:table-cell table:style-name="ce123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23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23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23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7" table:number-columns-repeated="7"/>
          <table:table-cell table:style-name="ce36" table:number-columns-repeated="12"/>
          <table:table-cell table:style-name="ce115"/>
          <table:table-cell table:style-name="ce96" table:formula="of:=IF([.A37]&lt;&gt;&quot;&quot;; [.A37]; &quot;&quot;)">
            <text:p/>
          </table:table-cell>
          <table:table-cell table:style-name="ce115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5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27"/>
          <table:table-cell table:style-name="ce11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23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23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27"/>
          <table:table-cell table:style-name="ce123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23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23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23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23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23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27"/>
          <table:table-cell table:style-name="ce123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23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23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23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23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23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27"/>
          <table:table-cell table:style-name="ce123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23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23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23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41]&lt;&gt;&quot;&quot;; [.A41]; &quot;&quot;)">
            <text:p/>
          </table:table-cell>
          <table:table-cell table:style-name="ce12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23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23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27"/>
          <table:table-cell table:style-name="ce123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23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23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23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42]&lt;&gt;&quot;&quot;; [.A42]; &quot;&quot;)">
            <text:p/>
          </table:table-cell>
          <table:table-cell table:style-name="ce64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23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23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81"/>
          <table:table-cell table:style-name="ce123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23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23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23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36" table:number-columns-repeated="19"/>
          <table:table-cell table:style-name="ce115"/>
          <table:table-cell table:style-name="ce96" table:formula="of:=IF([.A43]&lt;&gt;&quot;&quot;; [.A43]; &quot;&quot;)">
            <text:p/>
          </table:table-cell>
          <table:table-cell table:style-name="ce115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5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27"/>
          <table:table-cell table:style-name="ce11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23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23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27"/>
          <table:table-cell table:style-name="ce123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23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23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23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23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23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27"/>
          <table:table-cell table:style-name="ce123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23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23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23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23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23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27"/>
          <table:table-cell table:style-name="ce123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23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23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23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47]&lt;&gt;&quot;&quot;; [.A47]; &quot;&quot;)">
            <text:p/>
          </table:table-cell>
          <table:table-cell table:style-name="ce12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23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23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27"/>
          <table:table-cell table:style-name="ce123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23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23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23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48]&lt;&gt;&quot;&quot;; [.A48]; &quot;&quot;)">
            <text:p/>
          </table:table-cell>
          <table:table-cell table:style-name="ce64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23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23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81"/>
          <table:table-cell table:style-name="ce123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23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23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23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6" table:formula="of:=IF([.A49]&lt;&gt;&quot;&quot;; [.A49]; &quot;&quot;)">
            <text:p/>
          </table:table-cell>
          <table:table-cell table:style-name="ce115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5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27"/>
          <table:table-cell table:style-name="ce11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23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23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27"/>
          <table:table-cell table:style-name="ce123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23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23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23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23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23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27"/>
          <table:table-cell table:style-name="ce123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23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23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23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23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23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27"/>
          <table:table-cell table:style-name="ce123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23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23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23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3]&lt;&gt;&quot;&quot;; [.A53]; &quot;&quot;)">
            <text:p/>
          </table:table-cell>
          <table:table-cell table:style-name="ce12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23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23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27"/>
          <table:table-cell table:style-name="ce123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23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23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23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54]&lt;&gt;&quot;&quot;; [.A54]; &quot;&quot;)">
            <text:p/>
          </table:table-cell>
          <table:table-cell table:style-name="ce64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23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23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81"/>
          <table:table-cell table:style-name="ce123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23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23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23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6" table:formula="of:=IF([.A55]&lt;&gt;&quot;&quot;; [.A55]; &quot;&quot;)">
            <text:p/>
          </table:table-cell>
          <table:table-cell table:style-name="ce11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27"/>
          <table:table-cell table:style-name="ce11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23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23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27"/>
          <table:table-cell table:style-name="ce123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23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23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23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23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23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27"/>
          <table:table-cell table:style-name="ce123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23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23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23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23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23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27"/>
          <table:table-cell table:style-name="ce123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23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23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23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9]&lt;&gt;&quot;&quot;; [.A59]; &quot;&quot;)">
            <text:p/>
          </table:table-cell>
          <table:table-cell table:style-name="ce12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23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23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27"/>
          <table:table-cell table:style-name="ce123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23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23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23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60]&lt;&gt;&quot;&quot;; [.A60]; &quot;&quot;)">
            <text:p/>
          </table:table-cell>
          <table:table-cell table:style-name="ce64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23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23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81"/>
          <table:table-cell table:style-name="ce123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23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23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23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6" table:formula="of:=IF([.A61]&lt;&gt;&quot;&quot;; [.A61]; &quot;&quot;)">
            <text:p/>
          </table:table-cell>
          <table:table-cell table:style-name="ce115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5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27"/>
          <table:table-cell table:style-name="ce11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23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23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27"/>
          <table:table-cell table:style-name="ce123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23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23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23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23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23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27"/>
          <table:table-cell table:style-name="ce123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23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23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23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23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23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27"/>
          <table:table-cell table:style-name="ce123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23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23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23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23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23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27"/>
          <table:table-cell table:style-name="ce123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23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23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23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66]&lt;&gt;&quot;&quot;; [.A66]; &quot;&quot;)">
            <text:p/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23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23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27"/>
          <table:table-cell table:style-name="ce123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23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23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23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2" table:number-rows-repeated="1048506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0:50:12.51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02T10:58:42.197000000</dc:date>
    <meta:editing-cycles>85</meta:editing-cycles>
    <meta:editing-duration>PT6H56M55S</meta:editing-duration>
    <meta:document-statistic meta:table-count="1" meta:cell-count="1020" meta:object-count="0"/>
  </office:meta>
</office:document-meta>
</file>